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3faf4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2.697cm" svg:y="1.853cm">
            <draw:object draw:notify-on-update-of-ranges="Foglio1.C1:Foglio1.C251 Foglio1.D1:Foglio1.D251 Foglio1.E1:Foglio1.E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default-cell-style-name="ce7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QRT([.A1]+1)-SQRT([.A1])" office:value-type="float" office:value="0.414213562373095" calcext:value-type="float">
            <text:p>0,41</text:p>
          </table:table-cell>
          <table:table-cell table:formula="of:=[.B1]*[.$F$1]" office:value-type="float" office:value="20710.6781186548" calcext:value-type="float">
            <text:p>20711</text:p>
          </table:table-cell>
          <table:table-cell table:formula="of:=[.B1]*[.$F$2]" office:value-type="float" office:value="16568.5424949238" calcext:value-type="float">
            <text:p>16569</text:p>
          </table:table-cell>
          <table:table-cell table:formula="of:=[.B1]*[.$F$3]" office:value-type="float" office:value="8284.2712474619" calcext:value-type="float">
            <text:p>8284</text:p>
          </table:table-cell>
          <table:table-cell table:style-name="ce8" office:value-type="float" office:value="50000" calcext:value-type="float">
            <text:p>5000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SQRT([.A2]+1)-SQRT([.A2])" office:value-type="float" office:value="0.317837245195782" calcext:value-type="float">
            <text:p>0,32</text:p>
          </table:table-cell>
          <table:table-cell table:formula="of:=[.B2]*[.$F$1]" office:value-type="float" office:value="15891.8622597891" calcext:value-type="float">
            <text:p>15892</text:p>
          </table:table-cell>
          <table:table-cell table:formula="of:=[.B2]*[.$F$2]" office:value-type="float" office:value="12713.4898078313" calcext:value-type="float">
            <text:p>12713</text:p>
          </table:table-cell>
          <table:table-cell table:formula="of:=[.B2]*[.$F$3]" office:value-type="float" office:value="6356.74490391564" calcext:value-type="float">
            <text:p>6357</text:p>
          </table:table-cell>
          <table:table-cell table:style-name="ce8" office:value-type="float" office:value="40000" calcext:value-type="float">
            <text:p>4000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SQRT([.A3]+1)-SQRT([.A3])" office:value-type="float" office:value="0.267949192431123" calcext:value-type="float">
            <text:p>0,27</text:p>
          </table:table-cell>
          <table:table-cell table:formula="of:=[.B3]*[.$F$1]" office:value-type="float" office:value="13397.4596215561" calcext:value-type="float">
            <text:p>13397</text:p>
          </table:table-cell>
          <table:table-cell table:formula="of:=[.B3]*[.$F$2]" office:value-type="float" office:value="10717.9676972449" calcext:value-type="float">
            <text:p>10718</text:p>
          </table:table-cell>
          <table:table-cell table:formula="of:=[.B3]*[.$F$3]" office:value-type="float" office:value="5358.98384862246" calcext:value-type="float">
            <text:p>5359</text:p>
          </table:table-cell>
          <table:table-cell table:style-name="ce8" office:value-type="float" office:value="20000" calcext:value-type="float">
            <text:p>2000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SQRT([.A4]+1)-SQRT([.A4])" office:value-type="float" office:value="0.23606797749979" calcext:value-type="float">
            <text:p>0,24</text:p>
          </table:table-cell>
          <table:table-cell table:formula="of:=[.B4]*[.$F$1]" office:value-type="float" office:value="11803.3988749895" calcext:value-type="float">
            <text:p>11803</text:p>
          </table:table-cell>
          <table:table-cell table:formula="of:=[.B4]*[.$F$2]" office:value-type="float" office:value="9442.71909999159" calcext:value-type="float">
            <text:p>9443</text:p>
          </table:table-cell>
          <table:table-cell table:formula="of:=[.B4]*[.$F$3]" office:value-type="float" office:value="4721.3595499958" calcext:value-type="float">
            <text:p>4721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SQRT([.A5]+1)-SQRT([.A5])" office:value-type="float" office:value="0.213421765283388" calcext:value-type="float">
            <text:p>0,21</text:p>
          </table:table-cell>
          <table:table-cell table:formula="of:=[.B5]*[.$F$1]" office:value-type="float" office:value="10671.0882641694" calcext:value-type="float">
            <text:p>10671</text:p>
          </table:table-cell>
          <table:table-cell table:formula="of:=[.B5]*[.$F$2]" office:value-type="float" office:value="8536.87061133552" calcext:value-type="float">
            <text:p>8537</text:p>
          </table:table-cell>
          <table:table-cell table:formula="of:=[.B5]*[.$F$3]" office:value-type="float" office:value="4268.43530566776" calcext:value-type="float">
            <text:p>4268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SQRT([.A6]+1)-SQRT([.A6])" office:value-type="float" office:value="0.196261568281413" calcext:value-type="float">
            <text:p>0,20</text:p>
          </table:table-cell>
          <table:table-cell table:formula="of:=[.B6]*[.$F$1]" office:value-type="float" office:value="9813.07841407064" calcext:value-type="float">
            <text:p>9813</text:p>
          </table:table-cell>
          <table:table-cell table:formula="of:=[.B6]*[.$F$2]" office:value-type="float" office:value="7850.46273125651" calcext:value-type="float">
            <text:p>7850</text:p>
          </table:table-cell>
          <table:table-cell table:formula="of:=[.B6]*[.$F$3]" office:value-type="float" office:value="3925.23136562826" calcext:value-type="float">
            <text:p>3925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SQRT([.A7]+1)-SQRT([.A7])" office:value-type="float" office:value="0.1826758136816" calcext:value-type="float">
            <text:p>0,18</text:p>
          </table:table-cell>
          <table:table-cell table:formula="of:=[.B7]*[.$F$1]" office:value-type="float" office:value="9133.79068407998" calcext:value-type="float">
            <text:p>9134</text:p>
          </table:table-cell>
          <table:table-cell table:formula="of:=[.B7]*[.$F$2]" office:value-type="float" office:value="7307.03254726398" calcext:value-type="float">
            <text:p>7307</text:p>
          </table:table-cell>
          <table:table-cell table:formula="of:=[.B7]*[.$F$3]" office:value-type="float" office:value="3653.51627363199" calcext:value-type="float">
            <text:p>3654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SQRT([.A8]+1)-SQRT([.A8])" office:value-type="float" office:value="0.17157287525381" calcext:value-type="float">
            <text:p>0,17</text:p>
          </table:table-cell>
          <table:table-cell table:formula="of:=[.B8]*[.$F$1]" office:value-type="float" office:value="8578.64376269049" calcext:value-type="float">
            <text:p>8579</text:p>
          </table:table-cell>
          <table:table-cell table:formula="of:=[.B8]*[.$F$2]" office:value-type="float" office:value="6862.91501015239" calcext:value-type="float">
            <text:p>6863</text:p>
          </table:table-cell>
          <table:table-cell table:formula="of:=[.B8]*[.$F$3]" office:value-type="float" office:value="3431.45750507619" calcext:value-type="float">
            <text:p>3431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SQRT([.A9]+1)-SQRT([.A9])" office:value-type="float" office:value="0.16227766016838" calcext:value-type="float">
            <text:p>0,16</text:p>
          </table:table-cell>
          <table:table-cell table:formula="of:=[.B9]*[.$F$1]" office:value-type="float" office:value="8113.88300841898" calcext:value-type="float">
            <text:p>8114</text:p>
          </table:table-cell>
          <table:table-cell table:formula="of:=[.B9]*[.$F$2]" office:value-type="float" office:value="6491.10640673518" calcext:value-type="float">
            <text:p>6491</text:p>
          </table:table-cell>
          <table:table-cell table:formula="of:=[.B9]*[.$F$3]" office:value-type="float" office:value="3245.55320336759" calcext:value-type="float">
            <text:p>3246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SQRT([.A10]+1)-SQRT([.A10])" office:value-type="float" office:value="0.15434713018702" calcext:value-type="float">
            <text:p>0,15</text:p>
          </table:table-cell>
          <table:table-cell table:formula="of:=[.B10]*[.$F$1]" office:value-type="float" office:value="7717.35650935101" calcext:value-type="float">
            <text:p>7717</text:p>
          </table:table-cell>
          <table:table-cell table:formula="of:=[.B10]*[.$F$2]" office:value-type="float" office:value="6173.88520748081" calcext:value-type="float">
            <text:p>6174</text:p>
          </table:table-cell>
          <table:table-cell table:formula="of:=[.B10]*[.$F$3]" office:value-type="float" office:value="3086.94260374041" calcext:value-type="float">
            <text:p>3087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SQRT([.A11]+1)-SQRT([.A11])" office:value-type="float" office:value="0.147476824782355" calcext:value-type="float">
            <text:p>0,15</text:p>
          </table:table-cell>
          <table:table-cell table:formula="of:=[.B11]*[.$F$1]" office:value-type="float" office:value="7373.84123911773" calcext:value-type="float">
            <text:p>7374</text:p>
          </table:table-cell>
          <table:table-cell table:formula="of:=[.B11]*[.$F$2]" office:value-type="float" office:value="5899.07299129418" calcext:value-type="float">
            <text:p>5899</text:p>
          </table:table-cell>
          <table:table-cell table:formula="of:=[.B11]*[.$F$3]" office:value-type="float" office:value="2949.53649564709" calcext:value-type="float">
            <text:p>2950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SQRT([.A12]+1)-SQRT([.A12])" office:value-type="float" office:value="0.141449660326235" calcext:value-type="float">
            <text:p>0,14</text:p>
          </table:table-cell>
          <table:table-cell table:formula="of:=[.B12]*[.$F$1]" office:value-type="float" office:value="7072.48301631174" calcext:value-type="float">
            <text:p>7072</text:p>
          </table:table-cell>
          <table:table-cell table:formula="of:=[.B12]*[.$F$2]" office:value-type="float" office:value="5657.98641304939" calcext:value-type="float">
            <text:p>5658</text:p>
          </table:table-cell>
          <table:table-cell table:formula="of:=[.B12]*[.$F$3]" office:value-type="float" office:value="2828.99320652469" calcext:value-type="float">
            <text:p>2829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SQRT([.A13]+1)-SQRT([.A13])" office:value-type="float" office:value="0.136106111309952" calcext:value-type="float">
            <text:p>0,14</text:p>
          </table:table-cell>
          <table:table-cell table:formula="of:=[.B13]*[.$F$1]" office:value-type="float" office:value="6805.30556549761" calcext:value-type="float">
            <text:p>6805</text:p>
          </table:table-cell>
          <table:table-cell table:formula="of:=[.B13]*[.$F$2]" office:value-type="float" office:value="5444.24445239809" calcext:value-type="float">
            <text:p>5444</text:p>
          </table:table-cell>
          <table:table-cell table:formula="of:=[.B13]*[.$F$3]" office:value-type="float" office:value="2722.12222619904" calcext:value-type="float">
            <text:p>2722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SQRT([.A14]+1)-SQRT([.A14])" office:value-type="float" office:value="0.131325959433476" calcext:value-type="float">
            <text:p>0,13</text:p>
          </table:table-cell>
          <table:table-cell table:formula="of:=[.B14]*[.$F$1]" office:value-type="float" office:value="6566.29797167378" calcext:value-type="float">
            <text:p>6566</text:p>
          </table:table-cell>
          <table:table-cell table:formula="of:=[.B14]*[.$F$2]" office:value-type="float" office:value="5253.03837733903" calcext:value-type="float">
            <text:p>5253</text:p>
          </table:table-cell>
          <table:table-cell table:formula="of:=[.B14]*[.$F$3]" office:value-type="float" office:value="2626.51918866951" calcext:value-type="float">
            <text:p>2627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SQRT([.A15]+1)-SQRT([.A15])" office:value-type="float" office:value="0.127016653792583" calcext:value-type="float">
            <text:p>0,13</text:p>
          </table:table-cell>
          <table:table-cell table:formula="of:=[.B15]*[.$F$1]" office:value-type="float" office:value="6350.83268962915" calcext:value-type="float">
            <text:p>6351</text:p>
          </table:table-cell>
          <table:table-cell table:formula="of:=[.B15]*[.$F$2]" office:value-type="float" office:value="5080.66615170332" calcext:value-type="float">
            <text:p>5081</text:p>
          </table:table-cell>
          <table:table-cell table:formula="of:=[.B15]*[.$F$3]" office:value-type="float" office:value="2540.33307585166" calcext:value-type="float">
            <text:p>2540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SQRT([.A16]+1)-SQRT([.A16])" office:value-type="float" office:value="0.123105625617661" calcext:value-type="float">
            <text:p>0,12</text:p>
          </table:table-cell>
          <table:table-cell table:formula="of:=[.B16]*[.$F$1]" office:value-type="float" office:value="6155.28128088303" calcext:value-type="float">
            <text:p>6155</text:p>
          </table:table-cell>
          <table:table-cell table:formula="of:=[.B16]*[.$F$2]" office:value-type="float" office:value="4924.22502470642" calcext:value-type="float">
            <text:p>4924</text:p>
          </table:table-cell>
          <table:table-cell table:formula="of:=[.B16]*[.$F$3]" office:value-type="float" office:value="2462.11251235321" calcext:value-type="float">
            <text:p>2462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SQRT([.A17]+1)-SQRT([.A17])" office:value-type="float" office:value="0.119535061501624" calcext:value-type="float">
            <text:p>0,12</text:p>
          </table:table-cell>
          <table:table-cell table:formula="of:=[.B17]*[.$F$1]" office:value-type="float" office:value="5976.75307508121" calcext:value-type="float">
            <text:p>5977</text:p>
          </table:table-cell>
          <table:table-cell table:formula="of:=[.B17]*[.$F$2]" office:value-type="float" office:value="4781.40246006497" calcext:value-type="float">
            <text:p>4781</text:p>
          </table:table-cell>
          <table:table-cell table:formula="of:=[.B17]*[.$F$3]" office:value-type="float" office:value="2390.70123003248" calcext:value-type="float">
            <text:p>2391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SQRT([.A18]+1)-SQRT([.A18])" office:value-type="float" office:value="0.116258256421389" calcext:value-type="float">
            <text:p>0,12</text:p>
          </table:table-cell>
          <table:table-cell table:formula="of:=[.B18]*[.$F$1]" office:value-type="float" office:value="5812.91282106946" calcext:value-type="float">
            <text:p>5813</text:p>
          </table:table-cell>
          <table:table-cell table:formula="of:=[.B18]*[.$F$2]" office:value-type="float" office:value="4650.33025685557" calcext:value-type="float">
            <text:p>4650</text:p>
          </table:table-cell>
          <table:table-cell table:formula="of:=[.B18]*[.$F$3]" office:value-type="float" office:value="2325.16512842778" calcext:value-type="float">
            <text:p>2325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SQRT([.A19]+1)-SQRT([.A19])" office:value-type="float" office:value="0.113237011458906" calcext:value-type="float">
            <text:p>0,11</text:p>
          </table:table-cell>
          <table:table-cell table:formula="of:=[.B19]*[.$F$1]" office:value-type="float" office:value="5661.85057294528" calcext:value-type="float">
            <text:p>5662</text:p>
          </table:table-cell>
          <table:table-cell table:formula="of:=[.B19]*[.$F$2]" office:value-type="float" office:value="4529.48045835623" calcext:value-type="float">
            <text:p>4529</text:p>
          </table:table-cell>
          <table:table-cell table:formula="of:=[.B19]*[.$F$3]" office:value-type="float" office:value="2264.74022917811" calcext:value-type="float">
            <text:p>2265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SQRT([.A20]+1)-SQRT([.A20])" office:value-type="float" office:value="0.11043973995626" calcext:value-type="float">
            <text:p>0,11</text:p>
          </table:table-cell>
          <table:table-cell table:formula="of:=[.B20]*[.$F$1]" office:value-type="float" office:value="5521.98699781301" calcext:value-type="float">
            <text:p>5522</text:p>
          </table:table-cell>
          <table:table-cell table:formula="of:=[.B20]*[.$F$2]" office:value-type="float" office:value="4417.58959825041" calcext:value-type="float">
            <text:p>4418</text:p>
          </table:table-cell>
          <table:table-cell table:formula="of:=[.B20]*[.$F$3]" office:value-type="float" office:value="2208.7947991252" calcext:value-type="float">
            <text:p>2209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SQRT([.A21]+1)-SQRT([.A21])" office:value-type="float" office:value="0.10784006486759" calcext:value-type="float">
            <text:p>0,11</text:p>
          </table:table-cell>
          <table:table-cell table:formula="of:=[.B21]*[.$F$1]" office:value-type="float" office:value="5392.0032433795" calcext:value-type="float">
            <text:p>5392</text:p>
          </table:table-cell>
          <table:table-cell table:formula="of:=[.B21]*[.$F$2]" office:value-type="float" office:value="4313.6025947036" calcext:value-type="float">
            <text:p>4314</text:p>
          </table:table-cell>
          <table:table-cell table:formula="of:=[.B21]*[.$F$3]" office:value-type="float" office:value="2156.8012973518" calcext:value-type="float">
            <text:p>2157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SQRT([.A22]+1)-SQRT([.A22])" office:value-type="float" office:value="0.105415763489289" calcext:value-type="float">
            <text:p>0,11</text:p>
          </table:table-cell>
          <table:table-cell table:formula="of:=[.B22]*[.$F$1]" office:value-type="float" office:value="5270.78817446447" calcext:value-type="float">
            <text:p>5271</text:p>
          </table:table-cell>
          <table:table-cell table:formula="of:=[.B22]*[.$F$2]" office:value-type="float" office:value="4216.63053957158" calcext:value-type="float">
            <text:p>4217</text:p>
          </table:table-cell>
          <table:table-cell table:formula="of:=[.B22]*[.$F$3]" office:value-type="float" office:value="2108.31526978579" calcext:value-type="float">
            <text:p>2108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SQRT([.A23]+1)-SQRT([.A23])" office:value-type="float" office:value="0.103147962253637" calcext:value-type="float">
            <text:p>0,10</text:p>
          </table:table-cell>
          <table:table-cell table:formula="of:=[.B23]*[.$F$1]" office:value-type="float" office:value="5157.39811268183" calcext:value-type="float">
            <text:p>5157</text:p>
          </table:table-cell>
          <table:table-cell table:formula="of:=[.B23]*[.$F$2]" office:value-type="float" office:value="4125.91849014547" calcext:value-type="float">
            <text:p>4126</text:p>
          </table:table-cell>
          <table:table-cell table:formula="of:=[.B23]*[.$F$3]" office:value-type="float" office:value="2062.95924507273" calcext:value-type="float">
            <text:p>2063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SQRT([.A24]+1)-SQRT([.A24])" office:value-type="float" office:value="0.101020514433644" calcext:value-type="float">
            <text:p>0,10</text:p>
          </table:table-cell>
          <table:table-cell table:formula="of:=[.B24]*[.$F$1]" office:value-type="float" office:value="5051.02572168221" calcext:value-type="float">
            <text:p>5051</text:p>
          </table:table-cell>
          <table:table-cell table:formula="of:=[.B24]*[.$F$2]" office:value-type="float" office:value="4040.82057734577" calcext:value-type="float">
            <text:p>4041</text:p>
          </table:table-cell>
          <table:table-cell table:formula="of:=[.B24]*[.$F$3]" office:value-type="float" office:value="2020.41028867288" calcext:value-type="float">
            <text:p>2020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SQRT([.A25]+1)-SQRT([.A25])" office:value-type="float" office:value="0.0990195135927845" calcext:value-type="float">
            <text:p>0,10</text:p>
          </table:table-cell>
          <table:table-cell table:formula="of:=[.B25]*[.$F$1]" office:value-type="float" office:value="4950.97567963922" calcext:value-type="float">
            <text:p>4951</text:p>
          </table:table-cell>
          <table:table-cell table:formula="of:=[.B25]*[.$F$2]" office:value-type="float" office:value="3960.78054371138" calcext:value-type="float">
            <text:p>3961</text:p>
          </table:table-cell>
          <table:table-cell table:formula="of:=[.B25]*[.$F$3]" office:value-type="float" office:value="1980.39027185569" calcext:value-type="float">
            <text:p>1980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SQRT([.A26]+1)-SQRT([.A26])" office:value-type="float" office:value="0.0971329091138475" calcext:value-type="float">
            <text:p>0,10</text:p>
          </table:table-cell>
          <table:table-cell table:formula="of:=[.B26]*[.$F$1]" office:value-type="float" office:value="4856.64545569238" calcext:value-type="float">
            <text:p>4857</text:p>
          </table:table-cell>
          <table:table-cell table:formula="of:=[.B26]*[.$F$2]" office:value-type="float" office:value="3885.3163645539" calcext:value-type="float">
            <text:p>3885</text:p>
          </table:table-cell>
          <table:table-cell table:formula="of:=[.B26]*[.$F$3]" office:value-type="float" office:value="1942.65818227695" calcext:value-type="float">
            <text:p>1943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SQRT([.A27]+1)-SQRT([.A27])" office:value-type="float" office:value="0.0953501994225494" calcext:value-type="float">
            <text:p>0,10</text:p>
          </table:table-cell>
          <table:table-cell table:formula="of:=[.B27]*[.$F$1]" office:value-type="float" office:value="4767.50997112747" calcext:value-type="float">
            <text:p>4768</text:p>
          </table:table-cell>
          <table:table-cell table:formula="of:=[.B27]*[.$F$2]" office:value-type="float" office:value="3814.00797690198" calcext:value-type="float">
            <text:p>3814</text:p>
          </table:table-cell>
          <table:table-cell table:formula="of:=[.B27]*[.$F$3]" office:value-type="float" office:value="1907.00398845099" calcext:value-type="float">
            <text:p>1907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SQRT([.A28]+1)-SQRT([.A28])" office:value-type="float" office:value="0.0936621850053223" calcext:value-type="float">
            <text:p>0,09</text:p>
          </table:table-cell>
          <table:table-cell table:formula="of:=[.B28]*[.$F$1]" office:value-type="float" office:value="4683.10925026612" calcext:value-type="float">
            <text:p>4683</text:p>
          </table:table-cell>
          <table:table-cell table:formula="of:=[.B28]*[.$F$2]" office:value-type="float" office:value="3746.48740021289" calcext:value-type="float">
            <text:p>3746</text:p>
          </table:table-cell>
          <table:table-cell table:formula="of:=[.B28]*[.$F$3]" office:value-type="float" office:value="1873.24370010645" calcext:value-type="float">
            <text:p>1873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SQRT([.A29]+1)-SQRT([.A29])" office:value-type="float" office:value="0.0920607679171575" calcext:value-type="float">
            <text:p>0,09</text:p>
          </table:table-cell>
          <table:table-cell table:formula="of:=[.B29]*[.$F$1]" office:value-type="float" office:value="4603.03839585787" calcext:value-type="float">
            <text:p>4603</text:p>
          </table:table-cell>
          <table:table-cell table:formula="of:=[.B29]*[.$F$2]" office:value-type="float" office:value="3682.4307166863" calcext:value-type="float">
            <text:p>3682</text:p>
          </table:table-cell>
          <table:table-cell table:formula="of:=[.B29]*[.$F$3]" office:value-type="float" office:value="1841.21535834315" calcext:value-type="float">
            <text:p>1841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SQRT([.A30]+1)-SQRT([.A30])" office:value-type="float" office:value="0.0905387877783603" calcext:value-type="float">
            <text:p>0,09</text:p>
          </table:table-cell>
          <table:table-cell table:formula="of:=[.B30]*[.$F$1]" office:value-type="float" office:value="4526.93938891802" calcext:value-type="float">
            <text:p>4527</text:p>
          </table:table-cell>
          <table:table-cell table:formula="of:=[.B30]*[.$F$2]" office:value-type="float" office:value="3621.55151113441" calcext:value-type="float">
            <text:p>3622</text:p>
          </table:table-cell>
          <table:table-cell table:formula="of:=[.B30]*[.$F$3]" office:value-type="float" office:value="1810.77575556721" calcext:value-type="float">
            <text:p>1811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SQRT([.A31]+1)-SQRT([.A31])" office:value-type="float" office:value="0.0890898866623591" calcext:value-type="float">
            <text:p>0,09</text:p>
          </table:table-cell>
          <table:table-cell table:formula="of:=[.B31]*[.$F$1]" office:value-type="float" office:value="4454.49433311795" calcext:value-type="float">
            <text:p>4454</text:p>
          </table:table-cell>
          <table:table-cell table:formula="of:=[.B31]*[.$F$2]" office:value-type="float" office:value="3563.59546649436" calcext:value-type="float">
            <text:p>3564</text:p>
          </table:table-cell>
          <table:table-cell table:formula="of:=[.B31]*[.$F$3]" office:value-type="float" office:value="1781.79773324718" calcext:value-type="float">
            <text:p>1782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SQRT([.A32]+1)-SQRT([.A32])" office:value-type="float" office:value="0.087708397045648" calcext:value-type="float">
            <text:p>0,09</text:p>
          </table:table-cell>
          <table:table-cell table:formula="of:=[.B32]*[.$F$1]" office:value-type="float" office:value="4385.4198522824" calcext:value-type="float">
            <text:p>4385</text:p>
          </table:table-cell>
          <table:table-cell table:formula="of:=[.B32]*[.$F$2]" office:value-type="float" office:value="3508.33588182592" calcext:value-type="float">
            <text:p>3508</text:p>
          </table:table-cell>
          <table:table-cell table:formula="of:=[.B32]*[.$F$3]" office:value-type="float" office:value="1754.16794091296" calcext:value-type="float">
            <text:p>1754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SQRT([.A33]+1)-SQRT([.A33])" office:value-type="float" office:value="0.0863892483072721" calcext:value-type="float">
            <text:p>0,09</text:p>
          </table:table-cell>
          <table:table-cell table:formula="of:=[.B33]*[.$F$1]" office:value-type="float" office:value="4319.46241536361" calcext:value-type="float">
            <text:p>4319</text:p>
          </table:table-cell>
          <table:table-cell table:formula="of:=[.B33]*[.$F$2]" office:value-type="float" office:value="3455.56993229088" calcext:value-type="float">
            <text:p>3456</text:p>
          </table:table-cell>
          <table:table-cell table:formula="of:=[.B33]*[.$F$3]" office:value-type="float" office:value="1727.78496614544" calcext:value-type="float">
            <text:p>1728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SQRT([.A34]+1)-SQRT([.A34])" office:value-type="float" office:value="0.0851278882543154" calcext:value-type="float">
            <text:p>0,09</text:p>
          </table:table-cell>
          <table:table-cell table:formula="of:=[.B34]*[.$F$1]" office:value-type="float" office:value="4256.39441271577" calcext:value-type="float">
            <text:p>4256</text:p>
          </table:table-cell>
          <table:table-cell table:formula="of:=[.B34]*[.$F$2]" office:value-type="float" office:value="3405.11553017262" calcext:value-type="float">
            <text:p>3405</text:p>
          </table:table-cell>
          <table:table-cell table:formula="of:=[.B34]*[.$F$3]" office:value-type="float" office:value="1702.55776508631" calcext:value-type="float">
            <text:p>1703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SQRT([.A35]+1)-SQRT([.A35])" office:value-type="float" office:value="0.0839202169003839" calcext:value-type="float">
            <text:p>0,08</text:p>
          </table:table-cell>
          <table:table-cell table:formula="of:=[.B35]*[.$F$1]" office:value-type="float" office:value="4196.01084501919" calcext:value-type="float">
            <text:p>4196</text:p>
          </table:table-cell>
          <table:table-cell table:formula="of:=[.B35]*[.$F$2]" office:value-type="float" office:value="3356.80867601535" calcext:value-type="float">
            <text:p>3357</text:p>
          </table:table-cell>
          <table:table-cell table:formula="of:=[.B35]*[.$F$3]" office:value-type="float" office:value="1678.40433800768" calcext:value-type="float">
            <text:p>1678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SQRT([.A36]+1)-SQRT([.A36])" office:value-type="float" office:value="0.0827625302982193" calcext:value-type="float">
            <text:p>0,08</text:p>
          </table:table-cell>
          <table:table-cell table:formula="of:=[.B36]*[.$F$1]" office:value-type="float" office:value="4138.12651491097" calcext:value-type="float">
            <text:p>4138</text:p>
          </table:table-cell>
          <table:table-cell table:formula="of:=[.B36]*[.$F$2]" office:value-type="float" office:value="3310.50121192877" calcext:value-type="float">
            <text:p>3311</text:p>
          </table:table-cell>
          <table:table-cell table:formula="of:=[.B36]*[.$F$3]" office:value-type="float" office:value="1655.25060596439" calcext:value-type="float">
            <text:p>1655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SQRT([.A37]+1)-SQRT([.A37])" office:value-type="float" office:value="0.0816514726707567" calcext:value-type="float">
            <text:p>0,08</text:p>
          </table:table-cell>
          <table:table-cell table:formula="of:=[.B37]*[.$F$1]" office:value-type="float" office:value="4082.57363353783" calcext:value-type="float">
            <text:p>4083</text:p>
          </table:table-cell>
          <table:table-cell table:formula="of:=[.B37]*[.$F$2]" office:value-type="float" office:value="3266.05890683027" calcext:value-type="float">
            <text:p>3266</text:p>
          </table:table-cell>
          <table:table-cell table:formula="of:=[.B37]*[.$F$3]" office:value-type="float" office:value="1633.02945341513" calcext:value-type="float">
            <text:p>1633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SQRT([.A38]+1)-SQRT([.A38])" office:value-type="float" office:value="0.0805839954294223" calcext:value-type="float">
            <text:p>0,08</text:p>
          </table:table-cell>
          <table:table-cell table:formula="of:=[.B38]*[.$F$1]" office:value-type="float" office:value="4029.19977147112" calcext:value-type="float">
            <text:p>4029</text:p>
          </table:table-cell>
          <table:table-cell table:formula="of:=[.B38]*[.$F$2]" office:value-type="float" office:value="3223.35981717689" calcext:value-type="float">
            <text:p>3223</text:p>
          </table:table-cell>
          <table:table-cell table:formula="of:=[.B38]*[.$F$3]" office:value-type="float" office:value="1611.67990858845" calcext:value-type="float">
            <text:p>1612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SQRT([.A39]+1)-SQRT([.A39])" office:value-type="float" office:value="0.0795573219383607" calcext:value-type="float">
            <text:p>0,08</text:p>
          </table:table-cell>
          <table:table-cell table:formula="of:=[.B39]*[.$F$1]" office:value-type="float" office:value="3977.86609691804" calcext:value-type="float">
            <text:p>3978</text:p>
          </table:table-cell>
          <table:table-cell table:formula="of:=[.B39]*[.$F$2]" office:value-type="float" office:value="3182.29287753443" calcext:value-type="float">
            <text:p>3182</text:p>
          </table:table-cell>
          <table:table-cell table:formula="of:=[.B39]*[.$F$3]" office:value-type="float" office:value="1591.14643876721" calcext:value-type="float">
            <text:p>1591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SQRT([.A40]+1)-SQRT([.A40])" office:value-type="float" office:value="0.0785689170960895" calcext:value-type="float">
            <text:p>0,08</text:p>
          </table:table-cell>
          <table:table-cell table:formula="of:=[.B40]*[.$F$1]" office:value-type="float" office:value="3928.44585480447" calcext:value-type="float">
            <text:p>3928</text:p>
          </table:table-cell>
          <table:table-cell table:formula="of:=[.B40]*[.$F$2]" office:value-type="float" office:value="3142.75668384358" calcext:value-type="float">
            <text:p>3143</text:p>
          </table:table-cell>
          <table:table-cell table:formula="of:=[.B40]*[.$F$3]" office:value-type="float" office:value="1571.37834192179" calcext:value-type="float">
            <text:p>1571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SQRT([.A41]+1)-SQRT([.A41])" office:value-type="float" office:value="0.0776164609750119" calcext:value-type="float">
            <text:p>0,08</text:p>
          </table:table-cell>
          <table:table-cell table:formula="of:=[.B41]*[.$F$1]" office:value-type="float" office:value="3880.82304875059" calcext:value-type="float">
            <text:p>3881</text:p>
          </table:table-cell>
          <table:table-cell table:formula="of:=[.B41]*[.$F$2]" office:value-type="float" office:value="3104.65843900047" calcext:value-type="float">
            <text:p>3105</text:p>
          </table:table-cell>
          <table:table-cell table:formula="of:=[.B41]*[.$F$3]" office:value-type="float" office:value="1552.32921950024" calcext:value-type="float">
            <text:p>1552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SQRT([.A42]+1)-SQRT([.A42])" office:value-type="float" office:value="0.07669782589414" calcext:value-type="float">
            <text:p>0,08</text:p>
          </table:table-cell>
          <table:table-cell table:formula="of:=[.B42]*[.$F$1]" office:value-type="float" office:value="3834.891294707" calcext:value-type="float">
            <text:p>3835</text:p>
          </table:table-cell>
          <table:table-cell table:formula="of:=[.B42]*[.$F$2]" office:value-type="float" office:value="3067.9130357656" calcext:value-type="float">
            <text:p>3068</text:p>
          </table:table-cell>
          <table:table-cell table:formula="of:=[.B42]*[.$F$3]" office:value-type="float" office:value="1533.9565178828" calcext:value-type="float">
            <text:p>1534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SQRT([.A43]+1)-SQRT([.A43])" office:value-type="float" office:value="0.0758110564087993" calcext:value-type="float">
            <text:p>0,08</text:p>
          </table:table-cell>
          <table:table-cell table:formula="of:=[.B43]*[.$F$1]" office:value-type="float" office:value="3790.55282043996" calcext:value-type="float">
            <text:p>3791</text:p>
          </table:table-cell>
          <table:table-cell table:formula="of:=[.B43]*[.$F$2]" office:value-type="float" office:value="3032.44225635197" calcext:value-type="float">
            <text:p>3032</text:p>
          </table:table-cell>
          <table:table-cell table:formula="of:=[.B43]*[.$F$3]" office:value-type="float" office:value="1516.22112817599" calcext:value-type="float">
            <text:p>1516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SQRT([.A44]+1)-SQRT([.A44])" office:value-type="float" office:value="0.0749543517885698" calcext:value-type="float">
            <text:p>0,07</text:p>
          </table:table-cell>
          <table:table-cell table:formula="of:=[.B44]*[.$F$1]" office:value-type="float" office:value="3747.71758942849" calcext:value-type="float">
            <text:p>3748</text:p>
          </table:table-cell>
          <table:table-cell table:formula="of:=[.B44]*[.$F$2]" office:value-type="float" office:value="2998.17407154279" calcext:value-type="float">
            <text:p>2998</text:p>
          </table:table-cell>
          <table:table-cell table:formula="of:=[.B44]*[.$F$3]" office:value-type="float" office:value="1499.0870357714" calcext:value-type="float">
            <text:p>1499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SQRT([.A45]+1)-SQRT([.A45])" office:value-type="float" office:value="0.0741260506258987" calcext:value-type="float">
            <text:p>0,07</text:p>
          </table:table-cell>
          <table:table-cell table:formula="of:=[.B45]*[.$F$1]" office:value-type="float" office:value="3706.30253129494" calcext:value-type="float">
            <text:p>3706</text:p>
          </table:table-cell>
          <table:table-cell table:formula="of:=[.B45]*[.$F$2]" office:value-type="float" office:value="2965.04202503595" calcext:value-type="float">
            <text:p>2965</text:p>
          </table:table-cell>
          <table:table-cell table:formula="of:=[.B45]*[.$F$3]" office:value-type="float" office:value="1482.52101251797" calcext:value-type="float">
            <text:p>1483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SQRT([.A46]+1)-SQRT([.A46])" office:value-type="float" office:value="0.0733246172757758" calcext:value-type="float">
            <text:p>0,07</text:p>
          </table:table-cell>
          <table:table-cell table:formula="of:=[.B46]*[.$F$1]" office:value-type="float" office:value="3666.23086378879" calcext:value-type="float">
            <text:p>3666</text:p>
          </table:table-cell>
          <table:table-cell table:formula="of:=[.B46]*[.$F$2]" office:value-type="float" office:value="2932.98469103103" calcext:value-type="float">
            <text:p>2933</text:p>
          </table:table-cell>
          <table:table-cell table:formula="of:=[.B46]*[.$F$3]" office:value-type="float" office:value="1466.49234551552" calcext:value-type="float">
            <text:p>1466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SQRT([.A47]+1)-SQRT([.A47])" office:value-type="float" office:value="0.0725486298744649" calcext:value-type="float">
            <text:p>0,07</text:p>
          </table:table-cell>
          <table:table-cell table:formula="of:=[.B47]*[.$F$1]" office:value-type="float" office:value="3627.43149372324" calcext:value-type="float">
            <text:p>3627</text:p>
          </table:table-cell>
          <table:table-cell table:formula="of:=[.B47]*[.$F$2]" office:value-type="float" office:value="2901.94519497859" calcext:value-type="float">
            <text:p>2902</text:p>
          </table:table-cell>
          <table:table-cell table:formula="of:=[.B47]*[.$F$3]" office:value-type="float" office:value="1450.9725974893" calcext:value-type="float">
            <text:p>1451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SQRT([.A48]+1)-SQRT([.A48])" office:value-type="float" office:value="0.0717967697244912" calcext:value-type="float">
            <text:p>0,07</text:p>
          </table:table-cell>
          <table:table-cell table:formula="of:=[.B48]*[.$F$1]" office:value-type="float" office:value="3589.83848622456" calcext:value-type="float">
            <text:p>3590</text:p>
          </table:table-cell>
          <table:table-cell table:formula="of:=[.B48]*[.$F$2]" office:value-type="float" office:value="2871.87078897965" calcext:value-type="float">
            <text:p>2872</text:p>
          </table:table-cell>
          <table:table-cell table:formula="of:=[.B48]*[.$F$3]" office:value-type="float" office:value="1435.93539448982" calcext:value-type="float">
            <text:p>1436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SQRT([.A49]+1)-SQRT([.A49])" office:value-type="float" office:value="0.0710678118654755" calcext:value-type="float">
            <text:p>0,07</text:p>
          </table:table-cell>
          <table:table-cell table:formula="of:=[.B49]*[.$F$1]" office:value-type="float" office:value="3553.39059327378" calcext:value-type="float">
            <text:p>3553</text:p>
          </table:table-cell>
          <table:table-cell table:formula="of:=[.B49]*[.$F$2]" office:value-type="float" office:value="2842.71247461902" calcext:value-type="float">
            <text:p>2843</text:p>
          </table:table-cell>
          <table:table-cell table:formula="of:=[.B49]*[.$F$3]" office:value-type="float" office:value="1421.35623730951" calcext:value-type="float">
            <text:p>1421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SQRT([.A50]+1)-SQRT([.A50])" office:value-type="float" office:value="0.0703606166773749" calcext:value-type="float">
            <text:p>0,07</text:p>
          </table:table-cell>
          <table:table-cell table:formula="of:=[.B50]*[.$F$1]" office:value-type="float" office:value="3518.03083386875" calcext:value-type="float">
            <text:p>3518</text:p>
          </table:table-cell>
          <table:table-cell table:formula="of:=[.B50]*[.$F$2]" office:value-type="float" office:value="2814.424667095" calcext:value-type="float">
            <text:p>2814</text:p>
          </table:table-cell>
          <table:table-cell table:formula="of:=[.B50]*[.$F$3]" office:value-type="float" office:value="1407.2123335475" calcext:value-type="float">
            <text:p>1407</text:p>
          </table:table-cell>
          <table:table-cell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SQRT([.A51]+1)-SQRT([.A51])" office:value-type="float" office:value="0.0696741223851278" calcext:value-type="float">
            <text:p>0,07</text:p>
          </table:table-cell>
          <table:table-cell table:formula="of:=[.B51]*[.$F$1]" office:value-type="float" office:value="3483.70611925639" calcext:value-type="float">
            <text:p>3484</text:p>
          </table:table-cell>
          <table:table-cell table:formula="of:=[.B51]*[.$F$2]" office:value-type="float" office:value="2786.96489540511" calcext:value-type="float">
            <text:p>2787</text:p>
          </table:table-cell>
          <table:table-cell table:formula="of:=[.B51]*[.$F$3]" office:value-type="float" office:value="1393.48244770256" calcext:value-type="float">
            <text:p>1393</text:p>
          </table:table-cell>
          <table:table-cell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SQRT([.A52]+1)-SQRT([.A52])" office:value-type="float" office:value="0.0690073383525398" calcext:value-type="float">
            <text:p>0,07</text:p>
          </table:table-cell>
          <table:table-cell table:formula="of:=[.B52]*[.$F$1]" office:value-type="float" office:value="3450.36691762699" calcext:value-type="float">
            <text:p>3450</text:p>
          </table:table-cell>
          <table:table-cell table:formula="of:=[.B52]*[.$F$2]" office:value-type="float" office:value="2760.29353410159" calcext:value-type="float">
            <text:p>2760</text:p>
          </table:table-cell>
          <table:table-cell table:formula="of:=[.B52]*[.$F$3]" office:value-type="float" office:value="1380.1467670508" calcext:value-type="float">
            <text:p>1380</text:p>
          </table:table-cell>
          <table:table-cell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SQRT([.A53]+1)-SQRT([.A53])" office:value-type="float" office:value="0.0683593390690165" calcext:value-type="float">
            <text:p>0,07</text:p>
          </table:table-cell>
          <table:table-cell table:formula="of:=[.B53]*[.$F$1]" office:value-type="float" office:value="3417.96695345082" calcext:value-type="float">
            <text:p>3418</text:p>
          </table:table-cell>
          <table:table-cell table:formula="of:=[.B53]*[.$F$2]" office:value-type="float" office:value="2734.37356276066" calcext:value-type="float">
            <text:p>2734</text:p>
          </table:table-cell>
          <table:table-cell table:formula="of:=[.B53]*[.$F$3]" office:value-type="float" office:value="1367.18678138033" calcext:value-type="float">
            <text:p>1367</text:p>
          </table:table-cell>
          <table:table-cell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SQRT([.A54]+1)-SQRT([.A54])" office:value-type="float" office:value="0.0677292587461285" calcext:value-type="float">
            <text:p>0,07</text:p>
          </table:table-cell>
          <table:table-cell table:formula="of:=[.B54]*[.$F$1]" office:value-type="float" office:value="3386.46293730642" calcext:value-type="float">
            <text:p>3386</text:p>
          </table:table-cell>
          <table:table-cell table:formula="of:=[.B54]*[.$F$2]" office:value-type="float" office:value="2709.17034984514" calcext:value-type="float">
            <text:p>2709</text:p>
          </table:table-cell>
          <table:table-cell table:formula="of:=[.B54]*[.$F$3]" office:value-type="float" office:value="1354.58517492257" calcext:value-type="float">
            <text:p>1355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SQRT([.A55]+1)-SQRT([.A55])" office:value-type="float" office:value="0.0671162864522197" calcext:value-type="float">
            <text:p>0,07</text:p>
          </table:table-cell>
          <table:table-cell table:formula="of:=[.B55]*[.$F$1]" office:value-type="float" office:value="3355.81432261098" calcext:value-type="float">
            <text:p>3356</text:p>
          </table:table-cell>
          <table:table-cell table:formula="of:=[.B55]*[.$F$2]" office:value-type="float" office:value="2684.65145808879" calcext:value-type="float">
            <text:p>2685</text:p>
          </table:table-cell>
          <table:table-cell table:formula="of:=[.B55]*[.$F$3]" office:value-type="float" office:value="1342.32572904439" calcext:value-type="float">
            <text:p>1342</text:p>
          </table:table-cell>
          <table:table-cell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SQRT([.A56]+1)-SQRT([.A56])" office:value-type="float" office:value="0.0665196617228672" calcext:value-type="float">
            <text:p>0,07</text:p>
          </table:table-cell>
          <table:table-cell table:formula="of:=[.B56]*[.$F$1]" office:value-type="float" office:value="3325.98308614336" calcext:value-type="float">
            <text:p>3326</text:p>
          </table:table-cell>
          <table:table-cell table:formula="of:=[.B56]*[.$F$2]" office:value-type="float" office:value="2660.78646891469" calcext:value-type="float">
            <text:p>2661</text:p>
          </table:table-cell>
          <table:table-cell table:formula="of:=[.B56]*[.$F$3]" office:value-type="float" office:value="1330.39323445734" calcext:value-type="float">
            <text:p>1330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SQRT([.A57]+1)-SQRT([.A57])" office:value-type="float" office:value="0.0659386705931588" calcext:value-type="float">
            <text:p>0,07</text:p>
          </table:table-cell>
          <table:table-cell table:formula="of:=[.B57]*[.$F$1]" office:value-type="float" office:value="3296.93352965794" calcext:value-type="float">
            <text:p>3297</text:p>
          </table:table-cell>
          <table:table-cell table:formula="of:=[.B57]*[.$F$2]" office:value-type="float" office:value="2637.54682372635" calcext:value-type="float">
            <text:p>2638</text:p>
          </table:table-cell>
          <table:table-cell table:formula="of:=[.B57]*[.$F$3]" office:value-type="float" office:value="1318.77341186318" calcext:value-type="float">
            <text:p>1319</text:p>
          </table:table-cell>
          <table:table-cell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SQRT([.A58]+1)-SQRT([.A58])" office:value-type="float" office:value="0.0653726420046992" calcext:value-type="float">
            <text:p>0,07</text:p>
          </table:table-cell>
          <table:table-cell table:formula="of:=[.B58]*[.$F$1]" office:value-type="float" office:value="3268.63210023496" calcext:value-type="float">
            <text:p>3269</text:p>
          </table:table-cell>
          <table:table-cell table:formula="of:=[.B58]*[.$F$2]" office:value-type="float" office:value="2614.90568018797" calcext:value-type="float">
            <text:p>2615</text:p>
          </table:table-cell>
          <table:table-cell table:formula="of:=[.B58]*[.$F$3]" office:value-type="float" office:value="1307.45284009398" calcext:value-type="float">
            <text:p>1307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SQRT([.A59]+1)-SQRT([.A59])" office:value-type="float" office:value="0.0648209445462262" calcext:value-type="float">
            <text:p>0,06</text:p>
          </table:table-cell>
          <table:table-cell table:formula="of:=[.B59]*[.$F$1]" office:value-type="float" office:value="3241.04722731131" calcext:value-type="float">
            <text:p>3241</text:p>
          </table:table-cell>
          <table:table-cell table:formula="of:=[.B59]*[.$F$2]" office:value-type="float" office:value="2592.83778184905" calcext:value-type="float">
            <text:p>2593</text:p>
          </table:table-cell>
          <table:table-cell table:formula="of:=[.B59]*[.$F$3]" office:value-type="float" office:value="1296.41889092452" calcext:value-type="float">
            <text:p>1296</text:p>
          </table:table-cell>
          <table:table-cell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SQRT([.A60]+1)-SQRT([.A60])" office:value-type="float" office:value="0.0642829834918199" calcext:value-type="float">
            <text:p>0,06</text:p>
          </table:table-cell>
          <table:table-cell table:formula="of:=[.B60]*[.$F$1]" office:value-type="float" office:value="3214.149174591" calcext:value-type="float">
            <text:p>3214</text:p>
          </table:table-cell>
          <table:table-cell table:formula="of:=[.B60]*[.$F$2]" office:value-type="float" office:value="2571.3193396728" calcext:value-type="float">
            <text:p>2571</text:p>
          </table:table-cell>
          <table:table-cell table:formula="of:=[.B60]*[.$F$3]" office:value-type="float" office:value="1285.6596698364" calcext:value-type="float">
            <text:p>1286</text:p>
          </table:table-cell>
          <table:table-cell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SQRT([.A61]+1)-SQRT([.A61])" office:value-type="float" office:value="0.0637581981051572" calcext:value-type="float">
            <text:p>0,06</text:p>
          </table:table-cell>
          <table:table-cell table:formula="of:=[.B61]*[.$F$1]" office:value-type="float" office:value="3187.90990525786" calcext:value-type="float">
            <text:p>3188</text:p>
          </table:table-cell>
          <table:table-cell table:formula="of:=[.B61]*[.$F$2]" office:value-type="float" office:value="2550.32792420629" calcext:value-type="float">
            <text:p>2550</text:p>
          </table:table-cell>
          <table:table-cell table:formula="of:=[.B61]*[.$F$3]" office:value-type="float" office:value="1275.16396210314" calcext:value-type="float">
            <text:p>1275</text:p>
          </table:table-cell>
          <table:table-cell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SQRT([.A62]+1)-SQRT([.A62])" office:value-type="float" office:value="0.063246059181961" calcext:value-type="float">
            <text:p>0,06</text:p>
          </table:table-cell>
          <table:table-cell table:formula="of:=[.B62]*[.$F$1]" office:value-type="float" office:value="3162.30295909805" calcext:value-type="float">
            <text:p>3162</text:p>
          </table:table-cell>
          <table:table-cell table:formula="of:=[.B62]*[.$F$2]" office:value-type="float" office:value="2529.84236727844" calcext:value-type="float">
            <text:p>2530</text:p>
          </table:table-cell>
          <table:table-cell table:formula="of:=[.B62]*[.$F$3]" office:value-type="float" office:value="1264.92118363922" calcext:value-type="float">
            <text:p>1265</text:p>
          </table:table-cell>
          <table:table-cell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SQRT([.A63]+1)-SQRT([.A63])" office:value-type="float" office:value="0.0627460668062279" calcext:value-type="float">
            <text:p>0,06</text:p>
          </table:table-cell>
          <table:table-cell table:formula="of:=[.B63]*[.$F$1]" office:value-type="float" office:value="3137.30334031139" calcext:value-type="float">
            <text:p>3137</text:p>
          </table:table-cell>
          <table:table-cell table:formula="of:=[.B63]*[.$F$2]" office:value-type="float" office:value="2509.84267224911" calcext:value-type="float">
            <text:p>2510</text:p>
          </table:table-cell>
          <table:table-cell table:formula="of:=[.B63]*[.$F$3]" office:value-type="float" office:value="1254.92133612456" calcext:value-type="float">
            <text:p>1255</text:p>
          </table:table-cell>
          <table:table-cell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SQRT([.A64]+1)-SQRT([.A64])" office:value-type="float" office:value="0.0622577482985491" calcext:value-type="float">
            <text:p>0,06</text:p>
          </table:table-cell>
          <table:table-cell table:formula="of:=[.B64]*[.$F$1]" office:value-type="float" office:value="3112.88741492746" calcext:value-type="float">
            <text:p>3113</text:p>
          </table:table-cell>
          <table:table-cell table:formula="of:=[.B64]*[.$F$2]" office:value-type="float" office:value="2490.30993194197" calcext:value-type="float">
            <text:p>2490</text:p>
          </table:table-cell>
          <table:table-cell table:formula="of:=[.B64]*[.$F$3]" office:value-type="float" office:value="1245.15496597098" calcext:value-type="float">
            <text:p>1245</text:p>
          </table:table-cell>
          <table:table-cell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SQRT([.A65]+1)-SQRT([.A65])" office:value-type="float" office:value="0.0617806563374117" calcext:value-type="float">
            <text:p>0,06</text:p>
          </table:table-cell>
          <table:table-cell table:formula="of:=[.B65]*[.$F$1]" office:value-type="float" office:value="3089.03281687058" calcext:value-type="float">
            <text:p>3089</text:p>
          </table:table-cell>
          <table:table-cell table:formula="of:=[.B65]*[.$F$2]" office:value-type="float" office:value="2471.22625349647" calcext:value-type="float">
            <text:p>2471</text:p>
          </table:table-cell>
          <table:table-cell table:formula="of:=[.B65]*[.$F$3]" office:value-type="float" office:value="1235.61312674823" calcext:value-type="float">
            <text:p>1236</text:p>
          </table:table-cell>
          <table:table-cell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SQRT([.A66]+1)-SQRT([.A66])" office:value-type="float" office:value="0.0613143672364895" calcext:value-type="float">
            <text:p>0,06</text:p>
          </table:table-cell>
          <table:table-cell table:formula="of:=[.B66]*[.$F$1]" office:value-type="float" office:value="3065.71836182448" calcext:value-type="float">
            <text:p>3066</text:p>
          </table:table-cell>
          <table:table-cell table:formula="of:=[.B66]*[.$F$2]" office:value-type="float" office:value="2452.57468945958" calcext:value-type="float">
            <text:p>2453</text:p>
          </table:table-cell>
          <table:table-cell table:formula="of:=[.B66]*[.$F$3]" office:value-type="float" office:value="1226.28734472979" calcext:value-type="float">
            <text:p>1226</text:p>
          </table:table-cell>
          <table:table-cell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SQRT([.A67]+1)-SQRT([.A67])" office:value-type="float" office:value="0.0608584793628708" calcext:value-type="float">
            <text:p>0,06</text:p>
          </table:table-cell>
          <table:table-cell table:formula="of:=[.B67]*[.$F$1]" office:value-type="float" office:value="3042.92396814354" calcext:value-type="float">
            <text:p>3043</text:p>
          </table:table-cell>
          <table:table-cell table:formula="of:=[.B67]*[.$F$2]" office:value-type="float" office:value="2434.33917451483" calcext:value-type="float">
            <text:p>2434</text:p>
          </table:table-cell>
          <table:table-cell table:formula="of:=[.B67]*[.$F$3]" office:value-type="float" office:value="1217.16958725742" calcext:value-type="float">
            <text:p>1217</text:p>
          </table:table-cell>
          <table:table-cell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SQRT([.A68]+1)-SQRT([.A68])" office:value-type="float" office:value="0.0604126116827537" calcext:value-type="float">
            <text:p>0,06</text:p>
          </table:table-cell>
          <table:table-cell table:formula="of:=[.B68]*[.$F$1]" office:value-type="float" office:value="3020.63058413768" calcext:value-type="float">
            <text:p>3021</text:p>
          </table:table-cell>
          <table:table-cell table:formula="of:=[.B68]*[.$F$2]" office:value-type="float" office:value="2416.50446731015" calcext:value-type="float">
            <text:p>2417</text:p>
          </table:table-cell>
          <table:table-cell table:formula="of:=[.B68]*[.$F$3]" office:value-type="float" office:value="1208.25223365507" calcext:value-type="float">
            <text:p>1208</text:p>
          </table:table-cell>
          <table:table-cell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SQRT([.A69]+1)-SQRT([.A69])" office:value-type="float" office:value="0.0599764024226808" calcext:value-type="float">
            <text:p>0,06</text:p>
          </table:table-cell>
          <table:table-cell table:formula="of:=[.B69]*[.$F$1]" office:value-type="float" office:value="2998.82012113404" calcext:value-type="float">
            <text:p>2999</text:p>
          </table:table-cell>
          <table:table-cell table:formula="of:=[.B69]*[.$F$2]" office:value-type="float" office:value="2399.05609690723" calcext:value-type="float">
            <text:p>2399</text:p>
          </table:table-cell>
          <table:table-cell table:formula="of:=[.B69]*[.$F$3]" office:value-type="float" office:value="1199.52804845362" calcext:value-type="float">
            <text:p>1200</text:p>
          </table:table-cell>
          <table:table-cell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SQRT([.A70]+1)-SQRT([.A70])" office:value-type="float" office:value="0.0595495078356034" calcext:value-type="float">
            <text:p>0,06</text:p>
          </table:table-cell>
          <table:table-cell table:formula="of:=[.B70]*[.$F$1]" office:value-type="float" office:value="2977.47539178017" calcext:value-type="float">
            <text:p>2977</text:p>
          </table:table-cell>
          <table:table-cell table:formula="of:=[.B70]*[.$F$2]" office:value-type="float" office:value="2381.98031342414" calcext:value-type="float">
            <text:p>2382</text:p>
          </table:table-cell>
          <table:table-cell table:formula="of:=[.B70]*[.$F$3]" office:value-type="float" office:value="1190.99015671207" calcext:value-type="float">
            <text:p>1191</text:p>
          </table:table-cell>
          <table:table-cell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SQRT([.A71]+1)-SQRT([.A71])" office:value-type="float" office:value="0.0591316010622105" calcext:value-type="float">
            <text:p>0,06</text:p>
          </table:table-cell>
          <table:table-cell table:formula="of:=[.B71]*[.$F$1]" office:value-type="float" office:value="2956.58005311052" calcext:value-type="float">
            <text:p>2957</text:p>
          </table:table-cell>
          <table:table-cell table:formula="of:=[.B71]*[.$F$2]" office:value-type="float" office:value="2365.26404248842" calcext:value-type="float">
            <text:p>2365</text:p>
          </table:table-cell>
          <table:table-cell table:formula="of:=[.B71]*[.$F$3]" office:value-type="float" office:value="1182.63202124421" calcext:value-type="float">
            <text:p>1183</text:p>
          </table:table-cell>
          <table:table-cell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SQRT([.A72]+1)-SQRT([.A72])" office:value-type="float" office:value="0.0587223710789608" calcext:value-type="float">
            <text:p>0,06</text:p>
          </table:table-cell>
          <table:table-cell table:formula="of:=[.B72]*[.$F$1]" office:value-type="float" office:value="2936.11855394804" calcext:value-type="float">
            <text:p>2936</text:p>
          </table:table-cell>
          <table:table-cell table:formula="of:=[.B72]*[.$F$2]" office:value-type="float" office:value="2348.89484315843" calcext:value-type="float">
            <text:p>2349</text:p>
          </table:table-cell>
          <table:table-cell table:formula="of:=[.B72]*[.$F$3]" office:value-type="float" office:value="1174.44742157922" calcext:value-type="float">
            <text:p>1174</text:p>
          </table:table-cell>
          <table:table-cell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SQRT([.A73]+1)-SQRT([.A73])" office:value-type="float" office:value="0.0583215217250963" calcext:value-type="float">
            <text:p>0,06</text:p>
          </table:table-cell>
          <table:table-cell table:formula="of:=[.B73]*[.$F$1]" office:value-type="float" office:value="2916.07608625482" calcext:value-type="float">
            <text:p>2916</text:p>
          </table:table-cell>
          <table:table-cell table:formula="of:=[.B73]*[.$F$2]" office:value-type="float" office:value="2332.86086900385" calcext:value-type="float">
            <text:p>2333</text:p>
          </table:table-cell>
          <table:table-cell table:formula="of:=[.B73]*[.$F$3]" office:value-type="float" office:value="1166.43043450193" calcext:value-type="float">
            <text:p>1166</text:p>
          </table:table-cell>
          <table:table-cell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SQRT([.A74]+1)-SQRT([.A74])" office:value-type="float" office:value="0.0579287708017606" calcext:value-type="float">
            <text:p>0,06</text:p>
          </table:table-cell>
          <table:table-cell table:formula="of:=[.B74]*[.$F$1]" office:value-type="float" office:value="2896.43854008803" calcext:value-type="float">
            <text:p>2896</text:p>
          </table:table-cell>
          <table:table-cell table:formula="of:=[.B74]*[.$F$2]" office:value-type="float" office:value="2317.15083207042" calcext:value-type="float">
            <text:p>2317</text:p>
          </table:table-cell>
          <table:table-cell table:formula="of:=[.B74]*[.$F$3]" office:value-type="float" office:value="1158.57541603521" calcext:value-type="float">
            <text:p>1159</text:p>
          </table:table-cell>
          <table:table-cell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SQRT([.A75]+1)-SQRT([.A75])" office:value-type="float" office:value="0.0575438492369607" calcext:value-type="float">
            <text:p>0,06</text:p>
          </table:table-cell>
          <table:table-cell table:formula="of:=[.B75]*[.$F$1]" office:value-type="float" office:value="2877.19246184803" calcext:value-type="float">
            <text:p>2877</text:p>
          </table:table-cell>
          <table:table-cell table:formula="of:=[.B75]*[.$F$2]" office:value-type="float" office:value="2301.75396947843" calcext:value-type="float">
            <text:p>2302</text:p>
          </table:table-cell>
          <table:table-cell table:formula="of:=[.B75]*[.$F$3]" office:value-type="float" office:value="1150.87698473921" calcext:value-type="float">
            <text:p>1151</text:p>
          </table:table-cell>
          <table:table-cell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SQRT([.A76]+1)-SQRT([.A76])" office:value-type="float" office:value="0.0571665003107746" calcext:value-type="float">
            <text:p>0,06</text:p>
          </table:table-cell>
          <table:table-cell table:formula="of:=[.B76]*[.$F$1]" office:value-type="float" office:value="2858.32501553873" calcext:value-type="float">
            <text:p>2858</text:p>
          </table:table-cell>
          <table:table-cell table:formula="of:=[.B76]*[.$F$2]" office:value-type="float" office:value="2286.66001243098" calcext:value-type="float">
            <text:p>2287</text:p>
          </table:table-cell>
          <table:table-cell table:formula="of:=[.B76]*[.$F$3]" office:value-type="float" office:value="1143.33000621549" calcext:value-type="float">
            <text:p>1143</text:p>
          </table:table-cell>
          <table:table-cell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SQRT([.A77]+1)-SQRT([.A77])" office:value-type="float" office:value="0.0567964789357252" calcext:value-type="float">
            <text:p>0,06</text:p>
          </table:table-cell>
          <table:table-cell table:formula="of:=[.B77]*[.$F$1]" office:value-type="float" office:value="2839.82394678626" calcext:value-type="float">
            <text:p>2840</text:p>
          </table:table-cell>
          <table:table-cell table:formula="of:=[.B77]*[.$F$2]" office:value-type="float" office:value="2271.85915742901" calcext:value-type="float">
            <text:p>2272</text:p>
          </table:table-cell>
          <table:table-cell table:formula="of:=[.B77]*[.$F$3]" office:value-type="float" office:value="1135.9295787145" calcext:value-type="float">
            <text:p>1136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SQRT([.A78]+1)-SQRT([.A78])" office:value-type="float" office:value="0.0564335509877409" calcext:value-type="float">
            <text:p>0,06</text:p>
          </table:table-cell>
          <table:table-cell table:formula="of:=[.B78]*[.$F$1]" office:value-type="float" office:value="2821.67754938705" calcext:value-type="float">
            <text:p>2822</text:p>
          </table:table-cell>
          <table:table-cell table:formula="of:=[.B78]*[.$F$2]" office:value-type="float" office:value="2257.34203950964" calcext:value-type="float">
            <text:p>2257</text:p>
          </table:table-cell>
          <table:table-cell table:formula="of:=[.B78]*[.$F$3]" office:value-type="float" office:value="1128.67101975482" calcext:value-type="float">
            <text:p>1129</text:p>
          </table:table-cell>
          <table:table-cell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SQRT([.A79]+1)-SQRT([.A79])" office:value-type="float" office:value="0.0560774926835705" calcext:value-type="float">
            <text:p>0,06</text:p>
          </table:table-cell>
          <table:table-cell table:formula="of:=[.B79]*[.$F$1]" office:value-type="float" office:value="2803.87463417853" calcext:value-type="float">
            <text:p>2804</text:p>
          </table:table-cell>
          <table:table-cell table:formula="of:=[.B79]*[.$F$2]" office:value-type="float" office:value="2243.09970734282" calcext:value-type="float">
            <text:p>2243</text:p>
          </table:table-cell>
          <table:table-cell table:formula="of:=[.B79]*[.$F$3]" office:value-type="float" office:value="1121.54985367141" calcext:value-type="float">
            <text:p>1122</text:p>
          </table:table-cell>
          <table:table-cell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SQRT([.A80]+1)-SQRT([.A80])" office:value-type="float" office:value="0.0557280900008408" calcext:value-type="float">
            <text:p>0,06</text:p>
          </table:table-cell>
          <table:table-cell table:formula="of:=[.B80]*[.$F$1]" office:value-type="float" office:value="2786.40450004204" calcext:value-type="float">
            <text:p>2786</text:p>
          </table:table-cell>
          <table:table-cell table:formula="of:=[.B80]*[.$F$2]" office:value-type="float" office:value="2229.12360003363" calcext:value-type="float">
            <text:p>2229</text:p>
          </table:table-cell>
          <table:table-cell table:formula="of:=[.B80]*[.$F$3]" office:value-type="float" office:value="1114.56180001682" calcext:value-type="float">
            <text:p>1115</text:p>
          </table:table-cell>
          <table:table-cell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SQRT([.A81]+1)-SQRT([.A81])" office:value-type="float" office:value="0.0553851381374173" calcext:value-type="float">
            <text:p>0,06</text:p>
          </table:table-cell>
          <table:table-cell table:formula="of:=[.B81]*[.$F$1]" office:value-type="float" office:value="2769.25690687086" calcext:value-type="float">
            <text:p>2769</text:p>
          </table:table-cell>
          <table:table-cell table:formula="of:=[.B81]*[.$F$2]" office:value-type="float" office:value="2215.40552549669" calcext:value-type="float">
            <text:p>2215</text:p>
          </table:table-cell>
          <table:table-cell table:formula="of:=[.B81]*[.$F$3]" office:value-type="float" office:value="1107.70276274835" calcext:value-type="float">
            <text:p>1108</text:p>
          </table:table-cell>
          <table:table-cell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SQRT([.A82]+1)-SQRT([.A82])" office:value-type="float" office:value="0.0550484410068819" calcext:value-type="float">
            <text:p>0,06</text:p>
          </table:table-cell>
          <table:table-cell table:formula="of:=[.B82]*[.$F$1]" office:value-type="float" office:value="2752.42205034409" calcext:value-type="float">
            <text:p>2752</text:p>
          </table:table-cell>
          <table:table-cell table:formula="of:=[.B82]*[.$F$2]" office:value-type="float" office:value="2201.93764027528" calcext:value-type="float">
            <text:p>2202</text:p>
          </table:table-cell>
          <table:table-cell table:formula="of:=[.B82]*[.$F$3]" office:value-type="float" office:value="1100.96882013764" calcext:value-type="float">
            <text:p>1101</text:p>
          </table:table-cell>
          <table:table-cell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SQRT([.A83]+1)-SQRT([.A83])" office:value-type="float" office:value="0.0547178107673805" calcext:value-type="float">
            <text:p>0,05</text:p>
          </table:table-cell>
          <table:table-cell table:formula="of:=[.B83]*[.$F$1]" office:value-type="float" office:value="2735.89053836902" calcext:value-type="float">
            <text:p>2736</text:p>
          </table:table-cell>
          <table:table-cell table:formula="of:=[.B83]*[.$F$2]" office:value-type="float" office:value="2188.71243069522" calcext:value-type="float">
            <text:p>2189</text:p>
          </table:table-cell>
          <table:table-cell table:formula="of:=[.B83]*[.$F$3]" office:value-type="float" office:value="1094.35621534761" calcext:value-type="float">
            <text:p>1094</text:p>
          </table:table-cell>
          <table:table-cell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SQRT([.A84]+1)-SQRT([.A84])" office:value-type="float" office:value="0.0543930673812074" calcext:value-type="float">
            <text:p>0,05</text:p>
          </table:table-cell>
          <table:table-cell table:formula="of:=[.B84]*[.$F$1]" office:value-type="float" office:value="2719.65336906037" calcext:value-type="float">
            <text:p>2720</text:p>
          </table:table-cell>
          <table:table-cell table:formula="of:=[.B84]*[.$F$2]" office:value-type="float" office:value="2175.7226952483" calcext:value-type="float">
            <text:p>2176</text:p>
          </table:table-cell>
          <table:table-cell table:formula="of:=[.B84]*[.$F$3]" office:value-type="float" office:value="1087.86134762415" calcext:value-type="float">
            <text:p>1088</text:p>
          </table:table-cell>
          <table:table-cell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SQRT([.A85]+1)-SQRT([.A85])" office:value-type="float" office:value="0.0540740382028169" calcext:value-type="float">
            <text:p>0,05</text:p>
          </table:table-cell>
          <table:table-cell table:formula="of:=[.B85]*[.$F$1]" office:value-type="float" office:value="2703.70191014084" calcext:value-type="float">
            <text:p>2704</text:p>
          </table:table-cell>
          <table:table-cell table:formula="of:=[.B85]*[.$F$2]" office:value-type="float" office:value="2162.96152811267" calcext:value-type="float">
            <text:p>2163</text:p>
          </table:table-cell>
          <table:table-cell table:formula="of:=[.B85]*[.$F$3]" office:value-type="float" office:value="1081.48076405634" calcext:value-type="float">
            <text:p>1081</text:p>
          </table:table-cell>
          <table:table-cell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SQRT([.A86]+1)-SQRT([.A86])" office:value-type="float" office:value="0.0537605575931117" calcext:value-type="float">
            <text:p>0,05</text:p>
          </table:table-cell>
          <table:table-cell table:formula="of:=[.B86]*[.$F$1]" office:value-type="float" office:value="2688.02787965559" calcext:value-type="float">
            <text:p>2688</text:p>
          </table:table-cell>
          <table:table-cell table:formula="of:=[.B86]*[.$F$2]" office:value-type="float" office:value="2150.42230372447" calcext:value-type="float">
            <text:p>2150</text:p>
          </table:table-cell>
          <table:table-cell table:formula="of:=[.B86]*[.$F$3]" office:value-type="float" office:value="1075.21115186223" calcext:value-type="float">
            <text:p>1075</text:p>
          </table:table-cell>
          <table:table-cell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SQRT([.A87]+1)-SQRT([.A87])" office:value-type="float" office:value="0.0534524665580438" calcext:value-type="float">
            <text:p>0,05</text:p>
          </table:table-cell>
          <table:table-cell table:formula="of:=[.B87]*[.$F$1]" office:value-type="float" office:value="2672.62332790219" calcext:value-type="float">
            <text:p>2673</text:p>
          </table:table-cell>
          <table:table-cell table:formula="of:=[.B87]*[.$F$2]" office:value-type="float" office:value="2138.09866232175" calcext:value-type="float">
            <text:p>2138</text:p>
          </table:table-cell>
          <table:table-cell table:formula="of:=[.B87]*[.$F$3]" office:value-type="float" office:value="1069.04933116088" calcext:value-type="float">
            <text:p>1069</text:p>
          </table:table-cell>
          <table:table-cell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SQRT([.A88]+1)-SQRT([.A88])" office:value-type="float" office:value="0.0531496124097437" calcext:value-type="float">
            <text:p>0,05</text:p>
          </table:table-cell>
          <table:table-cell table:formula="of:=[.B88]*[.$F$1]" office:value-type="float" office:value="2657.48062048718" calcext:value-type="float">
            <text:p>2657</text:p>
          </table:table-cell>
          <table:table-cell table:formula="of:=[.B88]*[.$F$2]" office:value-type="float" office:value="2125.98449638975" calcext:value-type="float">
            <text:p>2126</text:p>
          </table:table-cell>
          <table:table-cell table:formula="of:=[.B88]*[.$F$3]" office:value-type="float" office:value="1062.99224819487" calcext:value-type="float">
            <text:p>1063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SQRT([.A89]+1)-SQRT([.A89])" office:value-type="float" office:value="0.052851848448535" calcext:value-type="float">
            <text:p>0,05</text:p>
          </table:table-cell>
          <table:table-cell table:formula="of:=[.B89]*[.$F$1]" office:value-type="float" office:value="2642.59242242675" calcext:value-type="float">
            <text:p>2643</text:p>
          </table:table-cell>
          <table:table-cell table:formula="of:=[.B89]*[.$F$2]" office:value-type="float" office:value="2114.0739379414" calcext:value-type="float">
            <text:p>2114</text:p>
          </table:table-cell>
          <table:table-cell table:formula="of:=[.B89]*[.$F$3]" office:value-type="float" office:value="1057.0369689707" calcext:value-type="float">
            <text:p>1057</text:p>
          </table:table-cell>
          <table:table-cell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SQRT([.A90]+1)-SQRT([.A90])" office:value-type="float" office:value="0.052559033664318" calcext:value-type="float">
            <text:p>0,05</text:p>
          </table:table-cell>
          <table:table-cell table:formula="of:=[.B90]*[.$F$1]" office:value-type="float" office:value="2627.9516832159" calcext:value-type="float">
            <text:p>2628</text:p>
          </table:table-cell>
          <table:table-cell table:formula="of:=[.B90]*[.$F$2]" office:value-type="float" office:value="2102.36134657272" calcext:value-type="float">
            <text:p>2102</text:p>
          </table:table-cell>
          <table:table-cell table:formula="of:=[.B90]*[.$F$3]" office:value-type="float" office:value="1051.18067328636" calcext:value-type="float">
            <text:p>1051</text:p>
          </table:table-cell>
          <table:table-cell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SQRT([.A91]+1)-SQRT([.A91])" office:value-type="float" office:value="0.0522710324559821" calcext:value-type="float">
            <text:p>0,05</text:p>
          </table:table-cell>
          <table:table-cell table:formula="of:=[.B91]*[.$F$1]" office:value-type="float" office:value="2613.5516227991" calcext:value-type="float">
            <text:p>2614</text:p>
          </table:table-cell>
          <table:table-cell table:formula="of:=[.B91]*[.$F$2]" office:value-type="float" office:value="2090.84129823928" calcext:value-type="float">
            <text:p>2091</text:p>
          </table:table-cell>
          <table:table-cell table:formula="of:=[.B91]*[.$F$3]" office:value-type="float" office:value="1045.42064911964" calcext:value-type="float">
            <text:p>1045</text:p>
          </table:table-cell>
          <table:table-cell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SQRT([.A92]+1)-SQRT([.A92])" office:value-type="float" office:value="0.0519877143675167" calcext:value-type="float">
            <text:p>0,05</text:p>
          </table:table-cell>
          <table:table-cell table:formula="of:=[.B92]*[.$F$1]" office:value-type="float" office:value="2599.38571837583" calcext:value-type="float">
            <text:p>2599</text:p>
          </table:table-cell>
          <table:table-cell table:formula="of:=[.B92]*[.$F$2]" office:value-type="float" office:value="2079.50857470067" calcext:value-type="float">
            <text:p>2080</text:p>
          </table:table-cell>
          <table:table-cell table:formula="of:=[.B92]*[.$F$3]" office:value-type="float" office:value="1039.75428735033" calcext:value-type="float">
            <text:p>1040</text:p>
          </table:table-cell>
          <table:table-cell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SQRT([.A93]+1)-SQRT([.A93])" office:value-type="float" office:value="0.0517089538397038" calcext:value-type="float">
            <text:p>0,05</text:p>
          </table:table-cell>
          <table:table-cell table:formula="of:=[.B93]*[.$F$1]" office:value-type="float" office:value="2585.44769198519" calcext:value-type="float">
            <text:p>2585</text:p>
          </table:table-cell>
          <table:table-cell table:formula="of:=[.B93]*[.$F$2]" office:value-type="float" office:value="2068.35815358815" calcext:value-type="float">
            <text:p>2068</text:p>
          </table:table-cell>
          <table:table-cell table:formula="of:=[.B93]*[.$F$3]" office:value-type="float" office:value="1034.17907679408" calcext:value-type="float">
            <text:p>1034</text:p>
          </table:table-cell>
          <table:table-cell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SQRT([.A94]+1)-SQRT([.A94])" office:value-type="float" office:value="0.0514346299763044" calcext:value-type="float">
            <text:p>0,05</text:p>
          </table:table-cell>
          <table:table-cell table:formula="of:=[.B94]*[.$F$1]" office:value-type="float" office:value="2571.73149881522" calcext:value-type="float">
            <text:p>2572</text:p>
          </table:table-cell>
          <table:table-cell table:formula="of:=[.B94]*[.$F$2]" office:value-type="float" office:value="2057.38519905218" calcext:value-type="float">
            <text:p>2057</text:p>
          </table:table-cell>
          <table:table-cell table:formula="of:=[.B94]*[.$F$3]" office:value-type="float" office:value="1028.69259952609" calcext:value-type="float">
            <text:p>1029</text:p>
          </table:table-cell>
          <table:table-cell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SQRT([.A95]+1)-SQRT([.A95])" office:value-type="float" office:value="0.0511646263237484" calcext:value-type="float">
            <text:p>0,05</text:p>
          </table:table-cell>
          <table:table-cell table:formula="of:=[.B95]*[.$F$1]" office:value-type="float" office:value="2558.23131618742" calcext:value-type="float">
            <text:p>2558</text:p>
          </table:table-cell>
          <table:table-cell table:formula="of:=[.B95]*[.$F$2]" office:value-type="float" office:value="2046.58505294994" calcext:value-type="float">
            <text:p>2047</text:p>
          </table:table-cell>
          <table:table-cell table:formula="of:=[.B95]*[.$F$3]" office:value-type="float" office:value="1023.29252647497" calcext:value-type="float">
            <text:p>1023</text:p>
          </table:table-cell>
          <table:table-cell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SQRT([.A96]+1)-SQRT([.A96])" office:value-type="float" office:value="0.0508988306633924" calcext:value-type="float">
            <text:p>0,05</text:p>
          </table:table-cell>
          <table:table-cell table:formula="of:=[.B96]*[.$F$1]" office:value-type="float" office:value="2544.94153316962" calcext:value-type="float">
            <text:p>2545</text:p>
          </table:table-cell>
          <table:table-cell table:formula="of:=[.B96]*[.$F$2]" office:value-type="float" office:value="2035.9532265357" calcext:value-type="float">
            <text:p>2036</text:p>
          </table:table-cell>
          <table:table-cell table:formula="of:=[.B96]*[.$F$3]" office:value-type="float" office:value="1017.97661326785" calcext:value-type="float">
            <text:p>1018</text:p>
          </table:table-cell>
          <table:table-cell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SQRT([.A97]+1)-SQRT([.A97])" office:value-type="float" office:value="0.0506371348155614" calcext:value-type="float">
            <text:p>0,05</text:p>
          </table:table-cell>
          <table:table-cell table:formula="of:=[.B97]*[.$F$1]" office:value-type="float" office:value="2531.85674077807" calcext:value-type="float">
            <text:p>2532</text:p>
          </table:table-cell>
          <table:table-cell table:formula="of:=[.B97]*[.$F$2]" office:value-type="float" office:value="2025.48539262246" calcext:value-type="float">
            <text:p>2025</text:p>
          </table:table-cell>
          <table:table-cell table:formula="of:=[.B97]*[.$F$3]" office:value-type="float" office:value="1012.74269631123" calcext:value-type="float">
            <text:p>1013</text:p>
          </table:table-cell>
          <table:table-cell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SQRT([.A98]+1)-SQRT([.A98])" office:value-type="float" office:value="0.0503794344545341" calcext:value-type="float">
            <text:p>0,05</text:p>
          </table:table-cell>
          <table:table-cell table:formula="of:=[.B98]*[.$F$1]" office:value-type="float" office:value="2518.9717227267" calcext:value-type="float">
            <text:p>2519</text:p>
          </table:table-cell>
          <table:table-cell table:formula="of:=[.B98]*[.$F$2]" office:value-type="float" office:value="2015.17737818136" calcext:value-type="float">
            <text:p>2015</text:p>
          </table:table-cell>
          <table:table-cell table:formula="of:=[.B98]*[.$F$3]" office:value-type="float" office:value="1007.58868909068" calcext:value-type="float">
            <text:p>1008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SQRT([.A99]+1)-SQRT([.A99])" office:value-type="float" office:value="0.0501256289338006" calcext:value-type="float">
            <text:p>0,05</text:p>
          </table:table-cell>
          <table:table-cell table:formula="of:=[.B99]*[.$F$1]" office:value-type="float" office:value="2506.28144669003" calcext:value-type="float">
            <text:p>2506</text:p>
          </table:table-cell>
          <table:table-cell table:formula="of:=[.B99]*[.$F$2]" office:value-type="float" office:value="2005.02515735202" calcext:value-type="float">
            <text:p>2005</text:p>
          </table:table-cell>
          <table:table-cell table:formula="of:=[.B99]*[.$F$3]" office:value-type="float" office:value="1002.51257867601" calcext:value-type="float">
            <text:p>1003</text:p>
          </table:table-cell>
          <table:table-cell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SQRT([.A100]+1)-SQRT([.A100])" office:value-type="float" office:value="0.0498756211208899" calcext:value-type="float">
            <text:p>0,05</text:p>
          </table:table-cell>
          <table:table-cell table:formula="of:=[.B100]*[.$F$1]" office:value-type="float" office:value="2493.7810560445" calcext:value-type="float">
            <text:p>2494</text:p>
          </table:table-cell>
          <table:table-cell table:formula="of:=[.B100]*[.$F$2]" office:value-type="float" office:value="1995.0248448356" calcext:value-type="float">
            <text:p>1995</text:p>
          </table:table-cell>
          <table:table-cell table:formula="of:=[.B100]*[.$F$3]" office:value-type="float" office:value="997.512422417799" calcext:value-type="float">
            <text:p>998</text:p>
          </table:table-cell>
          <table:table-cell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SQRT([.A101]+1)-SQRT([.A101])" office:value-type="float" office:value="0.0496293172411875" calcext:value-type="float">
            <text:p>0,05</text:p>
          </table:table-cell>
          <table:table-cell table:formula="of:=[.B101]*[.$F$1]" office:value-type="float" office:value="2481.46586205937" calcext:value-type="float">
            <text:p>2481</text:p>
          </table:table-cell>
          <table:table-cell table:formula="of:=[.B101]*[.$F$2]" office:value-type="float" office:value="1985.1726896475" calcext:value-type="float">
            <text:p>1985</text:p>
          </table:table-cell>
          <table:table-cell table:formula="of:=[.B101]*[.$F$3]" office:value-type="float" office:value="992.586344823749" calcext:value-type="float">
            <text:p>993</text:p>
          </table:table-cell>
          <table:table-cell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SQRT([.A102]+1)-SQRT([.A102])" office:value-type="float" office:value="0.0493866267301417" calcext:value-type="float">
            <text:p>0,05</text:p>
          </table:table-cell>
          <table:table-cell table:formula="of:=[.B102]*[.$F$1]" office:value-type="float" office:value="2469.33133650709" calcext:value-type="float">
            <text:p>2469</text:p>
          </table:table-cell>
          <table:table-cell table:formula="of:=[.B102]*[.$F$2]" office:value-type="float" office:value="1975.46506920567" calcext:value-type="float">
            <text:p>1975</text:p>
          </table:table-cell>
          <table:table-cell table:formula="of:=[.B102]*[.$F$3]" office:value-type="float" office:value="987.732534602834" calcext:value-type="float">
            <text:p>988</text:p>
          </table:table-cell>
          <table:table-cell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SQRT([.A103]+1)-SQRT([.A103])" office:value-type="float" office:value="0.0491474620933499" calcext:value-type="float">
            <text:p>0,05</text:p>
          </table:table-cell>
          <table:table-cell table:formula="of:=[.B103]*[.$F$1]" office:value-type="float" office:value="2457.37310466749" calcext:value-type="float">
            <text:p>2457</text:p>
          </table:table-cell>
          <table:table-cell table:formula="of:=[.B103]*[.$F$2]" office:value-type="float" office:value="1965.89848373399" calcext:value-type="float">
            <text:p>1966</text:p>
          </table:table-cell>
          <table:table-cell table:formula="of:=[.B103]*[.$F$3]" office:value-type="float" office:value="982.949241866997" calcext:value-type="float">
            <text:p>983</text:p>
          </table:table-cell>
          <table:table-cell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SQRT([.A104]+1)-SQRT([.A104])" office:value-type="float" office:value="0.048911738774029" calcext:value-type="float">
            <text:p>0,05</text:p>
          </table:table-cell>
          <table:table-cell table:formula="of:=[.B104]*[.$F$1]" office:value-type="float" office:value="2445.58693870145" calcext:value-type="float">
            <text:p>2446</text:p>
          </table:table-cell>
          <table:table-cell table:formula="of:=[.B104]*[.$F$2]" office:value-type="float" office:value="1956.46955096116" calcext:value-type="float">
            <text:p>1956</text:p>
          </table:table-cell>
          <table:table-cell table:formula="of:=[.B104]*[.$F$3]" office:value-type="float" office:value="978.23477548058" calcext:value-type="float">
            <text:p>978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SQRT([.A105]+1)-SQRT([.A105])" office:value-type="float" office:value="0.0486793750274028" calcext:value-type="float">
            <text:p>0,05</text:p>
          </table:table-cell>
          <table:table-cell table:formula="of:=[.B105]*[.$F$1]" office:value-type="float" office:value="2433.96875137014" calcext:value-type="float">
            <text:p>2434</text:p>
          </table:table-cell>
          <table:table-cell table:formula="of:=[.B105]*[.$F$2]" office:value-type="float" office:value="1947.17500109611" calcext:value-type="float">
            <text:p>1947</text:p>
          </table:table-cell>
          <table:table-cell table:formula="of:=[.B105]*[.$F$3]" office:value-type="float" office:value="973.587500548057" calcext:value-type="float">
            <text:p>974</text:p>
          </table:table-cell>
          <table:table-cell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SQRT([.A106]+1)-SQRT([.A106])" office:value-type="float" office:value="0.0484502918016005" calcext:value-type="float">
            <text:p>0,05</text:p>
          </table:table-cell>
          <table:table-cell table:formula="of:=[.B106]*[.$F$1]" office:value-type="float" office:value="2422.51459008003" calcext:value-type="float">
            <text:p>2423</text:p>
          </table:table-cell>
          <table:table-cell table:formula="of:=[.B106]*[.$F$2]" office:value-type="float" office:value="1938.01167206402" calcext:value-type="float">
            <text:p>1938</text:p>
          </table:table-cell>
          <table:table-cell table:formula="of:=[.B106]*[.$F$3]" office:value-type="float" office:value="969.005836032011" calcext:value-type="float">
            <text:p>969</text:p>
          </table:table-cell>
          <table:table-cell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SQRT([.A107]+1)-SQRT([.A107])" office:value-type="float" office:value="0.0482244126246627" calcext:value-type="float">
            <text:p>0,05</text:p>
          </table:table-cell>
          <table:table-cell table:formula="of:=[.B107]*[.$F$1]" office:value-type="float" office:value="2411.22063123314" calcext:value-type="float">
            <text:p>2411</text:p>
          </table:table-cell>
          <table:table-cell table:formula="of:=[.B107]*[.$F$2]" office:value-type="float" office:value="1928.97650498651" calcext:value-type="float">
            <text:p>1929</text:p>
          </table:table-cell>
          <table:table-cell table:formula="of:=[.B107]*[.$F$3]" office:value-type="float" office:value="964.488252493254" calcext:value-type="float">
            <text:p>964</text:p>
          </table:table-cell>
          <table:table-cell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SQRT([.A108]+1)-SQRT([.A108])" office:value-type="float" office:value="0.0480016634972866" calcext:value-type="float">
            <text:p>0,05</text:p>
          </table:table-cell>
          <table:table-cell table:formula="of:=[.B108]*[.$F$1]" office:value-type="float" office:value="2400.08317486433" calcext:value-type="float">
            <text:p>2400</text:p>
          </table:table-cell>
          <table:table-cell table:formula="of:=[.B108]*[.$F$2]" office:value-type="float" office:value="1920.06653989147" calcext:value-type="float">
            <text:p>1920</text:p>
          </table:table-cell>
          <table:table-cell table:formula="of:=[.B108]*[.$F$3]" office:value-type="float" office:value="960.033269945733" calcext:value-type="float">
            <text:p>960</text:p>
          </table:table-cell>
          <table:table-cell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SQRT([.A109]+1)-SQRT([.A109])" office:value-type="float" office:value="0.0477819727909647" calcext:value-type="float">
            <text:p>0,05</text:p>
          </table:table-cell>
          <table:table-cell table:formula="of:=[.B109]*[.$F$1]" office:value-type="float" office:value="2389.09863954824" calcext:value-type="float">
            <text:p>2389</text:p>
          </table:table-cell>
          <table:table-cell table:formula="of:=[.B109]*[.$F$2]" office:value-type="float" office:value="1911.27891163859" calcext:value-type="float">
            <text:p>1911</text:p>
          </table:table-cell>
          <table:table-cell table:formula="of:=[.B109]*[.$F$3]" office:value-type="float" office:value="955.639455819295" calcext:value-type="float">
            <text:p>956</text:p>
          </table:table-cell>
          <table:table-cell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SQRT([.A110]+1)-SQRT([.A110])" office:value-type="float" office:value="0.0475652711512229" calcext:value-type="float">
            <text:p>0,05</text:p>
          </table:table-cell>
          <table:table-cell table:formula="of:=[.B110]*[.$F$1]" office:value-type="float" office:value="2378.26355756114" calcext:value-type="float">
            <text:p>2378</text:p>
          </table:table-cell>
          <table:table-cell table:formula="of:=[.B110]*[.$F$2]" office:value-type="float" office:value="1902.61084604892" calcext:value-type="float">
            <text:p>1903</text:p>
          </table:table-cell>
          <table:table-cell table:formula="of:=[.B110]*[.$F$3]" office:value-type="float" office:value="951.305423024458" calcext:value-type="float">
            <text:p>951</text:p>
          </table:table-cell>
          <table:table-cell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SQRT([.A111]+1)-SQRT([.A111])" office:value-type="float" office:value="0.0473514914056246" calcext:value-type="float">
            <text:p>0,05</text:p>
          </table:table-cell>
          <table:table-cell table:formula="of:=[.B111]*[.$F$1]" office:value-type="float" office:value="2367.57457028123" calcext:value-type="float">
            <text:p>2368</text:p>
          </table:table-cell>
          <table:table-cell table:formula="of:=[.B111]*[.$F$2]" office:value-type="float" office:value="1894.05965622498" calcext:value-type="float">
            <text:p>1894</text:p>
          </table:table-cell>
          <table:table-cell table:formula="of:=[.B111]*[.$F$3]" office:value-type="float" office:value="947.029828112491" calcext:value-type="float">
            <text:p>947</text:p>
          </table:table-cell>
          <table:table-cell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SQRT([.A112]+1)-SQRT([.A112])" office:value-type="float" office:value="0.0471405684762871" calcext:value-type="float">
            <text:p>0,05</text:p>
          </table:table-cell>
          <table:table-cell table:formula="of:=[.B112]*[.$F$1]" office:value-type="float" office:value="2357.02842381436" calcext:value-type="float">
            <text:p>2357</text:p>
          </table:table-cell>
          <table:table-cell table:formula="of:=[.B112]*[.$F$2]" office:value-type="float" office:value="1885.62273905148" calcext:value-type="float">
            <text:p>1886</text:p>
          </table:table-cell>
          <table:table-cell table:formula="of:=[.B112]*[.$F$3]" office:value-type="float" office:value="942.811369525742" calcext:value-type="float">
            <text:p>943</text:p>
          </table:table-cell>
          <table:table-cell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SQRT([.A113]+1)-SQRT([.A113])" office:value-type="float" office:value="0.0469324392966612" calcext:value-type="float">
            <text:p>0,05</text:p>
          </table:table-cell>
          <table:table-cell table:formula="of:=[.B113]*[.$F$1]" office:value-type="float" office:value="2346.62196483306" calcext:value-type="float">
            <text:p>2347</text:p>
          </table:table-cell>
          <table:table-cell table:formula="of:=[.B113]*[.$F$2]" office:value-type="float" office:value="1877.29757186645" calcext:value-type="float">
            <text:p>1877</text:p>
          </table:table-cell>
          <table:table-cell table:formula="of:=[.B113]*[.$F$3]" office:value-type="float" office:value="938.648785933225" calcext:value-type="float">
            <text:p>939</text:p>
          </table:table-cell>
          <table:table-cell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SQRT([.A114]+1)-SQRT([.A114])" office:value-type="float" office:value="0.0467270427322966" calcext:value-type="float">
            <text:p>0,05</text:p>
          </table:table-cell>
          <table:table-cell table:formula="of:=[.B114]*[.$F$1]" office:value-type="float" office:value="2336.35213661483" calcext:value-type="float">
            <text:p>2336</text:p>
          </table:table-cell>
          <table:table-cell table:formula="of:=[.B114]*[.$F$2]" office:value-type="float" office:value="1869.08170929186" calcext:value-type="float">
            <text:p>1869</text:p>
          </table:table-cell>
          <table:table-cell table:formula="of:=[.B114]*[.$F$3]" office:value-type="float" office:value="934.540854645931" calcext:value-type="float">
            <text:p>935</text:p>
          </table:table-cell>
          <table:table-cell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SQRT([.A115]+1)-SQRT([.A115])" office:value-type="float" office:value="0.0465243195053997" calcext:value-type="float">
            <text:p>0,05</text:p>
          </table:table-cell>
          <table:table-cell table:formula="of:=[.B115]*[.$F$1]" office:value-type="float" office:value="2326.21597526999" calcext:value-type="float">
            <text:p>2326</text:p>
          </table:table-cell>
          <table:table-cell table:formula="of:=[.B115]*[.$F$2]" office:value-type="float" office:value="1860.97278021599" calcext:value-type="float">
            <text:p>1861</text:p>
          </table:table-cell>
          <table:table-cell table:formula="of:=[.B115]*[.$F$3]" office:value-type="float" office:value="930.486390107994" calcext:value-type="float">
            <text:p>930</text:p>
          </table:table-cell>
          <table:table-cell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SQRT([.A116]+1)-SQRT([.A116])" office:value-type="float" office:value="0.0463242121229612" calcext:value-type="float">
            <text:p>0,05</text:p>
          </table:table-cell>
          <table:table-cell table:formula="of:=[.B116]*[.$F$1]" office:value-type="float" office:value="2316.21060614806" calcext:value-type="float">
            <text:p>2316</text:p>
          </table:table-cell>
          <table:table-cell table:formula="of:=[.B116]*[.$F$2]" office:value-type="float" office:value="1852.96848491845" calcext:value-type="float">
            <text:p>1853</text:p>
          </table:table-cell>
          <table:table-cell table:formula="of:=[.B116]*[.$F$3]" office:value-type="float" office:value="926.484242459225" calcext:value-type="float">
            <text:p>926</text:p>
          </table:table-cell>
          <table:table-cell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SQRT([.A117]+1)-SQRT([.A117])" office:value-type="float" office:value="0.0461266648082468" calcext:value-type="float">
            <text:p>0,05</text:p>
          </table:table-cell>
          <table:table-cell table:formula="of:=[.B117]*[.$F$1]" office:value-type="float" office:value="2306.33324041234" calcext:value-type="float">
            <text:p>2306</text:p>
          </table:table-cell>
          <table:table-cell table:formula="of:=[.B117]*[.$F$2]" office:value-type="float" office:value="1845.06659232987" calcext:value-type="float">
            <text:p>1845</text:p>
          </table:table-cell>
          <table:table-cell table:formula="of:=[.B117]*[.$F$3]" office:value-type="float" office:value="922.533296164936" calcext:value-type="float">
            <text:p>923</text:p>
          </table:table-cell>
          <table:table-cell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SQRT([.A118]+1)-SQRT([.A118])" office:value-type="float" office:value="0.0459316234354983" calcext:value-type="float">
            <text:p>0,05</text:p>
          </table:table-cell>
          <table:table-cell table:formula="of:=[.B118]*[.$F$1]" office:value-type="float" office:value="2296.58117177491" calcext:value-type="float">
            <text:p>2297</text:p>
          </table:table-cell>
          <table:table-cell table:formula="of:=[.B118]*[.$F$2]" office:value-type="float" office:value="1837.26493741993" calcext:value-type="float">
            <text:p>1837</text:p>
          </table:table-cell>
          <table:table-cell table:formula="of:=[.B118]*[.$F$3]" office:value-type="float" office:value="918.632468709966" calcext:value-type="float">
            <text:p>919</text:p>
          </table:table-cell>
          <table:table-cell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SQRT([.A119]+1)-SQRT([.A119])" office:value-type="float" office:value="0.0457390354676086" calcext:value-type="float">
            <text:p>0,05</text:p>
          </table:table-cell>
          <table:table-cell table:formula="of:=[.B119]*[.$F$1]" office:value-type="float" office:value="2286.95177338043" calcext:value-type="float">
            <text:p>2287</text:p>
          </table:table-cell>
          <table:table-cell table:formula="of:=[.B119]*[.$F$2]" office:value-type="float" office:value="1829.56141870434" calcext:value-type="float">
            <text:p>1830</text:p>
          </table:table-cell>
          <table:table-cell table:formula="of:=[.B119]*[.$F$3]" office:value-type="float" office:value="914.780709352172" calcext:value-type="float">
            <text:p>915</text:p>
          </table:table-cell>
          <table:table-cell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SQRT([.A120]+1)-SQRT([.A120])" office:value-type="float" office:value="0.0455488498966776" calcext:value-type="float">
            <text:p>0,05</text:p>
          </table:table-cell>
          <table:table-cell table:formula="of:=[.B120]*[.$F$1]" office:value-type="float" office:value="2277.44249483388" calcext:value-type="float">
            <text:p>2277</text:p>
          </table:table-cell>
          <table:table-cell table:formula="of:=[.B120]*[.$F$2]" office:value-type="float" office:value="1821.9539958671" calcext:value-type="float">
            <text:p>1822</text:p>
          </table:table-cell>
          <table:table-cell table:formula="of:=[.B120]*[.$F$3]" office:value-type="float" office:value="910.976997933553" calcext:value-type="float">
            <text:p>911</text:p>
          </table:table-cell>
          <table:table-cell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SQRT([.A121]+1)-SQRT([.A121])" office:value-type="float" office:value="0.0453610171872612" calcext:value-type="float">
            <text:p>0,05</text:p>
          </table:table-cell>
          <table:table-cell table:formula="of:=[.B121]*[.$F$1]" office:value-type="float" office:value="2268.05085936306" calcext:value-type="float">
            <text:p>2268</text:p>
          </table:table-cell>
          <table:table-cell table:formula="of:=[.B121]*[.$F$2]" office:value-type="float" office:value="1814.44068749045" calcext:value-type="float">
            <text:p>1814</text:p>
          </table:table-cell>
          <table:table-cell table:formula="of:=[.B121]*[.$F$3]" office:value-type="float" office:value="907.220343745223" calcext:value-type="float">
            <text:p>907</text:p>
          </table:table-cell>
          <table:table-cell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SQRT([.A122]+1)-SQRT([.A122])" office:value-type="float" office:value="0.0451754892221565" calcext:value-type="float">
            <text:p>0,05</text:p>
          </table:table-cell>
          <table:table-cell table:formula="of:=[.B122]*[.$F$1]" office:value-type="float" office:value="2258.77446110783" calcext:value-type="float">
            <text:p>2259</text:p>
          </table:table-cell>
          <table:table-cell table:formula="of:=[.B122]*[.$F$2]" office:value-type="float" office:value="1807.01956888626" calcext:value-type="float">
            <text:p>1807</text:p>
          </table:table-cell>
          <table:table-cell table:formula="of:=[.B122]*[.$F$3]" office:value-type="float" office:value="903.509784443131" calcext:value-type="float">
            <text:p>904</text:p>
          </table:table-cell>
          <table:table-cell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SQRT([.A123]+1)-SQRT([.A123])" office:value-type="float" office:value="0.0449922192506254" calcext:value-type="float">
            <text:p>0,04</text:p>
          </table:table-cell>
          <table:table-cell table:formula="of:=[.B123]*[.$F$1]" office:value-type="float" office:value="2249.61096253127" calcext:value-type="float">
            <text:p>2250</text:p>
          </table:table-cell>
          <table:table-cell table:formula="of:=[.B123]*[.$F$2]" office:value-type="float" office:value="1799.68877002501" calcext:value-type="float">
            <text:p>1800</text:p>
          </table:table-cell>
          <table:table-cell table:formula="of:=[.B123]*[.$F$3]" office:value-type="float" office:value="899.844385012507" calcext:value-type="float">
            <text:p>900</text:p>
          </table:table-cell>
          <table:table-cell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SQRT([.A124]+1)-SQRT([.A124])" office:value-type="float" office:value="0.044811161838906" calcext:value-type="float">
            <text:p>0,04</text:p>
          </table:table-cell>
          <table:table-cell table:formula="of:=[.B124]*[.$F$1]" office:value-type="float" office:value="2240.5580919453" calcext:value-type="float">
            <text:p>2241</text:p>
          </table:table-cell>
          <table:table-cell table:formula="of:=[.B124]*[.$F$2]" office:value-type="float" office:value="1792.44647355624" calcext:value-type="float">
            <text:p>1792</text:p>
          </table:table-cell>
          <table:table-cell table:formula="of:=[.B124]*[.$F$3]" office:value-type="float" office:value="896.22323677812" calcext:value-type="float">
            <text:p>896</text:p>
          </table:table-cell>
          <table:table-cell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SQRT([.A125]+1)-SQRT([.A125])" office:value-type="float" office:value="0.0446322728228754" calcext:value-type="float">
            <text:p>0,04</text:p>
          </table:table-cell>
          <table:table-cell table:formula="of:=[.B125]*[.$F$1]" office:value-type="float" office:value="2231.61364114377" calcext:value-type="float">
            <text:p>2232</text:p>
          </table:table-cell>
          <table:table-cell table:formula="of:=[.B125]*[.$F$2]" office:value-type="float" office:value="1785.29091291502" calcext:value-type="float">
            <text:p>1785</text:p>
          </table:table-cell>
          <table:table-cell table:formula="of:=[.B125]*[.$F$3]" office:value-type="float" office:value="892.645456457508" calcext:value-type="float">
            <text:p>893</text:p>
          </table:table-cell>
          <table:table-cell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SQRT([.A126]+1)-SQRT([.A126])" office:value-type="float" office:value="0.0444555092628196" calcext:value-type="float">
            <text:p>0,04</text:p>
          </table:table-cell>
          <table:table-cell table:formula="of:=[.B126]*[.$F$1]" office:value-type="float" office:value="2222.77546314098" calcext:value-type="float">
            <text:p>2223</text:p>
          </table:table-cell>
          <table:table-cell table:formula="of:=[.B126]*[.$F$2]" office:value-type="float" office:value="1778.22037051278" calcext:value-type="float">
            <text:p>1778</text:p>
          </table:table-cell>
          <table:table-cell table:formula="of:=[.B126]*[.$F$3]" office:value-type="float" office:value="889.110185256392" calcext:value-type="float">
            <text:p>889</text:p>
          </table:table-cell>
          <table:table-cell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SQRT([.A127]+1)-SQRT([.A127])" office:value-type="float" office:value="0.0442808294001171" calcext:value-type="float">
            <text:p>0,04</text:p>
          </table:table-cell>
          <table:table-cell table:formula="of:=[.B127]*[.$F$1]" office:value-type="float" office:value="2214.04147000586" calcext:value-type="float">
            <text:p>2214</text:p>
          </table:table-cell>
          <table:table-cell table:formula="of:=[.B127]*[.$F$2]" office:value-type="float" office:value="1771.23317600468" calcext:value-type="float">
            <text:p>1771</text:p>
          </table:table-cell>
          <table:table-cell table:formula="of:=[.B127]*[.$F$3]" office:value-type="float" office:value="885.616588002343" calcext:value-type="float">
            <text:p>886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SQRT([.A128]+1)-SQRT([.A128])" office:value-type="float" office:value="0.044108192615786" calcext:value-type="float">
            <text:p>0,04</text:p>
          </table:table-cell>
          <table:table-cell table:formula="of:=[.B128]*[.$F$1]" office:value-type="float" office:value="2205.4096307893" calcext:value-type="float">
            <text:p>2205</text:p>
          </table:table-cell>
          <table:table-cell table:formula="of:=[.B128]*[.$F$2]" office:value-type="float" office:value="1764.32770463144" calcext:value-type="float">
            <text:p>1764</text:p>
          </table:table-cell>
          <table:table-cell table:formula="of:=[.B128]*[.$F$3]" office:value-type="float" office:value="882.163852315721" calcext:value-type="float">
            <text:p>882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SQRT([.A129]+1)-SQRT([.A129])" office:value-type="float" office:value="0.043937559390832" calcext:value-type="float">
            <text:p>0,04</text:p>
          </table:table-cell>
          <table:table-cell table:formula="of:=[.B129]*[.$F$1]" office:value-type="float" office:value="2196.8779695416" calcext:value-type="float">
            <text:p>2197</text:p>
          </table:table-cell>
          <table:table-cell table:formula="of:=[.B129]*[.$F$2]" office:value-type="float" office:value="1757.50237563328" calcext:value-type="float">
            <text:p>1758</text:p>
          </table:table-cell>
          <table:table-cell table:formula="of:=[.B129]*[.$F$3]" office:value-type="float" office:value="878.75118781664" calcext:value-type="float">
            <text:p>879</text:p>
          </table:table-cell>
          <table:table-cell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SQRT([.A130]+1)-SQRT([.A130])" office:value-type="float" office:value="0.0437688912682184" calcext:value-type="float">
            <text:p>0,04</text:p>
          </table:table-cell>
          <table:table-cell table:formula="of:=[.B130]*[.$F$1]" office:value-type="float" office:value="2188.44456341092" calcext:value-type="float">
            <text:p>2188</text:p>
          </table:table-cell>
          <table:table-cell table:formula="of:=[.B130]*[.$F$2]" office:value-type="float" office:value="1750.75565072873" calcext:value-type="float">
            <text:p>1751</text:p>
          </table:table-cell>
          <table:table-cell table:formula="of:=[.B130]*[.$F$3]" office:value-type="float" office:value="875.377825364367" calcext:value-type="float">
            <text:p>875</text:p>
          </table:table-cell>
          <table:table-cell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SQRT([.A131]+1)-SQRT([.A131])" office:value-type="float" office:value="0.0436021508164597" calcext:value-type="float">
            <text:p>0,04</text:p>
          </table:table-cell>
          <table:table-cell table:formula="of:=[.B131]*[.$F$1]" office:value-type="float" office:value="2180.10754082298" calcext:value-type="float">
            <text:p>2180</text:p>
          </table:table-cell>
          <table:table-cell table:formula="of:=[.B131]*[.$F$2]" office:value-type="float" office:value="1744.08603265839" calcext:value-type="float">
            <text:p>1744</text:p>
          </table:table-cell>
          <table:table-cell table:formula="of:=[.B131]*[.$F$3]" office:value-type="float" office:value="872.043016329194" calcext:value-type="float">
            <text:p>872</text:p>
          </table:table-cell>
          <table:table-cell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SQRT([.A132]+1)-SQRT([.A132])" office:value-type="float" office:value="0.0434373015947394" calcext:value-type="float">
            <text:p>0,04</text:p>
          </table:table-cell>
          <table:table-cell table:formula="of:=[.B132]*[.$F$1]" office:value-type="float" office:value="2171.86507973697" calcext:value-type="float">
            <text:p>2172</text:p>
          </table:table-cell>
          <table:table-cell table:formula="of:=[.B132]*[.$F$2]" office:value-type="float" office:value="1737.49206378957" calcext:value-type="float">
            <text:p>1737</text:p>
          </table:table-cell>
          <table:table-cell table:formula="of:=[.B132]*[.$F$3]" office:value-type="float" office:value="868.746031894787" calcext:value-type="float">
            <text:p>869</text:p>
          </table:table-cell>
          <table:table-cell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SQRT([.A133]+1)-SQRT([.A133])" office:value-type="float" office:value="0.0432743081194289" calcext:value-type="float">
            <text:p>0,04</text:p>
          </table:table-cell>
          <table:table-cell table:formula="of:=[.B133]*[.$F$1]" office:value-type="float" office:value="2163.71540597144" calcext:value-type="float">
            <text:p>2164</text:p>
          </table:table-cell>
          <table:table-cell table:formula="of:=[.B133]*[.$F$2]" office:value-type="float" office:value="1730.97232477716" calcext:value-type="float">
            <text:p>1731</text:p>
          </table:table-cell>
          <table:table-cell table:formula="of:=[.B133]*[.$F$3]" office:value-type="float" office:value="865.486162388578" calcext:value-type="float">
            <text:p>865</text:p>
          </table:table-cell>
          <table:table-cell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SQRT([.A134]+1)-SQRT([.A134])" office:value-type="float" office:value="0.0431131358320247" calcext:value-type="float">
            <text:p>0,04</text:p>
          </table:table-cell>
          <table:table-cell table:formula="of:=[.B134]*[.$F$1]" office:value-type="float" office:value="2155.65679160123" calcext:value-type="float">
            <text:p>2156</text:p>
          </table:table-cell>
          <table:table-cell table:formula="of:=[.B134]*[.$F$2]" office:value-type="float" office:value="1724.52543328099" calcext:value-type="float">
            <text:p>1725</text:p>
          </table:table-cell>
          <table:table-cell table:formula="of:=[.B134]*[.$F$3]" office:value-type="float" office:value="862.262716640494" calcext:value-type="float">
            <text:p>862</text:p>
          </table:table-cell>
          <table:table-cell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SQRT([.A135]+1)-SQRT([.A135])" office:value-type="float" office:value="0.0429537510683513" calcext:value-type="float">
            <text:p>0,04</text:p>
          </table:table-cell>
          <table:table-cell table:formula="of:=[.B135]*[.$F$1]" office:value-type="float" office:value="2147.68755341757" calcext:value-type="float">
            <text:p>2148</text:p>
          </table:table-cell>
          <table:table-cell table:formula="of:=[.B135]*[.$F$2]" office:value-type="float" office:value="1718.15004273405" calcext:value-type="float">
            <text:p>1718</text:p>
          </table:table-cell>
          <table:table-cell table:formula="of:=[.B135]*[.$F$3]" office:value-type="float" office:value="859.075021367026" calcext:value-type="float">
            <text:p>859</text:p>
          </table:table-cell>
          <table:table-cell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SQRT([.A136]+1)-SQRT([.A136])" office:value-type="float" office:value="0.0427961210290242" calcext:value-type="float">
            <text:p>0,04</text:p>
          </table:table-cell>
          <table:table-cell table:formula="of:=[.B136]*[.$F$1]" office:value-type="float" office:value="2139.80605145121" calcext:value-type="float">
            <text:p>2140</text:p>
          </table:table-cell>
          <table:table-cell table:formula="of:=[.B136]*[.$F$2]" office:value-type="float" office:value="1711.84484116097" calcext:value-type="float">
            <text:p>1712</text:p>
          </table:table-cell>
          <table:table-cell table:formula="of:=[.B136]*[.$F$3]" office:value-type="float" office:value="855.922420580484" calcext:value-type="float">
            <text:p>856</text:p>
          </table:table-cell>
          <table:table-cell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SQRT([.A137]+1)-SQRT([.A137])" office:value-type="float" office:value="0.0426402137511044" calcext:value-type="float">
            <text:p>0,04</text:p>
          </table:table-cell>
          <table:table-cell table:formula="of:=[.B137]*[.$F$1]" office:value-type="float" office:value="2132.01068755522" calcext:value-type="float">
            <text:p>2132</text:p>
          </table:table-cell>
          <table:table-cell table:formula="of:=[.B137]*[.$F$2]" office:value-type="float" office:value="1705.60855004418" calcext:value-type="float">
            <text:p>1706</text:p>
          </table:table-cell>
          <table:table-cell table:formula="of:=[.B137]*[.$F$3]" office:value-type="float" office:value="852.804275022088" calcext:value-type="float">
            <text:p>853</text:p>
          </table:table-cell>
          <table:table-cell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SQRT([.A138]+1)-SQRT([.A138])" office:value-type="float" office:value="0.0424859980808652" calcext:value-type="float">
            <text:p>0,04</text:p>
          </table:table-cell>
          <table:table-cell table:formula="of:=[.B138]*[.$F$1]" office:value-type="float" office:value="2124.29990404326" calcext:value-type="float">
            <text:p>2124</text:p>
          </table:table-cell>
          <table:table-cell table:formula="of:=[.B138]*[.$F$2]" office:value-type="float" office:value="1699.43992323461" calcext:value-type="float">
            <text:p>1699</text:p>
          </table:table-cell>
          <table:table-cell table:formula="of:=[.B138]*[.$F$3]" office:value-type="float" office:value="849.719961617303" calcext:value-type="float">
            <text:p>850</text:p>
          </table:table-cell>
          <table:table-cell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SQRT([.A139]+1)-SQRT([.A139])" office:value-type="float" office:value="0.042333443647637" calcext:value-type="float">
            <text:p>0,04</text:p>
          </table:table-cell>
          <table:table-cell table:formula="of:=[.B139]*[.$F$1]" office:value-type="float" office:value="2116.67218238185" calcext:value-type="float">
            <text:p>2117</text:p>
          </table:table-cell>
          <table:table-cell table:formula="of:=[.B139]*[.$F$2]" office:value-type="float" office:value="1693.33774590548" calcext:value-type="float">
            <text:p>1693</text:p>
          </table:table-cell>
          <table:table-cell table:formula="of:=[.B139]*[.$F$3]" office:value-type="float" office:value="846.668872952741" calcext:value-type="float">
            <text:p>847</text:p>
          </table:table-cell>
          <table:table-cell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SQRT([.A140]+1)-SQRT([.A140])" office:value-type="float" office:value="0.0421825208386846" calcext:value-type="float">
            <text:p>0,04</text:p>
          </table:table-cell>
          <table:table-cell table:formula="of:=[.B140]*[.$F$1]" office:value-type="float" office:value="2109.12604193423" calcext:value-type="float">
            <text:p>2109</text:p>
          </table:table-cell>
          <table:table-cell table:formula="of:=[.B140]*[.$F$2]" office:value-type="float" office:value="1687.30083354738" calcext:value-type="float">
            <text:p>1687</text:p>
          </table:table-cell>
          <table:table-cell table:formula="of:=[.B140]*[.$F$3]" office:value-type="float" office:value="843.650416773691" calcext:value-type="float">
            <text:p>844</text:p>
          </table:table-cell>
          <table:table-cell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SQRT([.A141]+1)-SQRT([.A141])" office:value-type="float" office:value="0.0420332007750677" calcext:value-type="float">
            <text:p>0,04</text:p>
          </table:table-cell>
          <table:table-cell table:formula="of:=[.B141]*[.$F$1]" office:value-type="float" office:value="2101.66003875338" calcext:value-type="float">
            <text:p>2102</text:p>
          </table:table-cell>
          <table:table-cell table:formula="of:=[.B141]*[.$F$2]" office:value-type="float" office:value="1681.32803100271" calcext:value-type="float">
            <text:p>1681</text:p>
          </table:table-cell>
          <table:table-cell table:formula="of:=[.B141]*[.$F$3]" office:value-type="float" office:value="840.664015501353" calcext:value-type="float">
            <text:p>841</text:p>
          </table:table-cell>
          <table:table-cell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SQRT([.A142]+1)-SQRT([.A142])" office:value-type="float" office:value="0.0418854552884138" calcext:value-type="float">
            <text:p>0,04</text:p>
          </table:table-cell>
          <table:table-cell table:formula="of:=[.B142]*[.$F$1]" office:value-type="float" office:value="2094.27276442069" calcext:value-type="float">
            <text:p>2094</text:p>
          </table:table-cell>
          <table:table-cell table:formula="of:=[.B142]*[.$F$2]" office:value-type="float" office:value="1675.41821153655" calcext:value-type="float">
            <text:p>1675</text:p>
          </table:table-cell>
          <table:table-cell table:formula="of:=[.B142]*[.$F$3]" office:value-type="float" office:value="837.709105768276" calcext:value-type="float">
            <text:p>838</text:p>
          </table:table-cell>
          <table:table-cell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SQRT([.A143]+1)-SQRT([.A143])" office:value-type="float" office:value="0.0417392568986017" calcext:value-type="float">
            <text:p>0,04</text:p>
          </table:table-cell>
          <table:table-cell table:formula="of:=[.B143]*[.$F$1]" office:value-type="float" office:value="2086.96284493008" calcext:value-type="float">
            <text:p>2087</text:p>
          </table:table-cell>
          <table:table-cell table:formula="of:=[.B143]*[.$F$2]" office:value-type="float" office:value="1669.57027594407" calcext:value-type="float">
            <text:p>1670</text:p>
          </table:table-cell>
          <table:table-cell table:formula="of:=[.B143]*[.$F$3]" office:value-type="float" office:value="834.785137972034" calcext:value-type="float">
            <text:p>835</text:p>
          </table:table-cell>
          <table:table-cell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SQRT([.A144]+1)-SQRT([.A144])" office:value-type="float" office:value="0.0415945787922958" calcext:value-type="float">
            <text:p>0,04</text:p>
          </table:table-cell>
          <table:table-cell table:formula="of:=[.B144]*[.$F$1]" office:value-type="float" office:value="2079.72893961479" calcext:value-type="float">
            <text:p>2080</text:p>
          </table:table-cell>
          <table:table-cell table:formula="of:=[.B144]*[.$F$2]" office:value-type="float" office:value="1663.78315169183" calcext:value-type="float">
            <text:p>1664</text:p>
          </table:table-cell>
          <table:table-cell table:formula="of:=[.B144]*[.$F$3]" office:value-type="float" office:value="831.891575845916" calcext:value-type="float">
            <text:p>832</text:p>
          </table:table-cell>
          <table:table-cell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SQRT([.A145]+1)-SQRT([.A145])" office:value-type="float" office:value="0.0414513948022766" calcext:value-type="float">
            <text:p>0,04</text:p>
          </table:table-cell>
          <table:table-cell table:formula="of:=[.B145]*[.$F$1]" office:value-type="float" office:value="2072.56974011383" calcext:value-type="float">
            <text:p>2073</text:p>
          </table:table-cell>
          <table:table-cell table:formula="of:=[.B145]*[.$F$2]" office:value-type="float" office:value="1658.05579209106" calcext:value-type="float">
            <text:p>1658</text:p>
          </table:table-cell>
          <table:table-cell table:formula="of:=[.B145]*[.$F$3]" office:value-type="float" office:value="829.027896045531" calcext:value-type="float">
            <text:p>829</text:p>
          </table:table-cell>
          <table:table-cell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SQRT([.A146]+1)-SQRT([.A146])" office:value-type="float" office:value="0.0413096793875685" calcext:value-type="float">
            <text:p>0,04</text:p>
          </table:table-cell>
          <table:table-cell table:formula="of:=[.B146]*[.$F$1]" office:value-type="float" office:value="2065.48396937842" calcext:value-type="float">
            <text:p>2065</text:p>
          </table:table-cell>
          <table:table-cell table:formula="of:=[.B146]*[.$F$2]" office:value-type="float" office:value="1652.38717550274" calcext:value-type="float">
            <text:p>1652</text:p>
          </table:table-cell>
          <table:table-cell table:formula="of:=[.B146]*[.$F$3]" office:value-type="float" office:value="826.193587751369" calcext:value-type="float">
            <text:p>82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SQRT([.A147]+1)-SQRT([.A147])" office:value-type="float" office:value="0.0411694076142979" calcext:value-type="float">
            <text:p>0,04</text:p>
          </table:table-cell>
          <table:table-cell table:formula="of:=[.B147]*[.$F$1]" office:value-type="float" office:value="2058.47038071489" calcext:value-type="float">
            <text:p>2058</text:p>
          </table:table-cell>
          <table:table-cell table:formula="of:=[.B147]*[.$F$2]" office:value-type="float" office:value="1646.77630457192" calcext:value-type="float">
            <text:p>1647</text:p>
          </table:table-cell>
          <table:table-cell table:formula="of:=[.B147]*[.$F$3]" office:value-type="float" office:value="823.388152285958" calcext:value-type="float">
            <text:p>823</text:p>
          </table:table-cell>
          <table:table-cell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SQRT([.A148]+1)-SQRT([.A148])" office:value-type="float" office:value="0.0410305551372634" calcext:value-type="float">
            <text:p>0,04</text:p>
          </table:table-cell>
          <table:table-cell table:formula="of:=[.B148]*[.$F$1]" office:value-type="float" office:value="2051.52775686317" calcext:value-type="float">
            <text:p>2052</text:p>
          </table:table-cell>
          <table:table-cell table:formula="of:=[.B148]*[.$F$2]" office:value-type="float" office:value="1641.22220549054" calcext:value-type="float">
            <text:p>1641</text:p>
          </table:table-cell>
          <table:table-cell table:formula="of:=[.B148]*[.$F$3]" office:value-type="float" office:value="820.611102745268" calcext:value-type="float">
            <text:p>821</text:p>
          </table:table-cell>
          <table:table-cell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SQRT([.A149]+1)-SQRT([.A149])" office:value-type="float" office:value="0.0408930981821882" calcext:value-type="float">
            <text:p>0,04</text:p>
          </table:table-cell>
          <table:table-cell table:formula="of:=[.B149]*[.$F$1]" office:value-type="float" office:value="2044.65490910941" calcext:value-type="float">
            <text:p>2045</text:p>
          </table:table-cell>
          <table:table-cell table:formula="of:=[.B149]*[.$F$2]" office:value-type="float" office:value="1635.72392728753" calcext:value-type="float">
            <text:p>1636</text:p>
          </table:table-cell>
          <table:table-cell table:formula="of:=[.B149]*[.$F$3]" office:value-type="float" office:value="817.861963643765" calcext:value-type="float">
            <text:p>818</text:p>
          </table:table-cell>
          <table:table-cell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SQRT([.A150]+1)-SQRT([.A150])" office:value-type="float" office:value="0.0407570135286175" calcext:value-type="float">
            <text:p>0,04</text:p>
          </table:table-cell>
          <table:table-cell table:formula="of:=[.B150]*[.$F$1]" office:value-type="float" office:value="2037.85067643087" calcext:value-type="float">
            <text:p>2038</text:p>
          </table:table-cell>
          <table:table-cell table:formula="of:=[.B150]*[.$F$2]" office:value-type="float" office:value="1630.2805411447" calcext:value-type="float">
            <text:p>1630</text:p>
          </table:table-cell>
          <table:table-cell table:formula="of:=[.B150]*[.$F$3]" office:value-type="float" office:value="815.14027057235" calcext:value-type="float">
            <text:p>815</text:p>
          </table:table-cell>
          <table:table-cell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SQRT([.A151]+1)-SQRT([.A151])" office:value-type="float" office:value="0.0406222784934442" calcext:value-type="float">
            <text:p>0,04</text:p>
          </table:table-cell>
          <table:table-cell table:formula="of:=[.B151]*[.$F$1]" office:value-type="float" office:value="2031.11392467221" calcext:value-type="float">
            <text:p>2031</text:p>
          </table:table-cell>
          <table:table-cell table:formula="of:=[.B151]*[.$F$2]" office:value-type="float" office:value="1624.89113973777" calcext:value-type="float">
            <text:p>1625</text:p>
          </table:table-cell>
          <table:table-cell table:formula="of:=[.B151]*[.$F$3]" office:value-type="float" office:value="812.445569868885" calcext:value-type="float">
            <text:p>812</text:p>
          </table:table-cell>
          <table:table-cell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SQRT([.A152]+1)-SQRT([.A152])" office:value-type="float" office:value="0.0404888709150288" calcext:value-type="float">
            <text:p>0,04</text:p>
          </table:table-cell>
          <table:table-cell table:formula="of:=[.B152]*[.$F$1]" office:value-type="float" office:value="2024.44354575144" calcext:value-type="float">
            <text:p>2024</text:p>
          </table:table-cell>
          <table:table-cell table:formula="of:=[.B152]*[.$F$2]" office:value-type="float" office:value="1619.55483660115" calcext:value-type="float">
            <text:p>1620</text:p>
          </table:table-cell>
          <table:table-cell table:formula="of:=[.B152]*[.$F$3]" office:value-type="float" office:value="809.777418300577" calcext:value-type="float">
            <text:p>810</text:p>
          </table:table-cell>
          <table:table-cell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SQRT([.A153]+1)-SQRT([.A153])" office:value-type="float" office:value="0.0403567691378761" calcext:value-type="float">
            <text:p>0,04</text:p>
          </table:table-cell>
          <table:table-cell table:formula="of:=[.B153]*[.$F$1]" office:value-type="float" office:value="2017.83845689381" calcext:value-type="float">
            <text:p>2018</text:p>
          </table:table-cell>
          <table:table-cell table:formula="of:=[.B153]*[.$F$2]" office:value-type="float" office:value="1614.27076551504" calcext:value-type="float">
            <text:p>1614</text:p>
          </table:table-cell>
          <table:table-cell table:formula="of:=[.B153]*[.$F$3]" office:value-type="float" office:value="807.135382757522" calcext:value-type="float">
            <text:p>807</text:p>
          </table:table-cell>
          <table:table-cell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SQRT([.A154]+1)-SQRT([.A154])" office:value-type="float" office:value="0.0402259519978756" calcext:value-type="float">
            <text:p>0,04</text:p>
          </table:table-cell>
          <table:table-cell table:formula="of:=[.B154]*[.$F$1]" office:value-type="float" office:value="2011.29759989378" calcext:value-type="float">
            <text:p>2011</text:p>
          </table:table-cell>
          <table:table-cell table:formula="of:=[.B154]*[.$F$2]" office:value-type="float" office:value="1609.03807991502" calcext:value-type="float">
            <text:p>1609</text:p>
          </table:table-cell>
          <table:table-cell table:formula="of:=[.B154]*[.$F$3]" office:value-type="float" office:value="804.519039957512" calcext:value-type="float">
            <text:p>805</text:p>
          </table:table-cell>
          <table:table-cell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SQRT([.A155]+1)-SQRT([.A155])" office:value-type="float" office:value="0.040096398808064" calcext:value-type="float">
            <text:p>0,04</text:p>
          </table:table-cell>
          <table:table-cell table:formula="of:=[.B155]*[.$F$1]" office:value-type="float" office:value="2004.8199404032" calcext:value-type="float">
            <text:p>2005</text:p>
          </table:table-cell>
          <table:table-cell table:formula="of:=[.B155]*[.$F$2]" office:value-type="float" office:value="1603.85595232256" calcext:value-type="float">
            <text:p>1604</text:p>
          </table:table-cell>
          <table:table-cell table:formula="of:=[.B155]*[.$F$3]" office:value-type="float" office:value="801.927976161281" calcext:value-type="float">
            <text:p>802</text:p>
          </table:table-cell>
          <table:table-cell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SQRT([.A156]+1)-SQRT([.A156])" office:value-type="float" office:value="0.0399680893448711" calcext:value-type="float">
            <text:p>0,04</text:p>
          </table:table-cell>
          <table:table-cell table:formula="of:=[.B156]*[.$F$1]" office:value-type="float" office:value="1998.40446724355" calcext:value-type="float">
            <text:p>1998</text:p>
          </table:table-cell>
          <table:table-cell table:formula="of:=[.B156]*[.$F$2]" office:value-type="float" office:value="1598.72357379484" calcext:value-type="float">
            <text:p>1599</text:p>
          </table:table-cell>
          <table:table-cell table:formula="of:=[.B156]*[.$F$3]" office:value-type="float" office:value="799.361786897421" calcext:value-type="float">
            <text:p>799</text:p>
          </table:table-cell>
          <table:table-cell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SQRT([.A157]+1)-SQRT([.A157])" office:value-type="float" office:value="0.0398410038348675" calcext:value-type="float">
            <text:p>0,04</text:p>
          </table:table-cell>
          <table:table-cell table:formula="of:=[.B157]*[.$F$1]" office:value-type="float" office:value="1992.05019174338" calcext:value-type="float">
            <text:p>1992</text:p>
          </table:table-cell>
          <table:table-cell table:formula="of:=[.B157]*[.$F$2]" office:value-type="float" office:value="1593.6401533947" calcext:value-type="float">
            <text:p>1594</text:p>
          </table:table-cell>
          <table:table-cell table:formula="of:=[.B157]*[.$F$3]" office:value-type="float" office:value="796.820076697351" calcext:value-type="float">
            <text:p>797</text:p>
          </table:table-cell>
          <table:table-cell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SQRT([.A158]+1)-SQRT([.A158])" office:value-type="float" office:value="0.0397151229419563" calcext:value-type="float">
            <text:p>0,04</text:p>
          </table:table-cell>
          <table:table-cell table:formula="of:=[.B158]*[.$F$1]" office:value-type="float" office:value="1985.75614709782" calcext:value-type="float">
            <text:p>1986</text:p>
          </table:table-cell>
          <table:table-cell table:formula="of:=[.B158]*[.$F$2]" office:value-type="float" office:value="1588.60491767825" calcext:value-type="float">
            <text:p>1589</text:p>
          </table:table-cell>
          <table:table-cell table:formula="of:=[.B158]*[.$F$3]" office:value-type="float" office:value="794.302458839127" calcext:value-type="float">
            <text:p>794</text:p>
          </table:table-cell>
          <table:table-cell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SQRT([.A159]+1)-SQRT([.A159])" office:value-type="float" office:value="0.0395904277550265" calcext:value-type="float">
            <text:p>0,04</text:p>
          </table:table-cell>
          <table:table-cell table:formula="of:=[.B159]*[.$F$1]" office:value-type="float" office:value="1979.52138775133" calcext:value-type="float">
            <text:p>1980</text:p>
          </table:table-cell>
          <table:table-cell table:formula="of:=[.B159]*[.$F$2]" office:value-type="float" office:value="1583.61711020106" calcext:value-type="float">
            <text:p>1584</text:p>
          </table:table-cell>
          <table:table-cell table:formula="of:=[.B159]*[.$F$3]" office:value-type="float" office:value="791.808555100531" calcext:value-type="float">
            <text:p>792</text:p>
          </table:table-cell>
          <table:table-cell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SQRT([.A160]+1)-SQRT([.A160])" office:value-type="float" office:value="0.0394668997760022" calcext:value-type="float">
            <text:p>0,04</text:p>
          </table:table-cell>
          <table:table-cell table:formula="of:=[.B160]*[.$F$1]" office:value-type="float" office:value="1973.34498880011" calcext:value-type="float">
            <text:p>1973</text:p>
          </table:table-cell>
          <table:table-cell table:formula="of:=[.B160]*[.$F$2]" office:value-type="float" office:value="1578.67599104009" calcext:value-type="float">
            <text:p>1579</text:p>
          </table:table-cell>
          <table:table-cell table:formula="of:=[.B160]*[.$F$3]" office:value-type="float" office:value="789.337995520043" calcext:value-type="float">
            <text:p>789</text:p>
          </table:table-cell>
          <table:table-cell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SQRT([.A161]+1)-SQRT([.A161])" office:value-type="float" office:value="0.039344520908335" calcext:value-type="float">
            <text:p>0,04</text:p>
          </table:table-cell>
          <table:table-cell table:formula="of:=[.B161]*[.$F$1]" office:value-type="float" office:value="1967.22604541675" calcext:value-type="float">
            <text:p>1967</text:p>
          </table:table-cell>
          <table:table-cell table:formula="of:=[.B161]*[.$F$2]" office:value-type="float" office:value="1573.7808363334" calcext:value-type="float">
            <text:p>1574</text:p>
          </table:table-cell>
          <table:table-cell table:formula="of:=[.B161]*[.$F$3]" office:value-type="float" office:value="786.890418166699" calcext:value-type="float">
            <text:p>787</text:p>
          </table:table-cell>
          <table:table-cell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SQRT([.A162]+1)-SQRT([.A162])" office:value-type="float" office:value="0.0392232734458489" calcext:value-type="float">
            <text:p>0,04</text:p>
          </table:table-cell>
          <table:table-cell table:formula="of:=[.B162]*[.$F$1]" office:value-type="float" office:value="1961.16367229244" calcext:value-type="float">
            <text:p>1961</text:p>
          </table:table-cell>
          <table:table-cell table:formula="of:=[.B162]*[.$F$2]" office:value-type="float" office:value="1568.93093783395" calcext:value-type="float">
            <text:p>1569</text:p>
          </table:table-cell>
          <table:table-cell table:formula="of:=[.B162]*[.$F$3]" office:value-type="float" office:value="784.465468916977" calcext:value-type="float">
            <text:p>784</text:p>
          </table:table-cell>
          <table:table-cell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SQRT([.A163]+1)-SQRT([.A163])" office:value-type="float" office:value="0.039103140061993" calcext:value-type="float">
            <text:p>0,04</text:p>
          </table:table-cell>
          <table:table-cell table:formula="of:=[.B163]*[.$F$1]" office:value-type="float" office:value="1955.15700309965" calcext:value-type="float">
            <text:p>1955</text:p>
          </table:table-cell>
          <table:table-cell table:formula="of:=[.B163]*[.$F$2]" office:value-type="float" office:value="1564.12560247972" calcext:value-type="float">
            <text:p>1564</text:p>
          </table:table-cell>
          <table:table-cell table:formula="of:=[.B163]*[.$F$3]" office:value-type="float" office:value="782.06280123986" calcext:value-type="float">
            <text:p>782</text:p>
          </table:table-cell>
          <table:table-cell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SQRT([.A164]+1)-SQRT([.A164])" office:value-type="float" office:value="0.0389841037994323" calcext:value-type="float">
            <text:p>0,04</text:p>
          </table:table-cell>
          <table:table-cell table:formula="of:=[.B164]*[.$F$1]" office:value-type="float" office:value="1949.20518997161" calcext:value-type="float">
            <text:p>1949</text:p>
          </table:table-cell>
          <table:table-cell table:formula="of:=[.B164]*[.$F$2]" office:value-type="float" office:value="1559.36415197729" calcext:value-type="float">
            <text:p>1559</text:p>
          </table:table-cell>
          <table:table-cell table:formula="of:=[.B164]*[.$F$3]" office:value-type="float" office:value="779.682075988646" calcext:value-type="float">
            <text:p>780</text:p>
          </table:table-cell>
          <table:table-cell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SQRT([.A165]+1)-SQRT([.A165])" office:value-type="float" office:value="0.0388661480599968" calcext:value-type="float">
            <text:p>0,04</text:p>
          </table:table-cell>
          <table:table-cell table:formula="of:=[.B165]*[.$F$1]" office:value-type="float" office:value="1943.30740299984" calcext:value-type="float">
            <text:p>1943</text:p>
          </table:table-cell>
          <table:table-cell table:formula="of:=[.B165]*[.$F$2]" office:value-type="float" office:value="1554.64592239987" calcext:value-type="float">
            <text:p>1555</text:p>
          </table:table-cell>
          <table:table-cell table:formula="of:=[.B165]*[.$F$3]" office:value-type="float" office:value="777.322961199935" calcext:value-type="float">
            <text:p>777</text:p>
          </table:table-cell>
          <table:table-cell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SQRT([.A166]+1)-SQRT([.A166])" office:value-type="float" office:value="0.0387492565949596" calcext:value-type="float">
            <text:p>0,04</text:p>
          </table:table-cell>
          <table:table-cell table:formula="of:=[.B166]*[.$F$1]" office:value-type="float" office:value="1937.46282974798" calcext:value-type="float">
            <text:p>1937</text:p>
          </table:table-cell>
          <table:table-cell table:formula="of:=[.B166]*[.$F$2]" office:value-type="float" office:value="1549.97026379839" calcext:value-type="float">
            <text:p>1550</text:p>
          </table:table-cell>
          <table:table-cell table:formula="of:=[.B166]*[.$F$3]" office:value-type="float" office:value="774.985131899193" calcext:value-type="float">
            <text:p>775</text:p>
          </table:table-cell>
          <table:table-cell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SQRT([.A167]+1)-SQRT([.A167])" office:value-type="float" office:value="0.038633413495635" calcext:value-type="float">
            <text:p>0,04</text:p>
          </table:table-cell>
          <table:table-cell table:formula="of:=[.B167]*[.$F$1]" office:value-type="float" office:value="1931.67067478175" calcext:value-type="float">
            <text:p>1932</text:p>
          </table:table-cell>
          <table:table-cell table:formula="of:=[.B167]*[.$F$2]" office:value-type="float" office:value="1545.3365398254" calcext:value-type="float">
            <text:p>1545</text:p>
          </table:table-cell>
          <table:table-cell table:formula="of:=[.B167]*[.$F$3]" office:value-type="float" office:value="772.6682699127" calcext:value-type="float">
            <text:p>773</text:p>
          </table:table-cell>
          <table:table-cell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SQRT([.A168]+1)-SQRT([.A168])" office:value-type="float" office:value="0.0385186031842792" calcext:value-type="float">
            <text:p>0,04</text:p>
          </table:table-cell>
          <table:table-cell table:formula="of:=[.B168]*[.$F$1]" office:value-type="float" office:value="1925.93015921396" calcext:value-type="float">
            <text:p>1926</text:p>
          </table:table-cell>
          <table:table-cell table:formula="of:=[.B168]*[.$F$2]" office:value-type="float" office:value="1540.74412737117" calcext:value-type="float">
            <text:p>1541</text:p>
          </table:table-cell>
          <table:table-cell table:formula="of:=[.B168]*[.$F$3]" office:value-type="float" office:value="770.372063685585" calcext:value-type="float">
            <text:p>770</text:p>
          </table:table-cell>
          <table:table-cell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SQRT([.A169]+1)-SQRT([.A169])" office:value-type="float" office:value="0.0384048104052983" calcext:value-type="float">
            <text:p>0,04</text:p>
          </table:table-cell>
          <table:table-cell table:formula="of:=[.B169]*[.$F$1]" office:value-type="float" office:value="1920.24052026492" calcext:value-type="float">
            <text:p>1920</text:p>
          </table:table-cell>
          <table:table-cell table:formula="of:=[.B169]*[.$F$2]" office:value-type="float" office:value="1536.19241621193" calcext:value-type="float">
            <text:p>1536</text:p>
          </table:table-cell>
          <table:table-cell table:formula="of:=[.B169]*[.$F$3]" office:value-type="float" office:value="768.096208105966" calcext:value-type="float">
            <text:p>768</text:p>
          </table:table-cell>
          <table:table-cell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SQRT([.A170]+1)-SQRT([.A170])" office:value-type="float" office:value="0.0382920202167227" calcext:value-type="float">
            <text:p>0,04</text:p>
          </table:table-cell>
          <table:table-cell table:formula="of:=[.B170]*[.$F$1]" office:value-type="float" office:value="1914.60101083614" calcext:value-type="float">
            <text:p>1915</text:p>
          </table:table-cell>
          <table:table-cell table:formula="of:=[.B170]*[.$F$2]" office:value-type="float" office:value="1531.68080866891" calcext:value-type="float">
            <text:p>1532</text:p>
          </table:table-cell>
          <table:table-cell table:formula="of:=[.B170]*[.$F$3]" office:value-type="float" office:value="765.840404334455" calcext:value-type="float">
            <text:p>766</text:p>
          </table:table-cell>
          <table:table-cell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SQRT([.A171]+1)-SQRT([.A171])" office:value-type="float" office:value="0.0381802179819797" calcext:value-type="float">
            <text:p>0,04</text:p>
          </table:table-cell>
          <table:table-cell table:formula="of:=[.B171]*[.$F$1]" office:value-type="float" office:value="1909.01089909898" calcext:value-type="float">
            <text:p>1909</text:p>
          </table:table-cell>
          <table:table-cell table:formula="of:=[.B171]*[.$F$2]" office:value-type="float" office:value="1527.20871927919" calcext:value-type="float">
            <text:p>1527</text:p>
          </table:table-cell>
          <table:table-cell table:formula="of:=[.B171]*[.$F$3]" office:value-type="float" office:value="763.604359639594" calcext:value-type="float">
            <text:p>764</text:p>
          </table:table-cell>
          <table:table-cell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SQRT([.A172]+1)-SQRT([.A172])" office:value-type="float" office:value="0.0380693893619046" calcext:value-type="float">
            <text:p>0,04</text:p>
          </table:table-cell>
          <table:table-cell table:formula="of:=[.B172]*[.$F$1]" office:value-type="float" office:value="1903.46946809523" calcext:value-type="float">
            <text:p>1903</text:p>
          </table:table-cell>
          <table:table-cell table:formula="of:=[.B172]*[.$F$2]" office:value-type="float" office:value="1522.77557447619" calcext:value-type="float">
            <text:p>1523</text:p>
          </table:table-cell>
          <table:table-cell table:formula="of:=[.B172]*[.$F$3]" office:value-type="float" office:value="761.387787238093" calcext:value-type="float">
            <text:p>761</text:p>
          </table:table-cell>
          <table:table-cell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SQRT([.A173]+1)-SQRT([.A173])" office:value-type="float" office:value="0.0379595203070142" calcext:value-type="float">
            <text:p>0,04</text:p>
          </table:table-cell>
          <table:table-cell table:formula="of:=[.B173]*[.$F$1]" office:value-type="float" office:value="1897.97601535071" calcext:value-type="float">
            <text:p>1898</text:p>
          </table:table-cell>
          <table:table-cell table:formula="of:=[.B173]*[.$F$2]" office:value-type="float" office:value="1518.38081228057" calcext:value-type="float">
            <text:p>1518</text:p>
          </table:table-cell>
          <table:table-cell table:formula="of:=[.B173]*[.$F$3]" office:value-type="float" office:value="759.190406140284" calcext:value-type="float">
            <text:p>759</text:p>
          </table:table-cell>
          <table:table-cell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SQRT([.A174]+1)-SQRT([.A174])" office:value-type="float" office:value="0.0378505970500331" calcext:value-type="float">
            <text:p>0,04</text:p>
          </table:table-cell>
          <table:table-cell table:formula="of:=[.B174]*[.$F$1]" office:value-type="float" office:value="1892.52985250166" calcext:value-type="float">
            <text:p>1893</text:p>
          </table:table-cell>
          <table:table-cell table:formula="of:=[.B174]*[.$F$2]" office:value-type="float" office:value="1514.02388200133" calcext:value-type="float">
            <text:p>1514</text:p>
          </table:table-cell>
          <table:table-cell table:formula="of:=[.B174]*[.$F$3]" office:value-type="float" office:value="757.011941000663" calcext:value-type="float">
            <text:p>757</text:p>
          </table:table-cell>
          <table:table-cell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SQRT([.A175]+1)-SQRT([.A175])" office:value-type="float" office:value="0.0377426060986465" calcext:value-type="float">
            <text:p>0,04</text:p>
          </table:table-cell>
          <table:table-cell table:formula="of:=[.B175]*[.$F$1]" office:value-type="float" office:value="1887.13030493233" calcext:value-type="float">
            <text:p>1887</text:p>
          </table:table-cell>
          <table:table-cell table:formula="of:=[.B175]*[.$F$2]" office:value-type="float" office:value="1509.70424394586" calcext:value-type="float">
            <text:p>1510</text:p>
          </table:table-cell>
          <table:table-cell table:formula="of:=[.B175]*[.$F$3]" office:value-type="float" office:value="754.852121972931" calcext:value-type="float">
            <text:p>755</text:p>
          </table:table-cell>
          <table:table-cell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SQRT([.A176]+1)-SQRT([.A176])" office:value-type="float" office:value="0.0376355342284711" calcext:value-type="float">
            <text:p>0,04</text:p>
          </table:table-cell>
          <table:table-cell table:formula="of:=[.B176]*[.$F$1]" office:value-type="float" office:value="1881.77671142356" calcext:value-type="float">
            <text:p>1882</text:p>
          </table:table-cell>
          <table:table-cell table:formula="of:=[.B176]*[.$F$2]" office:value-type="float" office:value="1505.42136913884" calcext:value-type="float">
            <text:p>1505</text:p>
          </table:table-cell>
          <table:table-cell table:formula="of:=[.B176]*[.$F$3]" office:value-type="float" office:value="752.710684569422" calcext:value-type="float">
            <text:p>753</text:p>
          </table:table-cell>
          <table:table-cell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SQRT([.A177]+1)-SQRT([.A177])" office:value-type="float" office:value="0.0375293684762639" calcext:value-type="float">
            <text:p>0,04</text:p>
          </table:table-cell>
          <table:table-cell table:formula="of:=[.B177]*[.$F$1]" office:value-type="float" office:value="1876.46842381319" calcext:value-type="float">
            <text:p>1876</text:p>
          </table:table-cell>
          <table:table-cell table:formula="of:=[.B177]*[.$F$2]" office:value-type="float" office:value="1501.17473905055" calcext:value-type="float">
            <text:p>1501</text:p>
          </table:table-cell>
          <table:table-cell table:formula="of:=[.B177]*[.$F$3]" office:value-type="float" office:value="750.587369525277" calcext:value-type="float">
            <text:p>751</text:p>
          </table:table-cell>
          <table:table-cell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SQRT([.A178]+1)-SQRT([.A178])" office:value-type="float" office:value="0.0374240961333179" calcext:value-type="float">
            <text:p>0,04</text:p>
          </table:table-cell>
          <table:table-cell table:formula="of:=[.B178]*[.$F$1]" office:value-type="float" office:value="1871.20480666589" calcext:value-type="float">
            <text:p>1871</text:p>
          </table:table-cell>
          <table:table-cell table:formula="of:=[.B178]*[.$F$2]" office:value-type="float" office:value="1496.96384533272" calcext:value-type="float">
            <text:p>1497</text:p>
          </table:table-cell>
          <table:table-cell table:formula="of:=[.B178]*[.$F$3]" office:value-type="float" office:value="748.481922666358" calcext:value-type="float">
            <text:p>748</text:p>
          </table:table-cell>
          <table:table-cell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SQRT([.A179]+1)-SQRT([.A179])" office:value-type="float" office:value="0.0373197047390867" calcext:value-type="float">
            <text:p>0,04</text:p>
          </table:table-cell>
          <table:table-cell table:formula="of:=[.B179]*[.$F$1]" office:value-type="float" office:value="1865.98523695434" calcext:value-type="float">
            <text:p>1866</text:p>
          </table:table-cell>
          <table:table-cell table:formula="of:=[.B179]*[.$F$2]" office:value-type="float" office:value="1492.78818956347" calcext:value-type="float">
            <text:p>1493</text:p>
          </table:table-cell>
          <table:table-cell table:formula="of:=[.B179]*[.$F$3]" office:value-type="float" office:value="746.394094781735" calcext:value-type="float">
            <text:p>746</text:p>
          </table:table-cell>
          <table:table-cell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SQRT([.A180]+1)-SQRT([.A180])" office:value-type="float" office:value="0.037216182074971" calcext:value-type="float">
            <text:p>0,04</text:p>
          </table:table-cell>
          <table:table-cell table:formula="of:=[.B180]*[.$F$1]" office:value-type="float" office:value="1860.80910374855" calcext:value-type="float">
            <text:p>1861</text:p>
          </table:table-cell>
          <table:table-cell table:formula="of:=[.B180]*[.$F$2]" office:value-type="float" office:value="1488.64728299884" calcext:value-type="float">
            <text:p>1489</text:p>
          </table:table-cell>
          <table:table-cell table:formula="of:=[.B180]*[.$F$3]" office:value-type="float" office:value="744.32364149942" calcext:value-type="float">
            <text:p>744</text:p>
          </table:table-cell>
          <table:table-cell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SQRT([.A181]+1)-SQRT([.A181])" office:value-type="float" office:value="0.0371135161583318" calcext:value-type="float">
            <text:p>0,04</text:p>
          </table:table-cell>
          <table:table-cell table:formula="of:=[.B181]*[.$F$1]" office:value-type="float" office:value="1855.67580791659" calcext:value-type="float">
            <text:p>1856</text:p>
          </table:table-cell>
          <table:table-cell table:formula="of:=[.B181]*[.$F$2]" office:value-type="float" office:value="1484.54064633327" calcext:value-type="float">
            <text:p>1485</text:p>
          </table:table-cell>
          <table:table-cell table:formula="of:=[.B181]*[.$F$3]" office:value-type="float" office:value="742.270323166636" calcext:value-type="float">
            <text:p>742</text:p>
          </table:table-cell>
          <table:table-cell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SQRT([.A182]+1)-SQRT([.A182])" office:value-type="float" office:value="0.0370116952366413" calcext:value-type="float">
            <text:p>0,04</text:p>
          </table:table-cell>
          <table:table-cell table:formula="of:=[.B182]*[.$F$1]" office:value-type="float" office:value="1850.58476183206" calcext:value-type="float">
            <text:p>1851</text:p>
          </table:table-cell>
          <table:table-cell table:formula="of:=[.B182]*[.$F$2]" office:value-type="float" office:value="1480.46780946565" calcext:value-type="float">
            <text:p>1480</text:p>
          </table:table-cell>
          <table:table-cell table:formula="of:=[.B182]*[.$F$3]" office:value-type="float" office:value="740.233904732826" calcext:value-type="float">
            <text:p>740</text:p>
          </table:table-cell>
          <table:table-cell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SQRT([.A183]+1)-SQRT([.A183])" office:value-type="float" office:value="0.0369107077818533" calcext:value-type="float">
            <text:p>0,04</text:p>
          </table:table-cell>
          <table:table-cell table:formula="of:=[.B183]*[.$F$1]" office:value-type="float" office:value="1845.53538909267" calcext:value-type="float">
            <text:p>1846</text:p>
          </table:table-cell>
          <table:table-cell table:formula="of:=[.B183]*[.$F$2]" office:value-type="float" office:value="1476.42831127413" calcext:value-type="float">
            <text:p>1476</text:p>
          </table:table-cell>
          <table:table-cell table:formula="of:=[.B183]*[.$F$3]" office:value-type="float" office:value="738.214155637067" calcext:value-type="float">
            <text:p>738</text:p>
          </table:table-cell>
          <table:table-cell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SQRT([.A184]+1)-SQRT([.A184])" office:value-type="float" office:value="0.0368105424849077" calcext:value-type="float">
            <text:p>0,04</text:p>
          </table:table-cell>
          <table:table-cell table:formula="of:=[.B184]*[.$F$1]" office:value-type="float" office:value="1840.52712424538" calcext:value-type="float">
            <text:p>1841</text:p>
          </table:table-cell>
          <table:table-cell table:formula="of:=[.B184]*[.$F$2]" office:value-type="float" office:value="1472.42169939631" calcext:value-type="float">
            <text:p>1472</text:p>
          </table:table-cell>
          <table:table-cell table:formula="of:=[.B184]*[.$F$3]" office:value-type="float" office:value="736.210849698153" calcext:value-type="float">
            <text:p>736</text:p>
          </table:table-cell>
          <table:table-cell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SQRT([.A185]+1)-SQRT([.A185])" office:value-type="float" office:value="0.0367111882504112" calcext:value-type="float">
            <text:p>0,04</text:p>
          </table:table-cell>
          <table:table-cell table:formula="of:=[.B185]*[.$F$1]" office:value-type="float" office:value="1835.55941252056" calcext:value-type="float">
            <text:p>1836</text:p>
          </table:table-cell>
          <table:table-cell table:formula="of:=[.B185]*[.$F$2]" office:value-type="float" office:value="1468.44753001645" calcext:value-type="float">
            <text:p>1468</text:p>
          </table:table-cell>
          <table:table-cell table:formula="of:=[.B185]*[.$F$3]" office:value-type="float" office:value="734.223765008224" calcext:value-type="float">
            <text:p>734</text:p>
          </table:table-cell>
          <table:table-cell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SQRT([.A186]+1)-SQRT([.A186])" office:value-type="float" office:value="0.0366126341914885" calcext:value-type="float">
            <text:p>0,04</text:p>
          </table:table-cell>
          <table:table-cell table:formula="of:=[.B186]*[.$F$1]" office:value-type="float" office:value="1830.63170957443" calcext:value-type="float">
            <text:p>1831</text:p>
          </table:table-cell>
          <table:table-cell table:formula="of:=[.B186]*[.$F$2]" office:value-type="float" office:value="1464.50536765954" calcext:value-type="float">
            <text:p>1465</text:p>
          </table:table-cell>
          <table:table-cell table:formula="of:=[.B186]*[.$F$3]" office:value-type="float" office:value="732.252683829771" calcext:value-type="float">
            <text:p>732</text:p>
          </table:table-cell>
          <table:table-cell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SQRT([.A187]+1)-SQRT([.A187])" office:value-type="float" office:value="0.0365148696247441" calcext:value-type="float">
            <text:p>0,04</text:p>
          </table:table-cell>
          <table:table-cell table:formula="of:=[.B187]*[.$F$1]" office:value-type="float" office:value="1825.74348123721" calcext:value-type="float">
            <text:p>1826</text:p>
          </table:table-cell>
          <table:table-cell table:formula="of:=[.B187]*[.$F$2]" office:value-type="float" office:value="1460.59478498977" calcext:value-type="float">
            <text:p>1461</text:p>
          </table:table-cell>
          <table:table-cell table:formula="of:=[.B187]*[.$F$3]" office:value-type="float" office:value="730.297392494883" calcext:value-type="float">
            <text:p>730</text:p>
          </table:table-cell>
          <table:table-cell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SQRT([.A188]+1)-SQRT([.A188])" office:value-type="float" office:value="0.0364178840654326" calcext:value-type="float">
            <text:p>0,04</text:p>
          </table:table-cell>
          <table:table-cell table:formula="of:=[.B188]*[.$F$1]" office:value-type="float" office:value="1820.89420327163" calcext:value-type="float">
            <text:p>1821</text:p>
          </table:table-cell>
          <table:table-cell table:formula="of:=[.B188]*[.$F$2]" office:value-type="float" office:value="1456.7153626173" calcext:value-type="float">
            <text:p>1457</text:p>
          </table:table-cell>
          <table:table-cell table:formula="of:=[.B188]*[.$F$3]" office:value-type="float" office:value="728.357681308651" calcext:value-type="float">
            <text:p>728</text:p>
          </table:table-cell>
          <table:table-cell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SQRT([.A189]+1)-SQRT([.A189])" office:value-type="float" office:value="0.0363216672227011" calcext:value-type="float">
            <text:p>0,04</text:p>
          </table:table-cell>
          <table:table-cell table:formula="of:=[.B189]*[.$F$1]" office:value-type="float" office:value="1816.08336113506" calcext:value-type="float">
            <text:p>1816</text:p>
          </table:table-cell>
          <table:table-cell table:formula="of:=[.B189]*[.$F$2]" office:value-type="float" office:value="1452.86668890805" calcext:value-type="float">
            <text:p>1453</text:p>
          </table:table-cell>
          <table:table-cell table:formula="of:=[.B189]*[.$F$3]" office:value-type="float" office:value="726.433344454023" calcext:value-type="float">
            <text:p>726</text:p>
          </table:table-cell>
          <table:table-cell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SQRT([.A190]+1)-SQRT([.A190])" office:value-type="float" office:value="0.036226208995032" calcext:value-type="float">
            <text:p>0,04</text:p>
          </table:table-cell>
          <table:table-cell table:formula="of:=[.B190]*[.$F$1]" office:value-type="float" office:value="1811.3104497516" calcext:value-type="float">
            <text:p>1811</text:p>
          </table:table-cell>
          <table:table-cell table:formula="of:=[.B190]*[.$F$2]" office:value-type="float" office:value="1449.04835980128" calcext:value-type="float">
            <text:p>1449</text:p>
          </table:table-cell>
          <table:table-cell table:formula="of:=[.B190]*[.$F$3]" office:value-type="float" office:value="724.524179900641" calcext:value-type="float">
            <text:p>725</text:p>
          </table:table-cell>
          <table:table-cell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SQRT([.A191]+1)-SQRT([.A191])" office:value-type="float" office:value="0.036131499465764" calcext:value-type="float">
            <text:p>0,04</text:p>
          </table:table-cell>
          <table:table-cell table:formula="of:=[.B191]*[.$F$1]" office:value-type="float" office:value="1806.5749732882" calcext:value-type="float">
            <text:p>1807</text:p>
          </table:table-cell>
          <table:table-cell table:formula="of:=[.B191]*[.$F$2]" office:value-type="float" office:value="1445.25997863056" calcext:value-type="float">
            <text:p>1445</text:p>
          </table:table-cell>
          <table:table-cell table:formula="of:=[.B191]*[.$F$3]" office:value-type="float" office:value="722.62998931528" calcext:value-type="float">
            <text:p>723</text:p>
          </table:table-cell>
          <table:table-cell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SQRT([.A192]+1)-SQRT([.A192])" office:value-type="float" office:value="0.0360375288987864" calcext:value-type="float">
            <text:p>0,04</text:p>
          </table:table-cell>
          <table:table-cell table:formula="of:=[.B192]*[.$F$1]" office:value-type="float" office:value="1801.87644493932" calcext:value-type="float">
            <text:p>1802</text:p>
          </table:table-cell>
          <table:table-cell table:formula="of:=[.B192]*[.$F$2]" office:value-type="float" office:value="1441.50115595146" calcext:value-type="float">
            <text:p>1442</text:p>
          </table:table-cell>
          <table:table-cell table:formula="of:=[.B192]*[.$F$3]" office:value-type="float" office:value="720.750577975729" calcext:value-type="float">
            <text:p>721</text:p>
          </table:table-cell>
          <table:table-cell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SQRT([.A193]+1)-SQRT([.A193])" office:value-type="float" office:value="0.0359442877343152" calcext:value-type="float">
            <text:p>0,04</text:p>
          </table:table-cell>
          <table:table-cell table:formula="of:=[.B193]*[.$F$1]" office:value-type="float" office:value="1797.21438671576" calcext:value-type="float">
            <text:p>1797</text:p>
          </table:table-cell>
          <table:table-cell table:formula="of:=[.B193]*[.$F$2]" office:value-type="float" office:value="1437.77150937261" calcext:value-type="float">
            <text:p>1438</text:p>
          </table:table-cell>
          <table:table-cell table:formula="of:=[.B193]*[.$F$3]" office:value-type="float" office:value="718.885754686305" calcext:value-type="float">
            <text:p>719</text:p>
          </table:table-cell>
          <table:table-cell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SQRT([.A194]+1)-SQRT([.A194])" office:value-type="float" office:value="0.0358517665848215" calcext:value-type="float">
            <text:p>0,04</text:p>
          </table:table-cell>
          <table:table-cell table:formula="of:=[.B194]*[.$F$1]" office:value-type="float" office:value="1792.58832924107" calcext:value-type="float">
            <text:p>1793</text:p>
          </table:table-cell>
          <table:table-cell table:formula="of:=[.B194]*[.$F$2]" office:value-type="float" office:value="1434.07066339286" calcext:value-type="float">
            <text:p>1434</text:p>
          </table:table-cell>
          <table:table-cell table:formula="of:=[.B194]*[.$F$3]" office:value-type="float" office:value="717.035331696429" calcext:value-type="float">
            <text:p>717</text:p>
          </table:table-cell>
          <table:table-cell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SQRT([.A195]+1)-SQRT([.A195])" office:value-type="float" office:value="0.0357599562310593" calcext:value-type="float">
            <text:p>0,04</text:p>
          </table:table-cell>
          <table:table-cell table:formula="of:=[.B195]*[.$F$1]" office:value-type="float" office:value="1787.99781155297" calcext:value-type="float">
            <text:p>1788</text:p>
          </table:table-cell>
          <table:table-cell table:formula="of:=[.B195]*[.$F$2]" office:value-type="float" office:value="1430.39824924237" calcext:value-type="float">
            <text:p>1430</text:p>
          </table:table-cell>
          <table:table-cell table:formula="of:=[.B195]*[.$F$3]" office:value-type="float" office:value="715.199124621187" calcext:value-type="float">
            <text:p>715</text:p>
          </table:table-cell>
          <table:table-cell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SQRT([.A196]+1)-SQRT([.A196])" office:value-type="float" office:value="0.035668847618199" calcext:value-type="float">
            <text:p>0,04</text:p>
          </table:table-cell>
          <table:table-cell table:formula="of:=[.B196]*[.$F$1]" office:value-type="float" office:value="1783.44238090995" calcext:value-type="float">
            <text:p>1783</text:p>
          </table:table-cell>
          <table:table-cell table:formula="of:=[.B196]*[.$F$2]" office:value-type="float" office:value="1426.75390472796" calcext:value-type="float">
            <text:p>1427</text:p>
          </table:table-cell>
          <table:table-cell table:formula="of:=[.B196]*[.$F$3]" office:value-type="float" office:value="713.37695236398" calcext:value-type="float">
            <text:p>713</text:p>
          </table:table-cell>
          <table:table-cell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SQRT([.A197]+1)-SQRT([.A197])" office:value-type="float" office:value="0.0355784318520893" calcext:value-type="float">
            <text:p>0,04</text:p>
          </table:table-cell>
          <table:table-cell table:formula="of:=[.B197]*[.$F$1]" office:value-type="float" office:value="1778.92159260447" calcext:value-type="float">
            <text:p>1779</text:p>
          </table:table-cell>
          <table:table-cell table:formula="of:=[.B197]*[.$F$2]" office:value-type="float" office:value="1423.13727408357" calcext:value-type="float">
            <text:p>1423</text:p>
          </table:table-cell>
          <table:table-cell table:formula="of:=[.B197]*[.$F$3]" office:value-type="float" office:value="711.568637041786" calcext:value-type="float">
            <text:p>712</text:p>
          </table:table-cell>
          <table:table-cell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SQRT([.A198]+1)-SQRT([.A198])" office:value-type="float" office:value="0.0354887001955966" calcext:value-type="float">
            <text:p>0,04</text:p>
          </table:table-cell>
          <table:table-cell table:formula="of:=[.B198]*[.$F$1]" office:value-type="float" office:value="1774.43500977983" calcext:value-type="float">
            <text:p>1774</text:p>
          </table:table-cell>
          <table:table-cell table:formula="of:=[.B198]*[.$F$2]" office:value-type="float" office:value="1419.54800782386" calcext:value-type="float">
            <text:p>1420</text:p>
          </table:table-cell>
          <table:table-cell table:formula="of:=[.B198]*[.$F$3]" office:value-type="float" office:value="709.774003911932" calcext:value-type="float">
            <text:p>710</text:p>
          </table:table-cell>
          <table:table-cell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SQRT([.A199]+1)-SQRT([.A199])" office:value-type="float" office:value="0.0353996440650661" calcext:value-type="float">
            <text:p>0,04</text:p>
          </table:table-cell>
          <table:table-cell table:formula="of:=[.B199]*[.$F$1]" office:value-type="float" office:value="1769.98220325331" calcext:value-type="float">
            <text:p>1770</text:p>
          </table:table-cell>
          <table:table-cell table:formula="of:=[.B199]*[.$F$2]" office:value-type="float" office:value="1415.98576260265" calcext:value-type="float">
            <text:p>1416</text:p>
          </table:table-cell>
          <table:table-cell table:formula="of:=[.B199]*[.$F$3]" office:value-type="float" office:value="707.992881301323" calcext:value-type="float">
            <text:p>708</text:p>
          </table:table-cell>
          <table:table-cell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SQRT([.A200]+1)-SQRT([.A200])" office:value-type="float" office:value="0.0353112550268744" calcext:value-type="float">
            <text:p>0,04</text:p>
          </table:table-cell>
          <table:table-cell table:formula="of:=[.B200]*[.$F$1]" office:value-type="float" office:value="1765.56275134372" calcext:value-type="float">
            <text:p>1766</text:p>
          </table:table-cell>
          <table:table-cell table:formula="of:=[.B200]*[.$F$2]" office:value-type="float" office:value="1412.45020107498" calcext:value-type="float">
            <text:p>1412</text:p>
          </table:table-cell>
          <table:table-cell table:formula="of:=[.B200]*[.$F$3]" office:value-type="float" office:value="706.225100537488" calcext:value-type="float">
            <text:p>706</text:p>
          </table:table-cell>
          <table:table-cell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formula="of:=SQRT([.A201]+1)-SQRT([.A201])" office:value-type="float" office:value="0.0352235247940698" calcext:value-type="float">
            <text:p>0,04</text:p>
          </table:table-cell>
          <table:table-cell table:formula="of:=[.B201]*[.$F$1]" office:value-type="float" office:value="1761.17623970349" calcext:value-type="float">
            <text:p>1761</text:p>
          </table:table-cell>
          <table:table-cell table:formula="of:=[.B201]*[.$F$2]" office:value-type="float" office:value="1408.94099176279" calcext:value-type="float">
            <text:p>1409</text:p>
          </table:table-cell>
          <table:table-cell table:formula="of:=[.B201]*[.$F$3]" office:value-type="float" office:value="704.470495881395" calcext:value-type="float">
            <text:p>704</text:p>
          </table:table-cell>
          <table:table-cell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formula="of:=SQRT([.A202]+1)-SQRT([.A202])" office:value-type="float" office:value="0.0351364452231113" calcext:value-type="float">
            <text:p>0,04</text:p>
          </table:table-cell>
          <table:table-cell table:formula="of:=[.B202]*[.$F$1]" office:value-type="float" office:value="1756.82226115557" calcext:value-type="float">
            <text:p>1757</text:p>
          </table:table-cell>
          <table:table-cell table:formula="of:=[.B202]*[.$F$2]" office:value-type="float" office:value="1405.45780892445" calcext:value-type="float">
            <text:p>1405</text:p>
          </table:table-cell>
          <table:table-cell table:formula="of:=[.B202]*[.$F$3]" office:value-type="float" office:value="702.728904462226" calcext:value-type="float">
            <text:p>703</text:p>
          </table:table-cell>
          <table:table-cell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formula="of:=SQRT([.A203]+1)-SQRT([.A203])" office:value-type="float" office:value="0.0350500083106944" calcext:value-type="float">
            <text:p>0,04</text:p>
          </table:table-cell>
          <table:table-cell table:formula="of:=[.B203]*[.$F$1]" office:value-type="float" office:value="1752.50041553472" calcext:value-type="float">
            <text:p>1753</text:p>
          </table:table-cell>
          <table:table-cell table:formula="of:=[.B203]*[.$F$2]" office:value-type="float" office:value="1402.00033242778" calcext:value-type="float">
            <text:p>1402</text:p>
          </table:table-cell>
          <table:table-cell table:formula="of:=[.B203]*[.$F$3]" office:value-type="float" office:value="701.000166213888" calcext:value-type="float">
            <text:p>701</text:p>
          </table:table-cell>
          <table:table-cell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formula="of:=SQRT([.A204]+1)-SQRT([.A204])" office:value-type="float" office:value="0.0349642061906525" calcext:value-type="float">
            <text:p>0,03</text:p>
          </table:table-cell>
          <table:table-cell table:formula="of:=[.B204]*[.$F$1]" office:value-type="float" office:value="1748.21030953263" calcext:value-type="float">
            <text:p>1748</text:p>
          </table:table-cell>
          <table:table-cell table:formula="of:=[.B204]*[.$F$2]" office:value-type="float" office:value="1398.5682476261" calcext:value-type="float">
            <text:p>1399</text:p>
          </table:table-cell>
          <table:table-cell table:formula="of:=[.B204]*[.$F$3]" office:value-type="float" office:value="699.284123813051" calcext:value-type="float">
            <text:p>699</text:p>
          </table:table-cell>
          <table:table-cell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formula="of:=SQRT([.A205]+1)-SQRT([.A205])" office:value-type="float" office:value="0.0348790311309699" calcext:value-type="float">
            <text:p>0,03</text:p>
          </table:table-cell>
          <table:table-cell table:formula="of:=[.B205]*[.$F$1]" office:value-type="float" office:value="1743.9515565485" calcext:value-type="float">
            <text:p>1744</text:p>
          </table:table-cell>
          <table:table-cell table:formula="of:=[.B205]*[.$F$2]" office:value-type="float" office:value="1395.1612452388" calcext:value-type="float">
            <text:p>1395</text:p>
          </table:table-cell>
          <table:table-cell table:formula="of:=[.B205]*[.$F$3]" office:value-type="float" office:value="697.580622619398" calcext:value-type="float">
            <text:p>698</text:p>
          </table:table-cell>
          <table:table-cell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formula="of:=SQRT([.A206]+1)-SQRT([.A206])" office:value-type="float" office:value="0.0347944755308358" calcext:value-type="float">
            <text:p>0,03</text:p>
          </table:table-cell>
          <table:table-cell table:formula="of:=[.B206]*[.$F$1]" office:value-type="float" office:value="1739.72377654179" calcext:value-type="float">
            <text:p>1740</text:p>
          </table:table-cell>
          <table:table-cell table:formula="of:=[.B206]*[.$F$2]" office:value-type="float" office:value="1391.77902123343" calcext:value-type="float">
            <text:p>1392</text:p>
          </table:table-cell>
          <table:table-cell table:formula="of:=[.B206]*[.$F$3]" office:value-type="float" office:value="695.889510616716" calcext:value-type="float">
            <text:p>696</text:p>
          </table:table-cell>
          <table:table-cell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formula="of:=SQRT([.A207]+1)-SQRT([.A207])" office:value-type="float" office:value="0.0347105319177974" calcext:value-type="float">
            <text:p>0,03</text:p>
          </table:table-cell>
          <table:table-cell table:formula="of:=[.B207]*[.$F$1]" office:value-type="float" office:value="1735.52659588987" calcext:value-type="float">
            <text:p>1736</text:p>
          </table:table-cell>
          <table:table-cell table:formula="of:=[.B207]*[.$F$2]" office:value-type="float" office:value="1388.4212767119" calcext:value-type="float">
            <text:p>1388</text:p>
          </table:table-cell>
          <table:table-cell table:formula="of:=[.B207]*[.$F$3]" office:value-type="float" office:value="694.210638355948" calcext:value-type="float">
            <text:p>694</text:p>
          </table:table-cell>
          <table:table-cell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formula="of:=SQRT([.A208]+1)-SQRT([.A208])" office:value-type="float" office:value="0.0346271929450044" calcext:value-type="float">
            <text:p>0,03</text:p>
          </table:table-cell>
          <table:table-cell table:formula="of:=[.B208]*[.$F$1]" office:value-type="float" office:value="1731.35964725022" calcext:value-type="float">
            <text:p>1731</text:p>
          </table:table-cell>
          <table:table-cell table:formula="of:=[.B208]*[.$F$2]" office:value-type="float" office:value="1385.08771780018" calcext:value-type="float">
            <text:p>1385</text:p>
          </table:table-cell>
          <table:table-cell table:formula="of:=[.B208]*[.$F$3]" office:value-type="float" office:value="692.543858900088" calcext:value-type="float">
            <text:p>693</text:p>
          </table:table-cell>
          <table:table-cell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formula="of:=SQRT([.A209]+1)-SQRT([.A209])" office:value-type="float" office:value="0.0345444513884772" calcext:value-type="float">
            <text:p>0,03</text:p>
          </table:table-cell>
          <table:table-cell table:formula="of:=[.B209]*[.$F$1]" office:value-type="float" office:value="1727.22256942386" calcext:value-type="float">
            <text:p>1727</text:p>
          </table:table-cell>
          <table:table-cell table:formula="of:=[.B209]*[.$F$2]" office:value-type="float" office:value="1381.77805553909" calcext:value-type="float">
            <text:p>1382</text:p>
          </table:table-cell>
          <table:table-cell table:formula="of:=[.B209]*[.$F$3]" office:value-type="float" office:value="690.889027769543" calcext:value-type="float">
            <text:p>691</text:p>
          </table:table-cell>
          <table:table-cell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formula="of:=SQRT([.A210]+1)-SQRT([.A210])" office:value-type="float" office:value="0.0344623001445115" calcext:value-type="float">
            <text:p>0,03</text:p>
          </table:table-cell>
          <table:table-cell table:formula="of:=[.B210]*[.$F$1]" office:value-type="float" office:value="1723.11500722557" calcext:value-type="float">
            <text:p>1723</text:p>
          </table:table-cell>
          <table:table-cell table:formula="of:=[.B210]*[.$F$2]" office:value-type="float" office:value="1378.49200578046" calcext:value-type="float">
            <text:p>1378</text:p>
          </table:table-cell>
          <table:table-cell table:formula="of:=[.B210]*[.$F$3]" office:value-type="float" office:value="689.246002890229" calcext:value-type="float">
            <text:p>689</text:p>
          </table:table-cell>
          <table:table-cell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formula="of:=SQRT([.A211]+1)-SQRT([.A211])" office:value-type="float" office:value="0.0343807322270866" calcext:value-type="float">
            <text:p>0,03</text:p>
          </table:table-cell>
          <table:table-cell table:formula="of:=[.B211]*[.$F$1]" office:value-type="float" office:value="1719.03661135433" calcext:value-type="float">
            <text:p>1719</text:p>
          </table:table-cell>
          <table:table-cell table:formula="of:=[.B211]*[.$F$2]" office:value-type="float" office:value="1375.22928908346" calcext:value-type="float">
            <text:p>1375</text:p>
          </table:table-cell>
          <table:table-cell table:formula="of:=[.B211]*[.$F$3]" office:value-type="float" office:value="687.614644541732" calcext:value-type="float">
            <text:p>688</text:p>
          </table:table-cell>
          <table:table-cell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formula="of:=SQRT([.A212]+1)-SQRT([.A212])" office:value-type="float" office:value="0.0342997407653876" calcext:value-type="float">
            <text:p>0,03</text:p>
          </table:table-cell>
          <table:table-cell table:formula="of:=[.B212]*[.$F$1]" office:value-type="float" office:value="1714.98703826938" calcext:value-type="float">
            <text:p>1715</text:p>
          </table:table-cell>
          <table:table-cell table:formula="of:=[.B212]*[.$F$2]" office:value-type="float" office:value="1371.9896306155" calcext:value-type="float">
            <text:p>1372</text:p>
          </table:table-cell>
          <table:table-cell table:formula="of:=[.B212]*[.$F$3]" office:value-type="float" office:value="685.994815307751" calcext:value-type="float">
            <text:p>686</text:p>
          </table:table-cell>
          <table:table-cell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formula="of:=SQRT([.A213]+1)-SQRT([.A213])" office:value-type="float" office:value="0.0342193190013695" calcext:value-type="float">
            <text:p>0,03</text:p>
          </table:table-cell>
          <table:table-cell table:formula="of:=[.B213]*[.$F$1]" office:value-type="float" office:value="1710.96595006848" calcext:value-type="float">
            <text:p>1711</text:p>
          </table:table-cell>
          <table:table-cell table:formula="of:=[.B213]*[.$F$2]" office:value-type="float" office:value="1368.77276005478" calcext:value-type="float">
            <text:p>1369</text:p>
          </table:table-cell>
          <table:table-cell table:formula="of:=[.B213]*[.$F$3]" office:value-type="float" office:value="684.386380027391" calcext:value-type="float">
            <text:p>684</text:p>
          </table:table-cell>
          <table:table-cell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formula="of:=SQRT([.A214]+1)-SQRT([.A214])" office:value-type="float" office:value="0.0341394602873866" calcext:value-type="float">
            <text:p>0,03</text:p>
          </table:table-cell>
          <table:table-cell table:formula="of:=[.B214]*[.$F$1]" office:value-type="float" office:value="1706.97301436933" calcext:value-type="float">
            <text:p>1707</text:p>
          </table:table-cell>
          <table:table-cell table:formula="of:=[.B214]*[.$F$2]" office:value-type="float" office:value="1365.57841149546" calcext:value-type="float">
            <text:p>1366</text:p>
          </table:table-cell>
          <table:table-cell table:formula="of:=[.B214]*[.$F$3]" office:value-type="float" office:value="682.789205747731" calcext:value-type="float">
            <text:p>683</text:p>
          </table:table-cell>
          <table:table-cell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formula="of:=SQRT([.A215]+1)-SQRT([.A215])" office:value-type="float" office:value="0.0340601580838893" calcext:value-type="float">
            <text:p>0,03</text:p>
          </table:table-cell>
          <table:table-cell table:formula="of:=[.B215]*[.$F$1]" office:value-type="float" office:value="1703.00790419446" calcext:value-type="float">
            <text:p>1703</text:p>
          </table:table-cell>
          <table:table-cell table:formula="of:=[.B215]*[.$F$2]" office:value-type="float" office:value="1362.40632335557" calcext:value-type="float">
            <text:p>1362</text:p>
          </table:table-cell>
          <table:table-cell table:formula="of:=[.B215]*[.$F$3]" office:value-type="float" office:value="681.203161677786" calcext:value-type="float">
            <text:p>681</text:p>
          </table:table-cell>
          <table:table-cell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formula="of:=SQRT([.A216]+1)-SQRT([.A216])" office:value-type="float" office:value="0.0339814059571655" calcext:value-type="float">
            <text:p>0,03</text:p>
          </table:table-cell>
          <table:table-cell table:formula="of:=[.B216]*[.$F$1]" office:value-type="float" office:value="1699.07029785827" calcext:value-type="float">
            <text:p>1699</text:p>
          </table:table-cell>
          <table:table-cell table:formula="of:=[.B216]*[.$F$2]" office:value-type="float" office:value="1359.25623828662" calcext:value-type="float">
            <text:p>1359</text:p>
          </table:table-cell>
          <table:table-cell table:formula="of:=[.B216]*[.$F$3]" office:value-type="float" office:value="679.62811914331" calcext:value-type="float">
            <text:p>680</text:p>
          </table:table-cell>
          <table:table-cell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formula="of:=SQRT([.A217]+1)-SQRT([.A217])" office:value-type="float" office:value="0.0339031975771658" calcext:value-type="float">
            <text:p>0,03</text:p>
          </table:table-cell>
          <table:table-cell table:formula="of:=[.B217]*[.$F$1]" office:value-type="float" office:value="1695.15987885829" calcext:value-type="float">
            <text:p>1695</text:p>
          </table:table-cell>
          <table:table-cell table:formula="of:=[.B217]*[.$F$2]" office:value-type="float" office:value="1356.12790308663" calcext:value-type="float">
            <text:p>1356</text:p>
          </table:table-cell>
          <table:table-cell table:formula="of:=[.B217]*[.$F$3]" office:value-type="float" office:value="678.063951543315" calcext:value-type="float">
            <text:p>678</text:p>
          </table:table-cell>
          <table:table-cell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formula="of:=SQRT([.A218]+1)-SQRT([.A218])" office:value-type="float" office:value="0.0338255267153418" calcext:value-type="float">
            <text:p>0,03</text:p>
          </table:table-cell>
          <table:table-cell table:formula="of:=[.B218]*[.$F$1]" office:value-type="float" office:value="1691.27633576709" calcext:value-type="float">
            <text:p>1691</text:p>
          </table:table-cell>
          <table:table-cell table:formula="of:=[.B218]*[.$F$2]" office:value-type="float" office:value="1353.02106861367" calcext:value-type="float">
            <text:p>1353</text:p>
          </table:table-cell>
          <table:table-cell table:formula="of:=[.B218]*[.$F$3]" office:value-type="float" office:value="676.510534306836" calcext:value-type="float">
            <text:p>677</text:p>
          </table:table-cell>
          <table:table-cell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formula="of:=SQRT([.A219]+1)-SQRT([.A219])" office:value-type="float" office:value="0.0337483872425839" calcext:value-type="float">
            <text:p>0,03</text:p>
          </table:table-cell>
          <table:table-cell table:formula="of:=[.B219]*[.$F$1]" office:value-type="float" office:value="1687.41936212919" calcext:value-type="float">
            <text:p>1687</text:p>
          </table:table-cell>
          <table:table-cell table:formula="of:=[.B219]*[.$F$2]" office:value-type="float" office:value="1349.93548970336" calcext:value-type="float">
            <text:p>1350</text:p>
          </table:table-cell>
          <table:table-cell table:formula="of:=[.B219]*[.$F$3]" office:value-type="float" office:value="674.967744851678" calcext:value-type="float">
            <text:p>675</text:p>
          </table:table-cell>
          <table:table-cell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formula="of:=SQRT([.A220]+1)-SQRT([.A220])" office:value-type="float" office:value="0.0336717731271801" calcext:value-type="float">
            <text:p>0,03</text:p>
          </table:table-cell>
          <table:table-cell table:formula="of:=[.B220]*[.$F$1]" office:value-type="float" office:value="1683.588656359" calcext:value-type="float">
            <text:p>1684</text:p>
          </table:table-cell>
          <table:table-cell table:formula="of:=[.B220]*[.$F$2]" office:value-type="float" office:value="1346.8709250872" calcext:value-type="float">
            <text:p>1347</text:p>
          </table:table-cell>
          <table:table-cell table:formula="of:=[.B220]*[.$F$3]" office:value-type="float" office:value="673.435462543601" calcext:value-type="float">
            <text:p>673</text:p>
          </table:table-cell>
          <table:table-cell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formula="of:=SQRT([.A221]+1)-SQRT([.A221])" office:value-type="float" office:value="0.0335956784328335" calcext:value-type="float">
            <text:p>0,03</text:p>
          </table:table-cell>
          <table:table-cell table:formula="of:=[.B221]*[.$F$1]" office:value-type="float" office:value="1679.78392164168" calcext:value-type="float">
            <text:p>1680</text:p>
          </table:table-cell>
          <table:table-cell table:formula="of:=[.B221]*[.$F$2]" office:value-type="float" office:value="1343.82713731334" calcext:value-type="float">
            <text:p>1344</text:p>
          </table:table-cell>
          <table:table-cell table:formula="of:=[.B221]*[.$F$3]" office:value-type="float" office:value="671.91356865667" calcext:value-type="float">
            <text:p>672</text:p>
          </table:table-cell>
          <table:table-cell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formula="of:=SQRT([.A222]+1)-SQRT([.A222])" office:value-type="float" office:value="0.0335200973167389" calcext:value-type="float">
            <text:p>0,03</text:p>
          </table:table-cell>
          <table:table-cell table:formula="of:=[.B222]*[.$F$1]" office:value-type="float" office:value="1676.00486583694" calcext:value-type="float">
            <text:p>1676</text:p>
          </table:table-cell>
          <table:table-cell table:formula="of:=[.B222]*[.$F$2]" office:value-type="float" office:value="1340.80389266956" calcext:value-type="float">
            <text:p>1341</text:p>
          </table:table-cell>
          <table:table-cell table:formula="of:=[.B222]*[.$F$3]" office:value-type="float" office:value="670.401946334778" calcext:value-type="float">
            <text:p>670</text:p>
          </table:table-cell>
          <table:table-cell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formula="of:=SQRT([.A223]+1)-SQRT([.A223])" office:value-type="float" office:value="0.0334450240276869" calcext:value-type="float">
            <text:p>0,03</text:p>
          </table:table-cell>
          <table:table-cell table:formula="of:=[.B223]*[.$F$1]" office:value-type="float" office:value="1672.25120138435" calcext:value-type="float">
            <text:p>1672</text:p>
          </table:table-cell>
          <table:table-cell table:formula="of:=[.B223]*[.$F$2]" office:value-type="float" office:value="1337.80096110748" calcext:value-type="float">
            <text:p>1338</text:p>
          </table:table-cell>
          <table:table-cell table:formula="of:=[.B223]*[.$F$3]" office:value-type="float" office:value="668.900480553738" calcext:value-type="float">
            <text:p>669</text:p>
          </table:table-cell>
          <table:table-cell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formula="of:=SQRT([.A224]+1)-SQRT([.A224])" office:value-type="float" office:value="0.0333704529042347" calcext:value-type="float">
            <text:p>0,03</text:p>
          </table:table-cell>
          <table:table-cell table:formula="of:=[.B224]*[.$F$1]" office:value-type="float" office:value="1668.52264521173" calcext:value-type="float">
            <text:p>1669</text:p>
          </table:table-cell>
          <table:table-cell table:formula="of:=[.B224]*[.$F$2]" office:value-type="float" office:value="1334.81811616939" calcext:value-type="float">
            <text:p>1335</text:p>
          </table:table-cell>
          <table:table-cell table:formula="of:=[.B224]*[.$F$3]" office:value-type="float" office:value="667.409058084694" calcext:value-type="float">
            <text:p>667</text:p>
          </table:table-cell>
          <table:table-cell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formula="of:=SQRT([.A225]+1)-SQRT([.A225])" office:value-type="float" office:value="0.0332963783729081" calcext:value-type="float">
            <text:p>0,03</text:p>
          </table:table-cell>
          <table:table-cell table:formula="of:=[.B225]*[.$F$1]" office:value-type="float" office:value="1664.81891864541" calcext:value-type="float">
            <text:p>1665</text:p>
          </table:table-cell>
          <table:table-cell table:formula="of:=[.B225]*[.$F$2]" office:value-type="float" office:value="1331.85513491632" calcext:value-type="float">
            <text:p>1332</text:p>
          </table:table-cell>
          <table:table-cell table:formula="of:=[.B225]*[.$F$3]" office:value-type="float" office:value="665.927567458162" calcext:value-type="float">
            <text:p>666</text:p>
          </table:table-cell>
          <table:table-cell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formula="of:=SQRT([.A226]+1)-SQRT([.A226])" office:value-type="float" office:value="0.0332227949464556" calcext:value-type="float">
            <text:p>0,03</text:p>
          </table:table-cell>
          <table:table-cell table:formula="of:=[.B226]*[.$F$1]" office:value-type="float" office:value="1661.13974732278" calcext:value-type="float">
            <text:p>1661</text:p>
          </table:table-cell>
          <table:table-cell table:formula="of:=[.B226]*[.$F$2]" office:value-type="float" office:value="1328.91179785823" calcext:value-type="float">
            <text:p>1329</text:p>
          </table:table-cell>
          <table:table-cell table:formula="of:=[.B226]*[.$F$3]" office:value-type="float" office:value="664.455898929113" calcext:value-type="float">
            <text:p>664</text:p>
          </table:table-cell>
          <table:table-cell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formula="of:=SQRT([.A227]+1)-SQRT([.A227])" office:value-type="float" office:value="0.0331496972221359" calcext:value-type="float">
            <text:p>0,03</text:p>
          </table:table-cell>
          <table:table-cell table:formula="of:=[.B227]*[.$F$1]" office:value-type="float" office:value="1657.4848611068" calcext:value-type="float">
            <text:p>1657</text:p>
          </table:table-cell>
          <table:table-cell table:formula="of:=[.B227]*[.$F$2]" office:value-type="float" office:value="1325.98788888544" calcext:value-type="float">
            <text:p>1326</text:p>
          </table:table-cell>
          <table:table-cell table:formula="of:=[.B227]*[.$F$3]" office:value-type="float" office:value="662.993944442718" calcext:value-type="float">
            <text:p>663</text:p>
          </table:table-cell>
          <table:table-cell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formula="of:=SQRT([.A228]+1)-SQRT([.A228])" office:value-type="float" office:value="0.0330770798800568" calcext:value-type="float">
            <text:p>0,03</text:p>
          </table:table-cell>
          <table:table-cell table:formula="of:=[.B228]*[.$F$1]" office:value-type="float" office:value="1653.85399400284" calcext:value-type="float">
            <text:p>1654</text:p>
          </table:table-cell>
          <table:table-cell table:formula="of:=[.B228]*[.$F$2]" office:value-type="float" office:value="1323.08319520227" calcext:value-type="float">
            <text:p>1323</text:p>
          </table:table-cell>
          <table:table-cell table:formula="of:=[.B228]*[.$F$3]" office:value-type="float" office:value="661.541597601136" calcext:value-type="float">
            <text:p>662</text:p>
          </table:table-cell>
          <table:table-cell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formula="of:=SQRT([.A229]+1)-SQRT([.A229])" office:value-type="float" office:value="0.0330049376815449" calcext:value-type="float">
            <text:p>0,03</text:p>
          </table:table-cell>
          <table:table-cell table:formula="of:=[.B229]*[.$F$1]" office:value-type="float" office:value="1650.24688407724" calcext:value-type="float">
            <text:p>1650</text:p>
          </table:table-cell>
          <table:table-cell table:formula="of:=[.B229]*[.$F$2]" office:value-type="float" office:value="1320.1975072618" calcext:value-type="float">
            <text:p>1320</text:p>
          </table:table-cell>
          <table:table-cell table:formula="of:=[.B229]*[.$F$3]" office:value-type="float" office:value="660.098753630898" calcext:value-type="float">
            <text:p>660</text:p>
          </table:table-cell>
          <table:table-cell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formula="of:=SQRT([.A230]+1)-SQRT([.A230])" office:value-type="float" office:value="0.0329332654675625" calcext:value-type="float">
            <text:p>0,03</text:p>
          </table:table-cell>
          <table:table-cell table:formula="of:=[.B230]*[.$F$1]" office:value-type="float" office:value="1646.66327337812" calcext:value-type="float">
            <text:p>1647</text:p>
          </table:table-cell>
          <table:table-cell table:formula="of:=[.B230]*[.$F$2]" office:value-type="float" office:value="1317.3306187025" calcext:value-type="float">
            <text:p>1317</text:p>
          </table:table-cell>
          <table:table-cell table:formula="of:=[.B230]*[.$F$3]" office:value-type="float" office:value="658.66530935125" calcext:value-type="float">
            <text:p>659</text:p>
          </table:table-cell>
          <table:table-cell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formula="of:=SQRT([.A231]+1)-SQRT([.A231])" office:value-type="float" office:value="0.0328620581571535" calcext:value-type="float">
            <text:p>0,03</text:p>
          </table:table-cell>
          <table:table-cell table:formula="of:=[.B231]*[.$F$1]" office:value-type="float" office:value="1643.10290785767" calcext:value-type="float">
            <text:p>1643</text:p>
          </table:table-cell>
          <table:table-cell table:formula="of:=[.B231]*[.$F$2]" office:value-type="float" office:value="1314.48232628614" calcext:value-type="float">
            <text:p>1314</text:p>
          </table:table-cell>
          <table:table-cell table:formula="of:=[.B231]*[.$F$3]" office:value-type="float" office:value="657.24116314307" calcext:value-type="float">
            <text:p>657</text:p>
          </table:table-cell>
          <table:table-cell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formula="of:=SQRT([.A232]+1)-SQRT([.A232])" office:value-type="float" office:value="0.0327913107459299" calcext:value-type="float">
            <text:p>0,03</text:p>
          </table:table-cell>
          <table:table-cell table:formula="of:=[.B232]*[.$F$1]" office:value-type="float" office:value="1639.56553729649" calcext:value-type="float">
            <text:p>1640</text:p>
          </table:table-cell>
          <table:table-cell table:formula="of:=[.B232]*[.$F$2]" office:value-type="float" office:value="1311.6524298372" calcext:value-type="float">
            <text:p>1312</text:p>
          </table:table-cell>
          <table:table-cell table:formula="of:=[.B232]*[.$F$3]" office:value-type="float" office:value="655.826214918598" calcext:value-type="float">
            <text:p>656</text:p>
          </table:table-cell>
          <table:table-cell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formula="of:=SQRT([.A233]+1)-SQRT([.A233])" office:value-type="float" office:value="0.0327210183046081" calcext:value-type="float">
            <text:p>0,03</text:p>
          </table:table-cell>
          <table:table-cell table:formula="of:=[.B233]*[.$F$1]" office:value-type="float" office:value="1636.0509152304" calcext:value-type="float">
            <text:p>1636</text:p>
          </table:table-cell>
          <table:table-cell table:formula="of:=[.B233]*[.$F$2]" office:value-type="float" office:value="1308.84073218432" calcext:value-type="float">
            <text:p>1309</text:p>
          </table:table-cell>
          <table:table-cell table:formula="of:=[.B233]*[.$F$3]" office:value-type="float" office:value="654.420366092161" calcext:value-type="float">
            <text:p>654</text:p>
          </table:table-cell>
          <table:table-cell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formula="of:=SQRT([.A234]+1)-SQRT([.A234])" office:value-type="float" office:value="0.0326511759775361" calcext:value-type="float">
            <text:p>0,03</text:p>
          </table:table-cell>
          <table:table-cell table:formula="of:=[.B234]*[.$F$1]" office:value-type="float" office:value="1632.5587988768" calcext:value-type="float">
            <text:p>1633</text:p>
          </table:table-cell>
          <table:table-cell table:formula="of:=[.B234]*[.$F$2]" office:value-type="float" office:value="1306.04703910144" calcext:value-type="float">
            <text:p>1306</text:p>
          </table:table-cell>
          <table:table-cell table:formula="of:=[.B234]*[.$F$3]" office:value-type="float" office:value="653.023519550722" calcext:value-type="float">
            <text:p>653</text:p>
          </table:table-cell>
          <table:table-cell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formula="of:=SQRT([.A235]+1)-SQRT([.A235])" office:value-type="float" office:value="0.0325817789813243" calcext:value-type="float">
            <text:p>0,03</text:p>
          </table:table-cell>
          <table:table-cell table:formula="of:=[.B235]*[.$F$1]" office:value-type="float" office:value="1629.08894906622" calcext:value-type="float">
            <text:p>1629</text:p>
          </table:table-cell>
          <table:table-cell table:formula="of:=[.B235]*[.$F$2]" office:value-type="float" office:value="1303.27115925297" calcext:value-type="float">
            <text:p>1303</text:p>
          </table:table-cell>
          <table:table-cell table:formula="of:=[.B235]*[.$F$3]" office:value-type="float" office:value="651.635579626486" calcext:value-type="float">
            <text:p>652</text:p>
          </table:table-cell>
          <table:table-cell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formula="of:=SQRT([.A236]+1)-SQRT([.A236])" office:value-type="float" office:value="0.0325128226034366" calcext:value-type="float">
            <text:p>0,03</text:p>
          </table:table-cell>
          <table:table-cell table:formula="of:=[.B236]*[.$F$1]" office:value-type="float" office:value="1625.64113017183" calcext:value-type="float">
            <text:p>1626</text:p>
          </table:table-cell>
          <table:table-cell table:formula="of:=[.B236]*[.$F$2]" office:value-type="float" office:value="1300.51290413746" calcext:value-type="float">
            <text:p>1301</text:p>
          </table:table-cell>
          <table:table-cell table:formula="of:=[.B236]*[.$F$3]" office:value-type="float" office:value="650.256452068732" calcext:value-type="float">
            <text:p>650</text:p>
          </table:table-cell>
          <table:table-cell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formula="of:=SQRT([.A237]+1)-SQRT([.A237])" office:value-type="float" office:value="0.0324443022008598" calcext:value-type="float">
            <text:p>0,03</text:p>
          </table:table-cell>
          <table:table-cell table:formula="of:=[.B237]*[.$F$1]" office:value-type="float" office:value="1622.21511004299" calcext:value-type="float">
            <text:p>1622</text:p>
          </table:table-cell>
          <table:table-cell table:formula="of:=[.B237]*[.$F$2]" office:value-type="float" office:value="1297.77208803439" calcext:value-type="float">
            <text:p>1298</text:p>
          </table:table-cell>
          <table:table-cell table:formula="of:=[.B237]*[.$F$3]" office:value-type="float" office:value="648.886044017196" calcext:value-type="float">
            <text:p>649</text:p>
          </table:table-cell>
          <table:table-cell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formula="of:=SQRT([.A238]+1)-SQRT([.A238])" office:value-type="float" office:value="0.0323762131987948" calcext:value-type="float">
            <text:p>0,03</text:p>
          </table:table-cell>
          <table:table-cell table:formula="of:=[.B238]*[.$F$1]" office:value-type="float" office:value="1618.81065993974" calcext:value-type="float">
            <text:p>1619</text:p>
          </table:table-cell>
          <table:table-cell table:formula="of:=[.B238]*[.$F$2]" office:value-type="float" office:value="1295.04852795179" calcext:value-type="float">
            <text:p>1295</text:p>
          </table:table-cell>
          <table:table-cell table:formula="of:=[.B238]*[.$F$3]" office:value-type="float" office:value="647.524263975896" calcext:value-type="float">
            <text:p>648</text:p>
          </table:table-cell>
          <table:table-cell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formula="of:=SQRT([.A239]+1)-SQRT([.A239])" office:value-type="float" office:value="0.0323085510893613" calcext:value-type="float">
            <text:p>0,03</text:p>
          </table:table-cell>
          <table:table-cell table:formula="of:=[.B239]*[.$F$1]" office:value-type="float" office:value="1615.42755446806" calcext:value-type="float">
            <text:p>1615</text:p>
          </table:table-cell>
          <table:table-cell table:formula="of:=[.B239]*[.$F$2]" office:value-type="float" office:value="1292.34204357445" calcext:value-type="float">
            <text:p>1292</text:p>
          </table:table-cell>
          <table:table-cell table:formula="of:=[.B239]*[.$F$3]" office:value-type="float" office:value="646.171021787225" calcext:value-type="float">
            <text:p>646</text:p>
          </table:table-cell>
          <table:table-cell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formula="of:=SQRT([.A240]+1)-SQRT([.A240])" office:value-type="float" office:value="0.0322413114303561" calcext:value-type="float">
            <text:p>0,03</text:p>
          </table:table-cell>
          <table:table-cell table:formula="of:=[.B240]*[.$F$1]" office:value-type="float" office:value="1612.06557151781" calcext:value-type="float">
            <text:p>1612</text:p>
          </table:table-cell>
          <table:table-cell table:formula="of:=[.B240]*[.$F$2]" office:value-type="float" office:value="1289.65245721425" calcext:value-type="float">
            <text:p>1290</text:p>
          </table:table-cell>
          <table:table-cell table:formula="of:=[.B240]*[.$F$3]" office:value-type="float" office:value="644.826228607123" calcext:value-type="float">
            <text:p>645</text:p>
          </table:table-cell>
          <table:table-cell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formula="of:=SQRT([.A241]+1)-SQRT([.A241])" office:value-type="float" office:value="0.0321744898440208" calcext:value-type="float">
            <text:p>0,03</text:p>
          </table:table-cell>
          <table:table-cell table:formula="of:=[.B241]*[.$F$1]" office:value-type="float" office:value="1608.72449220104" calcext:value-type="float">
            <text:p>1609</text:p>
          </table:table-cell>
          <table:table-cell table:formula="of:=[.B241]*[.$F$2]" office:value-type="float" office:value="1286.97959376083" calcext:value-type="float">
            <text:p>1287</text:p>
          </table:table-cell>
          <table:table-cell table:formula="of:=[.B241]*[.$F$3]" office:value-type="float" office:value="643.489796880417" calcext:value-type="float">
            <text:p>643</text:p>
          </table:table-cell>
          <table:table-cell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formula="of:=SQRT([.A242]+1)-SQRT([.A242])" office:value-type="float" office:value="0.032108082015851" calcext:value-type="float">
            <text:p>0,03</text:p>
          </table:table-cell>
          <table:table-cell table:formula="of:=[.B242]*[.$F$1]" office:value-type="float" office:value="1605.40410079255" calcext:value-type="float">
            <text:p>1605</text:p>
          </table:table-cell>
          <table:table-cell table:formula="of:=[.B242]*[.$F$2]" office:value-type="float" office:value="1284.32328063404" calcext:value-type="float">
            <text:p>1284</text:p>
          </table:table-cell>
          <table:table-cell table:formula="of:=[.B242]*[.$F$3]" office:value-type="float" office:value="642.161640317021" calcext:value-type="float">
            <text:p>642</text:p>
          </table:table-cell>
          <table:table-cell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formula="of:=SQRT([.A243]+1)-SQRT([.A243])" office:value-type="float" office:value="0.0320420836934119" calcext:value-type="float">
            <text:p>0,03</text:p>
          </table:table-cell>
          <table:table-cell table:formula="of:=[.B243]*[.$F$1]" office:value-type="float" office:value="1602.10418467059" calcext:value-type="float">
            <text:p>1602</text:p>
          </table:table-cell>
          <table:table-cell table:formula="of:=[.B243]*[.$F$2]" office:value-type="float" office:value="1281.68334773648" calcext:value-type="float">
            <text:p>1282</text:p>
          </table:table-cell>
          <table:table-cell table:formula="of:=[.B243]*[.$F$3]" office:value-type="float" office:value="640.841673868238" calcext:value-type="float">
            <text:p>641</text:p>
          </table:table-cell>
          <table:table-cell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formula="of:=SQRT([.A244]+1)-SQRT([.A244])" office:value-type="float" office:value="0.0319764906852207" calcext:value-type="float">
            <text:p>0,03</text:p>
          </table:table-cell>
          <table:table-cell table:formula="of:=[.B244]*[.$F$1]" office:value-type="float" office:value="1598.82453426103" calcext:value-type="float">
            <text:p>1599</text:p>
          </table:table-cell>
          <table:table-cell table:formula="of:=[.B244]*[.$F$2]" office:value-type="float" office:value="1279.05962740883" calcext:value-type="float">
            <text:p>1279</text:p>
          </table:table-cell>
          <table:table-cell table:formula="of:=[.B244]*[.$F$3]" office:value-type="float" office:value="639.529813704414" calcext:value-type="float">
            <text:p>640</text:p>
          </table:table-cell>
          <table:table-cell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formula="of:=SQRT([.A245]+1)-SQRT([.A245])" office:value-type="float" office:value="0.031911298859594" calcext:value-type="float">
            <text:p>0,03</text:p>
          </table:table-cell>
          <table:table-cell table:formula="of:=[.B245]*[.$F$1]" office:value-type="float" office:value="1595.5649429797" calcext:value-type="float">
            <text:p>1596</text:p>
          </table:table-cell>
          <table:table-cell table:formula="of:=[.B245]*[.$F$2]" office:value-type="float" office:value="1276.45195438376" calcext:value-type="float">
            <text:p>1276</text:p>
          </table:table-cell>
          <table:table-cell table:formula="of:=[.B245]*[.$F$3]" office:value-type="float" office:value="638.22597719188" calcext:value-type="float">
            <text:p>638</text:p>
          </table:table-cell>
          <table:table-cell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formula="of:=SQRT([.A246]+1)-SQRT([.A246])" office:value-type="float" office:value="0.0318465041435889" calcext:value-type="float">
            <text:p>0,03</text:p>
          </table:table-cell>
          <table:table-cell table:formula="of:=[.B246]*[.$F$1]" office:value-type="float" office:value="1592.32520717945" calcext:value-type="float">
            <text:p>1592</text:p>
          </table:table-cell>
          <table:table-cell table:formula="of:=[.B246]*[.$F$2]" office:value-type="float" office:value="1273.86016574356" calcext:value-type="float">
            <text:p>1274</text:p>
          </table:table-cell>
          <table:table-cell table:formula="of:=[.B246]*[.$F$3]" office:value-type="float" office:value="636.930082871778" calcext:value-type="float">
            <text:p>637</text:p>
          </table:table-cell>
          <table:table-cell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formula="of:=SQRT([.A247]+1)-SQRT([.A247])" office:value-type="float" office:value="0.0317821025219107" calcext:value-type="float">
            <text:p>0,03</text:p>
          </table:table-cell>
          <table:table-cell table:formula="of:=[.B247]*[.$F$1]" office:value-type="float" office:value="1589.10512609554" calcext:value-type="float">
            <text:p>1589</text:p>
          </table:table-cell>
          <table:table-cell table:formula="of:=[.B247]*[.$F$2]" office:value-type="float" office:value="1271.28410087643" calcext:value-type="float">
            <text:p>1271</text:p>
          </table:table-cell>
          <table:table-cell table:formula="of:=[.B247]*[.$F$3]" office:value-type="float" office:value="635.642050438214" calcext:value-type="float">
            <text:p>636</text:p>
          </table:table-cell>
          <table:table-cell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formula="of:=SQRT([.A248]+1)-SQRT([.A248])" office:value-type="float" office:value="0.0317180900358771" calcext:value-type="float">
            <text:p>0,03</text:p>
          </table:table-cell>
          <table:table-cell table:formula="of:=[.B248]*[.$F$1]" office:value-type="float" office:value="1585.90450179386" calcext:value-type="float">
            <text:p>1586</text:p>
          </table:table-cell>
          <table:table-cell table:formula="of:=[.B248]*[.$F$2]" office:value-type="float" office:value="1268.72360143508" calcext:value-type="float">
            <text:p>1269</text:p>
          </table:table-cell>
          <table:table-cell table:formula="of:=[.B248]*[.$F$3]" office:value-type="float" office:value="634.361800717542" calcext:value-type="float">
            <text:p>634</text:p>
          </table:table-cell>
          <table:table-cell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formula="of:=SQRT([.A249]+1)-SQRT([.A249])" office:value-type="float" office:value="0.0316544627823969" calcext:value-type="float">
            <text:p>0,03</text:p>
          </table:table-cell>
          <table:table-cell table:formula="of:=[.B249]*[.$F$1]" office:value-type="float" office:value="1582.72313911985" calcext:value-type="float">
            <text:p>1583</text:p>
          </table:table-cell>
          <table:table-cell table:formula="of:=[.B249]*[.$F$2]" office:value-type="float" office:value="1266.17851129588" calcext:value-type="float">
            <text:p>1266</text:p>
          </table:table-cell>
          <table:table-cell table:formula="of:=[.B249]*[.$F$3]" office:value-type="float" office:value="633.089255647939" calcext:value-type="float">
            <text:p>633</text:p>
          </table:table-cell>
          <table:table-cell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formula="of:=SQRT([.A250]+1)-SQRT([.A250])" office:value-type="float" office:value="0.0315912169129628" calcext:value-type="float">
            <text:p>0,03</text:p>
          </table:table-cell>
          <table:table-cell table:formula="of:=[.B250]*[.$F$1]" office:value-type="float" office:value="1579.56084564814" calcext:value-type="float">
            <text:p>1580</text:p>
          </table:table-cell>
          <table:table-cell table:formula="of:=[.B250]*[.$F$2]" office:value-type="float" office:value="1263.64867651851" calcext:value-type="float">
            <text:p>1264</text:p>
          </table:table-cell>
          <table:table-cell table:formula="of:=[.B250]*[.$F$3]" office:value-type="float" office:value="631.824338259257" calcext:value-type="float">
            <text:p>632</text:p>
          </table:table-cell>
          <table:table-cell/>
        </table:table-row>
        <table:table-row table:style-name="ro1" table:number-rows-repeated="10483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2" table:style-name="ta1">
        <table:shapes>
          <draw:frame draw:z-index="0" draw:style-name="gr1" draw:text-style-name="P1" svg:width="15.999cm" svg:height="8.999cm" svg:x="13.598cm" svg:y="3.792cm">
            <draw:object draw:notify-on-update-of-ranges="Foglio2.C1:Foglio2.C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table:formula="of:=PI()/180*[.A1]" office:value-type="float" office:value="0" calcext:value-type="float">
            <text:p>0,0000</text:p>
          </table:table-cell>
          <table:table-cell table:formula="of:=(SIN(2*[.B1]+PI()/2)+1)*[.$E$1]+[.$E$2]" office:value-type="float" office:value="16400" calcext:value-type="float">
            <text:p>16400,0000</text:p>
          </table:table-cell>
          <table:table-cell/>
          <table:table-cell table:style-name="ce11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1" calcext:value-type="float">
            <text:p>1,0000</text:p>
          </table:table-cell>
          <table:table-cell table:formula="of:=PI()/180*[.A2]" office:value-type="float" office:value="0.0174532925199433" calcext:value-type="float">
            <text:p>0,0175</text:p>
          </table:table-cell>
          <table:table-cell table:formula="of:=(SIN(2*[.B2]+PI()/2)+1)*[.$E$1]+[.$E$2]" office:value-type="float" office:value="16395.3702853451" calcext:value-type="float">
            <text:p>16395,3703</text:p>
          </table:table-cell>
          <table:table-cell/>
          <table:table-cell table:style-name="ce11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,0000</text:p>
          </table:table-cell>
          <table:table-cell table:formula="of:=PI()/180*[.A3]" office:value-type="float" office:value="0.0349065850398866" calcext:value-type="float">
            <text:p>0,0349</text:p>
          </table:table-cell>
          <table:table-cell table:formula="of:=(SIN(2*[.B3]+PI()/2)+1)*[.$E$1]+[.$E$2]" office:value-type="float" office:value="16381.4867819747" calcext:value-type="float">
            <text:p>16381,48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,0000</text:p>
          </table:table-cell>
          <table:table-cell table:formula="of:=PI()/180*[.A4]" office:value-type="float" office:value="0.0523598775598299" calcext:value-type="float">
            <text:p>0,0524</text:p>
          </table:table-cell>
          <table:table-cell table:formula="of:=(SIN(2*[.B4]+PI()/2)+1)*[.$E$1]+[.$E$2]" office:value-type="float" office:value="16358.3664047989" calcext:value-type="float">
            <text:p>16358,36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,0000</text:p>
          </table:table-cell>
          <table:table-cell table:formula="of:=PI()/180*[.A5]" office:value-type="float" office:value="0.0698131700797732" calcext:value-type="float">
            <text:p>0,0698</text:p>
          </table:table-cell>
          <table:table-cell table:formula="of:=(SIN(2*[.B5]+PI()/2)+1)*[.$E$1]+[.$E$2]" office:value-type="float" office:value="16326.0373224359" calcext:value-type="float">
            <text:p>16326,03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,0000</text:p>
          </table:table-cell>
          <table:table-cell table:formula="of:=PI()/180*[.A6]" office:value-type="float" office:value="0.0872664625997165" calcext:value-type="float">
            <text:p>0,0873</text:p>
          </table:table-cell>
          <table:table-cell table:formula="of:=(SIN(2*[.B6]+PI()/2)+1)*[.$E$1]+[.$E$2]" office:value-type="float" office:value="16284.5389228928" calcext:value-type="float">
            <text:p>16284,53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,0000</text:p>
          </table:table-cell>
          <table:table-cell table:formula="of:=PI()/180*[.A7]" office:value-type="float" office:value="0.10471975511966" calcext:value-type="float">
            <text:p>0,1047</text:p>
          </table:table-cell>
          <table:table-cell table:formula="of:=(SIN(2*[.B7]+PI()/2)+1)*[.$E$1]+[.$E$2]" office:value-type="float" office:value="16233.9217655769" calcext:value-type="float">
            <text:p>16233,92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00</text:p>
          </table:table-cell>
          <table:table-cell table:formula="of:=PI()/180*[.A8]" office:value-type="float" office:value="0.122173047639603" calcext:value-type="float">
            <text:p>0,1222</text:p>
          </table:table-cell>
          <table:table-cell table:formula="of:=(SIN(2*[.B8]+PI()/2)+1)*[.$E$1]+[.$E$2]" office:value-type="float" office:value="16174.2475196976" calcext:value-type="float">
            <text:p>16174,24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,0000</text:p>
          </table:table-cell>
          <table:table-cell table:formula="of:=PI()/180*[.A9]" office:value-type="float" office:value="0.139626340159546" calcext:value-type="float">
            <text:p>0,1396</text:p>
          </table:table-cell>
          <table:table-cell table:formula="of:=(SIN(2*[.B9]+PI()/2)+1)*[.$E$1]+[.$E$2]" office:value-type="float" office:value="16105.5888891312" calcext:value-type="float">
            <text:p>16105,58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00</text:p>
          </table:table-cell>
          <table:table-cell table:formula="of:=PI()/180*[.A10]" office:value-type="float" office:value="0.15707963267949" calcext:value-type="float">
            <text:p>0,1571</text:p>
          </table:table-cell>
          <table:table-cell table:formula="of:=(SIN(2*[.B10]+PI()/2)+1)*[.$E$1]+[.$E$2]" office:value-type="float" office:value="16028.0295238432" calcext:value-type="float">
            <text:p>16028,02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,0000</text:p>
          </table:table-cell>
          <table:table-cell table:formula="of:=PI()/180*[.A11]" office:value-type="float" office:value="0.174532925199433" calcext:value-type="float">
            <text:p>0,1745</text:p>
          </table:table-cell>
          <table:table-cell table:formula="of:=(SIN(2*[.B11]+PI()/2)+1)*[.$E$1]+[.$E$2]" office:value-type="float" office:value="15941.6639179729" calcext:value-type="float">
            <text:p>15941,663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,0000</text:p>
          </table:table-cell>
          <table:table-cell table:formula="of:=PI()/180*[.A12]" office:value-type="float" office:value="0.191986217719376" calcext:value-type="float">
            <text:p>0,1920</text:p>
          </table:table-cell>
          <table:table-cell table:formula="of:=(SIN(2*[.B12]+PI()/2)+1)*[.$E$1]+[.$E$2]" office:value-type="float" office:value="15846.5972947076" calcext:value-type="float">
            <text:p>15846,597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,0000</text:p>
          </table:table-cell>
          <table:table-cell table:formula="of:=PI()/180*[.A13]" office:value-type="float" office:value="0.20943951023932" calcext:value-type="float">
            <text:p>0,2094</text:p>
          </table:table-cell>
          <table:table-cell table:formula="of:=(SIN(2*[.B13]+PI()/2)+1)*[.$E$1]+[.$E$2]" office:value-type="float" office:value="15742.9454780838" calcext:value-type="float">
            <text:p>15742,945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,0000</text:p>
          </table:table-cell>
          <table:table-cell table:formula="of:=PI()/180*[.A14]" office:value-type="float" office:value="0.226892802759263" calcext:value-type="float">
            <text:p>0,2269</text:p>
          </table:table-cell>
          <table:table-cell table:formula="of:=(SIN(2*[.B14]+PI()/2)+1)*[.$E$1]+[.$E$2]" office:value-type="float" office:value="15630.8347518737" calcext:value-type="float">
            <text:p>15630,83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,0000</text:p>
          </table:table-cell>
          <table:table-cell table:formula="of:=PI()/180*[.A15]" office:value-type="float" office:value="0.244346095279206" calcext:value-type="float">
            <text:p>0,2443</text:p>
          </table:table-cell>
          <table:table-cell table:formula="of:=(SIN(2*[.B15]+PI()/2)+1)*[.$E$1]+[.$E$2]" office:value-type="float" office:value="15510.4017057278" calcext:value-type="float">
            <text:p>15510,40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,0000</text:p>
          </table:table-cell>
          <table:table-cell table:formula="of:=PI()/180*[.A16]" office:value-type="float" office:value="0.261799387799149" calcext:value-type="float">
            <text:p>0,2618</text:p>
          </table:table-cell>
          <table:table-cell table:formula="of:=(SIN(2*[.B16]+PI()/2)+1)*[.$E$1]+[.$E$2]" office:value-type="float" office:value="15381.7930687617" calcext:value-type="float">
            <text:p>15381,79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,0000</text:p>
          </table:table-cell>
          <table:table-cell table:formula="of:=PI()/180*[.A17]" office:value-type="float" office:value="0.279252680319093" calcext:value-type="float">
            <text:p>0,2793</text:p>
          </table:table-cell>
          <table:table-cell table:formula="of:=(SIN(2*[.B17]+PI()/2)+1)*[.$E$1]+[.$E$2]" office:value-type="float" office:value="15245.1655307888" calcext:value-type="float">
            <text:p>15245,16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,0000</text:p>
          </table:table-cell>
          <table:table-cell table:formula="of:=PI()/180*[.A18]" office:value-type="float" office:value="0.296705972839036" calcext:value-type="float">
            <text:p>0,2967</text:p>
          </table:table-cell>
          <table:table-cell table:formula="of:=(SIN(2*[.B18]+PI()/2)+1)*[.$E$1]+[.$E$2]" office:value-type="float" office:value="15100.6855514183" calcext:value-type="float">
            <text:p>15100,68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,0000</text:p>
          </table:table-cell>
          <table:table-cell table:formula="of:=PI()/180*[.A19]" office:value-type="float" office:value="0.314159265358979" calcext:value-type="float">
            <text:p>0,3142</text:p>
          </table:table-cell>
          <table:table-cell table:formula="of:=(SIN(2*[.B19]+PI()/2)+1)*[.$E$1]+[.$E$2]" office:value-type="float" office:value="14948.5291572496" calcext:value-type="float">
            <text:p>14948,52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,0000</text:p>
          </table:table-cell>
          <table:table-cell table:formula="of:=PI()/180*[.A20]" office:value-type="float" office:value="0.331612557878923" calcext:value-type="float">
            <text:p>0,3316</text:p>
          </table:table-cell>
          <table:table-cell table:formula="of:=(SIN(2*[.B20]+PI()/2)+1)*[.$E$1]+[.$E$2]" office:value-type="float" office:value="14788.8817274111" calcext:value-type="float">
            <text:p>14788,88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,0000</text:p>
          </table:table-cell>
          <table:table-cell table:formula="of:=PI()/180*[.A21]" office:value-type="float" office:value="0.349065850398866" calcext:value-type="float">
            <text:p>0,3491</text:p>
          </table:table-cell>
          <table:table-cell table:formula="of:=(SIN(2*[.B21]+PI()/2)+1)*[.$E$1]+[.$E$2]" office:value-type="float" office:value="14621.9377677042" calcext:value-type="float">
            <text:p>14621,937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,0000</text:p>
          </table:table-cell>
          <table:table-cell table:formula="of:=PI()/180*[.A22]" office:value-type="float" office:value="0.366519142918809" calcext:value-type="float">
            <text:p>0,3665</text:p>
          </table:table-cell>
          <table:table-cell table:formula="of:=(SIN(2*[.B22]+PI()/2)+1)*[.$E$1]+[.$E$2]" office:value-type="float" office:value="14447.9006736282" calcext:value-type="float">
            <text:p>14447,900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,0000</text:p>
          </table:table-cell>
          <table:table-cell table:formula="of:=PI()/180*[.A23]" office:value-type="float" office:value="0.383972435438752" calcext:value-type="float">
            <text:p>0,3840</text:p>
          </table:table-cell>
          <table:table-cell table:formula="of:=(SIN(2*[.B23]+PI()/2)+1)*[.$E$1]+[.$E$2]" office:value-type="float" office:value="14266.9824825738" calcext:value-type="float">
            <text:p>14266,98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,0000</text:p>
          </table:table-cell>
          <table:table-cell table:formula="of:=PI()/180*[.A24]" office:value-type="float" office:value="0.401425727958696" calcext:value-type="float">
            <text:p>0,4014</text:p>
          </table:table-cell>
          <table:table-cell table:formula="of:=(SIN(2*[.B24]+PI()/2)+1)*[.$E$1]+[.$E$2]" office:value-type="float" office:value="14079.4036154884" calcext:value-type="float">
            <text:p>14079,40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,0000</text:p>
          </table:table-cell>
          <table:table-cell table:formula="of:=PI()/180*[.A25]" office:value-type="float" office:value="0.418879020478639" calcext:value-type="float">
            <text:p>0,4189</text:p>
          </table:table-cell>
          <table:table-cell table:formula="of:=(SIN(2*[.B25]+PI()/2)+1)*[.$E$1]+[.$E$2]" office:value-type="float" office:value="13885.3926083273" calcext:value-type="float">
            <text:p>13885,39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,0000</text:p>
          </table:table-cell>
          <table:table-cell table:formula="of:=PI()/180*[.A26]" office:value-type="float" office:value="0.436332312998582" calcext:value-type="float">
            <text:p>0,4363</text:p>
          </table:table-cell>
          <table:table-cell table:formula="of:=(SIN(2*[.B26]+PI()/2)+1)*[.$E$1]+[.$E$2]" office:value-type="float" office:value="13685.1858336177" calcext:value-type="float">
            <text:p>13685,185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,0000</text:p>
          </table:table-cell>
          <table:table-cell table:formula="of:=PI()/180*[.A27]" office:value-type="float" office:value="0.453785605518526" calcext:value-type="float">
            <text:p>0,4538</text:p>
          </table:table-cell>
          <table:table-cell table:formula="of:=(SIN(2*[.B27]+PI()/2)+1)*[.$E$1]+[.$E$2]" office:value-type="float" office:value="13479.027212475" calcext:value-type="float">
            <text:p>13479,027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,0000</text:p>
          </table:table-cell>
          <table:table-cell table:formula="of:=PI()/180*[.A28]" office:value-type="float" office:value="0.471238898038469" calcext:value-type="float">
            <text:p>0,4712</text:p>
          </table:table-cell>
          <table:table-cell table:formula="of:=(SIN(2*[.B28]+PI()/2)+1)*[.$E$1]+[.$E$2]" office:value-type="float" office:value="13267.1679174228" calcext:value-type="float">
            <text:p>13267,167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,0000</text:p>
          </table:table-cell>
          <table:table-cell table:formula="of:=PI()/180*[.A29]" office:value-type="float" office:value="0.488692190558412" calcext:value-type="float">
            <text:p>0,4887</text:p>
          </table:table-cell>
          <table:table-cell table:formula="of:=(SIN(2*[.B29]+PI()/2)+1)*[.$E$1]+[.$E$2]" office:value-type="float" office:value="13049.8660663777" calcext:value-type="float">
            <text:p>13049,866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,0000</text:p>
          </table:table-cell>
          <table:table-cell table:formula="of:=PI()/180*[.A30]" office:value-type="float" office:value="0.506145483078356" calcext:value-type="float">
            <text:p>0,5061</text:p>
          </table:table-cell>
          <table:table-cell table:formula="of:=(SIN(2*[.B30]+PI()/2)+1)*[.$E$1]+[.$E$2]" office:value-type="float" office:value="12827.3864081724" calcext:value-type="float">
            <text:p>12827,386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,0000</text:p>
          </table:table-cell>
          <table:table-cell table:formula="of:=PI()/180*[.A31]" office:value-type="float" office:value="0.523598775598299" calcext:value-type="float">
            <text:p>0,5236</text:p>
          </table:table-cell>
          <table:table-cell table:formula="of:=(SIN(2*[.B31]+PI()/2)+1)*[.$E$1]+[.$E$2]" office:value-type="float" office:value="12600" calcext:value-type="float">
            <text:p>12600,00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,0000</text:p>
          </table:table-cell>
          <table:table-cell table:formula="of:=PI()/180*[.A32]" office:value-type="float" office:value="0.541052068118242" calcext:value-type="float">
            <text:p>0,5411</text:p>
          </table:table-cell>
          <table:table-cell table:formula="of:=(SIN(2*[.B32]+PI()/2)+1)*[.$E$1]+[.$E$2]" office:value-type="float" office:value="12367.9838771728" calcext:value-type="float">
            <text:p>12367,98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,0000</text:p>
          </table:table-cell>
          <table:table-cell table:formula="of:=PI()/180*[.A33]" office:value-type="float" office:value="0.558505360638185" calcext:value-type="float">
            <text:p>0,5585</text:p>
          </table:table-cell>
          <table:table-cell table:formula="of:=(SIN(2*[.B33]+PI()/2)+1)*[.$E$1]+[.$E$2]" office:value-type="float" office:value="12131.620715597" calcext:value-type="float">
            <text:p>12131,620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,0000</text:p>
          </table:table-cell>
          <table:table-cell table:formula="of:=PI()/180*[.A34]" office:value-type="float" office:value="0.575958653158129" calcext:value-type="float">
            <text:p>0,5760</text:p>
          </table:table-cell>
          <table:table-cell table:formula="of:=(SIN(2*[.B34]+PI()/2)+1)*[.$E$1]+[.$E$2]" office:value-type="float" office:value="11891.1984873761" calcext:value-type="float">
            <text:p>11891,198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,0000</text:p>
          </table:table-cell>
          <table:table-cell table:formula="of:=PI()/180*[.A35]" office:value-type="float" office:value="0.593411945678072" calcext:value-type="float">
            <text:p>0,5934</text:p>
          </table:table-cell>
          <table:table-cell table:formula="of:=(SIN(2*[.B35]+PI()/2)+1)*[.$E$1]+[.$E$2]" office:value-type="float" office:value="11647.0101099609" calcext:value-type="float">
            <text:p>11647,010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,0000</text:p>
          </table:table-cell>
          <table:table-cell table:formula="of:=PI()/180*[.A36]" office:value-type="float" office:value="0.610865238198015" calcext:value-type="float">
            <text:p>0,6109</text:p>
          </table:table-cell>
          <table:table-cell table:formula="of:=(SIN(2*[.B36]+PI()/2)+1)*[.$E$1]+[.$E$2]" office:value-type="float" office:value="11399.3530892751" calcext:value-type="float">
            <text:p>11399,353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,0000</text:p>
          </table:table-cell>
          <table:table-cell table:formula="of:=PI()/180*[.A37]" office:value-type="float" office:value="0.628318530717959" calcext:value-type="float">
            <text:p>0,6283</text:p>
          </table:table-cell>
          <table:table-cell table:formula="of:=(SIN(2*[.B37]+PI()/2)+1)*[.$E$1]+[.$E$2]" office:value-type="float" office:value="11148.5291572496" calcext:value-type="float">
            <text:p>11148,529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,0000</text:p>
          </table:table-cell>
          <table:table-cell table:formula="of:=PI()/180*[.A38]" office:value-type="float" office:value="0.645771823237902" calcext:value-type="float">
            <text:p>0,6458</text:p>
          </table:table-cell>
          <table:table-cell table:formula="of:=(SIN(2*[.B38]+PI()/2)+1)*[.$E$1]+[.$E$2]" office:value-type="float" office:value="10894.8439042092" calcext:value-type="float">
            <text:p>10894,843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,0000</text:p>
          </table:table-cell>
          <table:table-cell table:formula="of:=PI()/180*[.A39]" office:value-type="float" office:value="0.663225115757845" calcext:value-type="float">
            <text:p>0,6632</text:p>
          </table:table-cell>
          <table:table-cell table:formula="of:=(SIN(2*[.B39]+PI()/2)+1)*[.$E$1]+[.$E$2]" office:value-type="float" office:value="10638.6064065575" calcext:value-type="float">
            <text:p>10638,60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,0000</text:p>
          </table:table-cell>
          <table:table-cell table:formula="of:=PI()/180*[.A40]" office:value-type="float" office:value="0.680678408277788" calcext:value-type="float">
            <text:p>0,6807</text:p>
          </table:table-cell>
          <table:table-cell table:formula="of:=(SIN(2*[.B40]+PI()/2)+1)*[.$E$1]+[.$E$2]" office:value-type="float" office:value="10380.128850215" calcext:value-type="float">
            <text:p>10380,12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,0000</text:p>
          </table:table-cell>
          <table:table-cell table:formula="of:=PI()/180*[.A41]" office:value-type="float" office:value="0.698131700797732" calcext:value-type="float">
            <text:p>0,6981</text:p>
          </table:table-cell>
          <table:table-cell table:formula="of:=(SIN(2*[.B41]+PI()/2)+1)*[.$E$1]+[.$E$2]" office:value-type="float" office:value="10119.7261502687" calcext:value-type="float">
            <text:p>10119,726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,0000</text:p>
          </table:table-cell>
          <table:table-cell table:formula="of:=PI()/180*[.A42]" office:value-type="float" office:value="0.715584993317675" calcext:value-type="float">
            <text:p>0,7156</text:p>
          </table:table-cell>
          <table:table-cell table:formula="of:=(SIN(2*[.B42]+PI()/2)+1)*[.$E$1]+[.$E$2]" office:value-type="float" office:value="9857.7155672965" calcext:value-type="float">
            <text:p>9857,715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,0000</text:p>
          </table:table-cell>
          <table:table-cell table:formula="of:=PI()/180*[.A43]" office:value-type="float" office:value="0.733038285837618" calcext:value-type="float">
            <text:p>0,7330</text:p>
          </table:table-cell>
          <table:table-cell table:formula="of:=(SIN(2*[.B43]+PI()/2)+1)*[.$E$1]+[.$E$2]" office:value-type="float" office:value="9594.41632083417" calcext:value-type="float">
            <text:p>9594,416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,0000</text:p>
          </table:table-cell>
          <table:table-cell table:formula="of:=PI()/180*[.A44]" office:value-type="float" office:value="0.750491578357562" calcext:value-type="float">
            <text:p>0,7505</text:p>
          </table:table-cell>
          <table:table-cell table:formula="of:=(SIN(2*[.B44]+PI()/2)+1)*[.$E$1]+[.$E$2]" office:value-type="float" office:value="9330.14920045535" calcext:value-type="float">
            <text:p>9330,149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,0000</text:p>
          </table:table-cell>
          <table:table-cell table:formula="of:=PI()/180*[.A45]" office:value-type="float" office:value="0.767944870877505" calcext:value-type="float">
            <text:p>0,7679</text:p>
          </table:table-cell>
          <table:table-cell table:formula="of:=(SIN(2*[.B45]+PI()/2)+1)*[.$E$1]+[.$E$2]" office:value-type="float" office:value="9065.23617493901" calcext:value-type="float">
            <text:p>9065,236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,0000</text:p>
          </table:table-cell>
          <table:table-cell table:formula="of:=PI()/180*[.A46]" office:value-type="float" office:value="0.785398163397448" calcext:value-type="float">
            <text:p>0,7854</text:p>
          </table:table-cell>
          <table:table-cell table:formula="of:=(SIN(2*[.B46]+PI()/2)+1)*[.$E$1]+[.$E$2]" office:value-type="float" office:value="8800" calcext:value-type="float">
            <text:p>8800,00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,0000</text:p>
          </table:table-cell>
          <table:table-cell table:formula="of:=PI()/180*[.A47]" office:value-type="float" office:value="0.802851455917392" calcext:value-type="float">
            <text:p>0,8029</text:p>
          </table:table-cell>
          <table:table-cell table:formula="of:=(SIN(2*[.B47]+PI()/2)+1)*[.$E$1]+[.$E$2]" office:value-type="float" office:value="8534.76382506099" calcext:value-type="float">
            <text:p>8534,763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,0000</text:p>
          </table:table-cell>
          <table:table-cell table:formula="of:=PI()/180*[.A48]" office:value-type="float" office:value="0.820304748437335" calcext:value-type="float">
            <text:p>0,8203</text:p>
          </table:table-cell>
          <table:table-cell table:formula="of:=(SIN(2*[.B48]+PI()/2)+1)*[.$E$1]+[.$E$2]" office:value-type="float" office:value="8269.85079954465" calcext:value-type="float">
            <text:p>8269,850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,0000</text:p>
          </table:table-cell>
          <table:table-cell table:formula="of:=PI()/180*[.A49]" office:value-type="float" office:value="0.837758040957278" calcext:value-type="float">
            <text:p>0,8378</text:p>
          </table:table-cell>
          <table:table-cell table:formula="of:=(SIN(2*[.B49]+PI()/2)+1)*[.$E$1]+[.$E$2]" office:value-type="float" office:value="8005.58367916583" calcext:value-type="float">
            <text:p>8005,583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,0000</text:p>
          </table:table-cell>
          <table:table-cell table:formula="of:=PI()/180*[.A50]" office:value-type="float" office:value="0.855211333477221" calcext:value-type="float">
            <text:p>0,8552</text:p>
          </table:table-cell>
          <table:table-cell table:formula="of:=(SIN(2*[.B50]+PI()/2)+1)*[.$E$1]+[.$E$2]" office:value-type="float" office:value="7742.2844327035" calcext:value-type="float">
            <text:p>7742,284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,0000</text:p>
          </table:table-cell>
          <table:table-cell table:formula="of:=PI()/180*[.A51]" office:value-type="float" office:value="0.872664625997165" calcext:value-type="float">
            <text:p>0,8727</text:p>
          </table:table-cell>
          <table:table-cell table:formula="of:=(SIN(2*[.B51]+PI()/2)+1)*[.$E$1]+[.$E$2]" office:value-type="float" office:value="7480.27384973133" calcext:value-type="float">
            <text:p>7480,273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,0000</text:p>
          </table:table-cell>
          <table:table-cell table:formula="of:=PI()/180*[.A52]" office:value-type="float" office:value="0.890117918517108" calcext:value-type="float">
            <text:p>0,8901</text:p>
          </table:table-cell>
          <table:table-cell table:formula="of:=(SIN(2*[.B52]+PI()/2)+1)*[.$E$1]+[.$E$2]" office:value-type="float" office:value="7219.87114978503" calcext:value-type="float">
            <text:p>7219,871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,0000</text:p>
          </table:table-cell>
          <table:table-cell table:formula="of:=PI()/180*[.A53]" office:value-type="float" office:value="0.907571211037051" calcext:value-type="float">
            <text:p>0,9076</text:p>
          </table:table-cell>
          <table:table-cell table:formula="of:=(SIN(2*[.B53]+PI()/2)+1)*[.$E$1]+[.$E$2]" office:value-type="float" office:value="6961.39359344253" calcext:value-type="float">
            <text:p>6961,393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,0000</text:p>
          </table:table-cell>
          <table:table-cell table:formula="of:=PI()/180*[.A54]" office:value-type="float" office:value="0.925024503556995" calcext:value-type="float">
            <text:p>0,9250</text:p>
          </table:table-cell>
          <table:table-cell table:formula="of:=(SIN(2*[.B54]+PI()/2)+1)*[.$E$1]+[.$E$2]" office:value-type="float" office:value="6705.15609579081" calcext:value-type="float">
            <text:p>6705,156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,0000</text:p>
          </table:table-cell>
          <table:table-cell table:formula="of:=PI()/180*[.A55]" office:value-type="float" office:value="0.942477796076938" calcext:value-type="float">
            <text:p>0,9425</text:p>
          </table:table-cell>
          <table:table-cell table:formula="of:=(SIN(2*[.B55]+PI()/2)+1)*[.$E$1]+[.$E$2]" office:value-type="float" office:value="6451.4708427504" calcext:value-type="float">
            <text:p>6451,470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,0000</text:p>
          </table:table-cell>
          <table:table-cell table:formula="of:=PI()/180*[.A56]" office:value-type="float" office:value="0.959931088596881" calcext:value-type="float">
            <text:p>0,9599</text:p>
          </table:table-cell>
          <table:table-cell table:formula="of:=(SIN(2*[.B56]+PI()/2)+1)*[.$E$1]+[.$E$2]" office:value-type="float" office:value="6200.64691072492" calcext:value-type="float">
            <text:p>6200,646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,0000</text:p>
          </table:table-cell>
          <table:table-cell table:formula="of:=PI()/180*[.A57]" office:value-type="float" office:value="0.977384381116825" calcext:value-type="float">
            <text:p>0,9774</text:p>
          </table:table-cell>
          <table:table-cell table:formula="of:=(SIN(2*[.B57]+PI()/2)+1)*[.$E$1]+[.$E$2]" office:value-type="float" office:value="5952.98989003907" calcext:value-type="float">
            <text:p>5952,989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,0000</text:p>
          </table:table-cell>
          <table:table-cell table:formula="of:=PI()/180*[.A58]" office:value-type="float" office:value="0.994837673636768" calcext:value-type="float">
            <text:p>0,9948</text:p>
          </table:table-cell>
          <table:table-cell table:formula="of:=(SIN(2*[.B58]+PI()/2)+1)*[.$E$1]+[.$E$2]" office:value-type="float" office:value="5708.80151262392" calcext:value-type="float">
            <text:p>5708,801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,0000</text:p>
          </table:table-cell>
          <table:table-cell table:formula="of:=PI()/180*[.A59]" office:value-type="float" office:value="1.01229096615671" calcext:value-type="float">
            <text:p>1,0123</text:p>
          </table:table-cell>
          <table:table-cell table:formula="of:=(SIN(2*[.B59]+PI()/2)+1)*[.$E$1]+[.$E$2]" office:value-type="float" office:value="5468.37928440301" calcext:value-type="float">
            <text:p>5468,379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,0000</text:p>
          </table:table-cell>
          <table:table-cell table:formula="of:=PI()/180*[.A60]" office:value-type="float" office:value="1.02974425867665" calcext:value-type="float">
            <text:p>1,0297</text:p>
          </table:table-cell>
          <table:table-cell table:formula="of:=(SIN(2*[.B60]+PI()/2)+1)*[.$E$1]+[.$E$2]" office:value-type="float" office:value="5232.01612282723" calcext:value-type="float">
            <text:p>5232,01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,0000</text:p>
          </table:table-cell>
          <table:table-cell table:formula="of:=PI()/180*[.A61]" office:value-type="float" office:value="1.0471975511966" calcext:value-type="float">
            <text:p>1,0472</text:p>
          </table:table-cell>
          <table:table-cell table:formula="of:=(SIN(2*[.B61]+PI()/2)+1)*[.$E$1]+[.$E$2]" office:value-type="float" office:value="5000" calcext:value-type="float">
            <text:p>5000,00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,0000</text:p>
          </table:table-cell>
          <table:table-cell table:formula="of:=PI()/180*[.A62]" office:value-type="float" office:value="1.06465084371654" calcext:value-type="float">
            <text:p>1,0647</text:p>
          </table:table-cell>
          <table:table-cell table:formula="of:=(SIN(2*[.B62]+PI()/2)+1)*[.$E$1]+[.$E$2]" office:value-type="float" office:value="4772.61359182764" calcext:value-type="float">
            <text:p>4772,613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,0000</text:p>
          </table:table-cell>
          <table:table-cell table:formula="of:=PI()/180*[.A63]" office:value-type="float" office:value="1.08210413623648" calcext:value-type="float">
            <text:p>1,0821</text:p>
          </table:table-cell>
          <table:table-cell table:formula="of:=(SIN(2*[.B63]+PI()/2)+1)*[.$E$1]+[.$E$2]" office:value-type="float" office:value="4550.13393362233" calcext:value-type="float">
            <text:p>4550,133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,0000</text:p>
          </table:table-cell>
          <table:table-cell table:formula="of:=PI()/180*[.A64]" office:value-type="float" office:value="1.09955742875643" calcext:value-type="float">
            <text:p>1,0996</text:p>
          </table:table-cell>
          <table:table-cell table:formula="of:=(SIN(2*[.B64]+PI()/2)+1)*[.$E$1]+[.$E$2]" office:value-type="float" office:value="4332.8320825772" calcext:value-type="float">
            <text:p>4332,83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,0000</text:p>
          </table:table-cell>
          <table:table-cell table:formula="of:=PI()/180*[.A65]" office:value-type="float" office:value="1.11701072127637" calcext:value-type="float">
            <text:p>1,1170</text:p>
          </table:table-cell>
          <table:table-cell table:formula="of:=(SIN(2*[.B65]+PI()/2)+1)*[.$E$1]+[.$E$2]" office:value-type="float" office:value="4120.972787525" calcext:value-type="float">
            <text:p>4120,972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,0000</text:p>
          </table:table-cell>
          <table:table-cell table:formula="of:=PI()/180*[.A66]" office:value-type="float" office:value="1.13446401379631" calcext:value-type="float">
            <text:p>1,1345</text:p>
          </table:table-cell>
          <table:table-cell table:formula="of:=(SIN(2*[.B66]+PI()/2)+1)*[.$E$1]+[.$E$2]" office:value-type="float" office:value="3914.8141663823" calcext:value-type="float">
            <text:p>3914,814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,0000</text:p>
          </table:table-cell>
          <table:table-cell table:formula="of:=PI()/180*[.A67]" office:value-type="float" office:value="1.15191730631626" calcext:value-type="float">
            <text:p>1,1519</text:p>
          </table:table-cell>
          <table:table-cell table:formula="of:=(SIN(2*[.B67]+PI()/2)+1)*[.$E$1]+[.$E$2]" office:value-type="float" office:value="3714.60739167268" calcext:value-type="float">
            <text:p>3714,607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,0000</text:p>
          </table:table-cell>
          <table:table-cell table:formula="of:=PI()/180*[.A68]" office:value-type="float" office:value="1.1693705988362" calcext:value-type="float">
            <text:p>1,1694</text:p>
          </table:table-cell>
          <table:table-cell table:formula="of:=(SIN(2*[.B68]+PI()/2)+1)*[.$E$1]+[.$E$2]" office:value-type="float" office:value="3520.59638451162" calcext:value-type="float">
            <text:p>3520,596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,0000</text:p>
          </table:table-cell>
          <table:table-cell table:formula="of:=PI()/180*[.A69]" office:value-type="float" office:value="1.18682389135614" calcext:value-type="float">
            <text:p>1,1868</text:p>
          </table:table-cell>
          <table:table-cell table:formula="of:=(SIN(2*[.B69]+PI()/2)+1)*[.$E$1]+[.$E$2]" office:value-type="float" office:value="3333.01751742625" calcext:value-type="float">
            <text:p>3333,01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,0000</text:p>
          </table:table-cell>
          <table:table-cell table:formula="of:=PI()/180*[.A70]" office:value-type="float" office:value="1.20427718387609" calcext:value-type="float">
            <text:p>1,2043</text:p>
          </table:table-cell>
          <table:table-cell table:formula="of:=(SIN(2*[.B70]+PI()/2)+1)*[.$E$1]+[.$E$2]" office:value-type="float" office:value="3152.09932637181" calcext:value-type="float">
            <text:p>3152,099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,0000</text:p>
          </table:table-cell>
          <table:table-cell table:formula="of:=PI()/180*[.A71]" office:value-type="float" office:value="1.22173047639603" calcext:value-type="float">
            <text:p>1,2217</text:p>
          </table:table-cell>
          <table:table-cell table:formula="of:=(SIN(2*[.B71]+PI()/2)+1)*[.$E$1]+[.$E$2]" office:value-type="float" office:value="2978.06223229577" calcext:value-type="float">
            <text:p>2978,062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,0000</text:p>
          </table:table-cell>
          <table:table-cell table:formula="of:=PI()/180*[.A72]" office:value-type="float" office:value="1.23918376891597" calcext:value-type="float">
            <text:p>1,2392</text:p>
          </table:table-cell>
          <table:table-cell table:formula="of:=(SIN(2*[.B72]+PI()/2)+1)*[.$E$1]+[.$E$2]" office:value-type="float" office:value="2811.11827258891" calcext:value-type="float">
            <text:p>2811,118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,0000</text:p>
          </table:table-cell>
          <table:table-cell table:formula="of:=PI()/180*[.A73]" office:value-type="float" office:value="1.25663706143592" calcext:value-type="float">
            <text:p>1,2566</text:p>
          </table:table-cell>
          <table:table-cell table:formula="of:=(SIN(2*[.B73]+PI()/2)+1)*[.$E$1]+[.$E$2]" office:value-type="float" office:value="2651.4708427504" calcext:value-type="float">
            <text:p>2651,470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,0000</text:p>
          </table:table-cell>
          <table:table-cell table:formula="of:=PI()/180*[.A74]" office:value-type="float" office:value="1.27409035395586" calcext:value-type="float">
            <text:p>1,2741</text:p>
          </table:table-cell>
          <table:table-cell table:formula="of:=(SIN(2*[.B74]+PI()/2)+1)*[.$E$1]+[.$E$2]" office:value-type="float" office:value="2499.31444858169" calcext:value-type="float">
            <text:p>2499,314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,0000</text:p>
          </table:table-cell>
          <table:table-cell table:formula="of:=PI()/180*[.A75]" office:value-type="float" office:value="1.2915436464758" calcext:value-type="float">
            <text:p>1,2915</text:p>
          </table:table-cell>
          <table:table-cell table:formula="of:=(SIN(2*[.B75]+PI()/2)+1)*[.$E$1]+[.$E$2]" office:value-type="float" office:value="2354.83446921116" calcext:value-type="float">
            <text:p>2354,83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,0000</text:p>
          </table:table-cell>
          <table:table-cell table:formula="of:=PI()/180*[.A76]" office:value-type="float" office:value="1.30899693899575" calcext:value-type="float">
            <text:p>1,3090</text:p>
          </table:table-cell>
          <table:table-cell table:formula="of:=(SIN(2*[.B76]+PI()/2)+1)*[.$E$1]+[.$E$2]" office:value-type="float" office:value="2218.20693123826" calcext:value-type="float">
            <text:p>2218,206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,0000</text:p>
          </table:table-cell>
          <table:table-cell table:formula="of:=PI()/180*[.A77]" office:value-type="float" office:value="1.32645023151569" calcext:value-type="float">
            <text:p>1,3265</text:p>
          </table:table-cell>
          <table:table-cell table:formula="of:=(SIN(2*[.B77]+PI()/2)+1)*[.$E$1]+[.$E$2]" office:value-type="float" office:value="2089.59829427215" calcext:value-type="float">
            <text:p>2089,598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,0000</text:p>
          </table:table-cell>
          <table:table-cell table:formula="of:=PI()/180*[.A78]" office:value-type="float" office:value="1.34390352403563" calcext:value-type="float">
            <text:p>1,3439</text:p>
          </table:table-cell>
          <table:table-cell table:formula="of:=(SIN(2*[.B78]+PI()/2)+1)*[.$E$1]+[.$E$2]" office:value-type="float" office:value="1969.16524812633" calcext:value-type="float">
            <text:p>1969,165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,0000</text:p>
          </table:table-cell>
          <table:table-cell table:formula="of:=PI()/180*[.A79]" office:value-type="float" office:value="1.36135681655558" calcext:value-type="float">
            <text:p>1,3614</text:p>
          </table:table-cell>
          <table:table-cell table:formula="of:=(SIN(2*[.B79]+PI()/2)+1)*[.$E$1]+[.$E$2]" office:value-type="float" office:value="1857.05452191624" calcext:value-type="float">
            <text:p>1857,054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,0000</text:p>
          </table:table-cell>
          <table:table-cell table:formula="of:=PI()/180*[.A80]" office:value-type="float" office:value="1.37881010907552" calcext:value-type="float">
            <text:p>1,3788</text:p>
          </table:table-cell>
          <table:table-cell table:formula="of:=(SIN(2*[.B80]+PI()/2)+1)*[.$E$1]+[.$E$2]" office:value-type="float" office:value="1753.40270529242" calcext:value-type="float">
            <text:p>1753,402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,0000</text:p>
          </table:table-cell>
          <table:table-cell table:formula="of:=PI()/180*[.A81]" office:value-type="float" office:value="1.39626340159546" calcext:value-type="float">
            <text:p>1,3963</text:p>
          </table:table-cell>
          <table:table-cell table:formula="of:=(SIN(2*[.B81]+PI()/2)+1)*[.$E$1]+[.$E$2]" office:value-type="float" office:value="1658.3360820271" calcext:value-type="float">
            <text:p>1658,336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,0000</text:p>
          </table:table-cell>
          <table:table-cell table:formula="of:=PI()/180*[.A82]" office:value-type="float" office:value="1.41371669411541" calcext:value-type="float">
            <text:p>1,4137</text:p>
          </table:table-cell>
          <table:table-cell table:formula="of:=(SIN(2*[.B82]+PI()/2)+1)*[.$E$1]+[.$E$2]" office:value-type="float" office:value="1571.97047615683" calcext:value-type="float">
            <text:p>1571,970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,0000</text:p>
          </table:table-cell>
          <table:table-cell table:formula="of:=PI()/180*[.A83]" office:value-type="float" office:value="1.43116998663535" calcext:value-type="float">
            <text:p>1,4312</text:p>
          </table:table-cell>
          <table:table-cell table:formula="of:=(SIN(2*[.B83]+PI()/2)+1)*[.$E$1]+[.$E$2]" office:value-type="float" office:value="1494.41111086878" calcext:value-type="float">
            <text:p>1494,411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,0000</text:p>
          </table:table-cell>
          <table:table-cell table:formula="of:=PI()/180*[.A84]" office:value-type="float" office:value="1.44862327915529" calcext:value-type="float">
            <text:p>1,4486</text:p>
          </table:table-cell>
          <table:table-cell table:formula="of:=(SIN(2*[.B84]+PI()/2)+1)*[.$E$1]+[.$E$2]" office:value-type="float" office:value="1425.75248030243" calcext:value-type="float">
            <text:p>1425,75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,0000</text:p>
          </table:table-cell>
          <table:table-cell table:formula="of:=PI()/180*[.A85]" office:value-type="float" office:value="1.46607657167524" calcext:value-type="float">
            <text:p>1,4661</text:p>
          </table:table-cell>
          <table:table-cell table:formula="of:=(SIN(2*[.B85]+PI()/2)+1)*[.$E$1]+[.$E$2]" office:value-type="float" office:value="1366.07823442308" calcext:value-type="float">
            <text:p>1366,078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,0000</text:p>
          </table:table-cell>
          <table:table-cell table:formula="of:=PI()/180*[.A86]" office:value-type="float" office:value="1.48352986419518" calcext:value-type="float">
            <text:p>1,4835</text:p>
          </table:table-cell>
          <table:table-cell table:formula="of:=(SIN(2*[.B86]+PI()/2)+1)*[.$E$1]+[.$E$2]" office:value-type="float" office:value="1315.46107710722" calcext:value-type="float">
            <text:p>1315,46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,0000</text:p>
          </table:table-cell>
          <table:table-cell table:formula="of:=PI()/180*[.A87]" office:value-type="float" office:value="1.50098315671512" calcext:value-type="float">
            <text:p>1,5010</text:p>
          </table:table-cell>
          <table:table-cell table:formula="of:=(SIN(2*[.B87]+PI()/2)+1)*[.$E$1]+[.$E$2]" office:value-type="float" office:value="1273.96267756407" calcext:value-type="float">
            <text:p>1273,962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,0000</text:p>
          </table:table-cell>
          <table:table-cell table:formula="of:=PI()/180*[.A88]" office:value-type="float" office:value="1.51843644923507" calcext:value-type="float">
            <text:p>1,5184</text:p>
          </table:table-cell>
          <table:table-cell table:formula="of:=(SIN(2*[.B88]+PI()/2)+1)*[.$E$1]+[.$E$2]" office:value-type="float" office:value="1241.63359520112" calcext:value-type="float">
            <text:p>1241,63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,0000</text:p>
          </table:table-cell>
          <table:table-cell table:formula="of:=PI()/180*[.A89]" office:value-type="float" office:value="1.53588974175501" calcext:value-type="float">
            <text:p>1,5359</text:p>
          </table:table-cell>
          <table:table-cell table:formula="of:=(SIN(2*[.B89]+PI()/2)+1)*[.$E$1]+[.$E$2]" office:value-type="float" office:value="1218.51321802534" calcext:value-type="float">
            <text:p>1218,513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,0000</text:p>
          </table:table-cell>
          <table:table-cell table:formula="of:=PI()/180*[.A90]" office:value-type="float" office:value="1.55334303427495" calcext:value-type="float">
            <text:p>1,5533</text:p>
          </table:table-cell>
          <table:table-cell table:formula="of:=(SIN(2*[.B90]+PI()/2)+1)*[.$E$1]+[.$E$2]" office:value-type="float" office:value="1204.62971465487" calcext:value-type="float">
            <text:p>1204,629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,0000</text:p>
          </table:table-cell>
          <table:table-cell table:formula="of:=PI()/180*[.A91]" office:value-type="float" office:value="1.5707963267949" calcext:value-type="float">
            <text:p>1,5708</text:p>
          </table:table-cell>
          <table:table-cell table:formula="of:=(SIN(2*[.B91]+PI()/2)+1)*[.$E$1]+[.$E$2]" office:value-type="float" office:value="1200" calcext:value-type="float">
            <text:p>1200,0000</text:p>
          </table:table-cell>
          <table:table-cell table:number-columns-repeated="2"/>
        </table:table-row>
        <table:table-row table:style-name="ro1" table:number-rows-repeated="104848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22:40:12.12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2T22:47:56.788000000</meta:creation-date>
    <dc:date>2021-12-13T23:15:56.428000000</dc:date>
    <meta:editing-duration>PT1H29M31S</meta:editing-duration>
    <meta:editing-cycles>30</meta:editing-cycles>
    <meta:generator>LibreOffice/7.0.3.1$Windows_X86_64 LibreOffice_project/d7547858d014d4cf69878db179d326fc3483e082</meta:generator>
    <meta:document-statistic meta:table-count="2" meta:cell-count="152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4.201cm" style:legend-expansion="high" chart:style-name="ch2"/>
        <chart:plot-area chart:style-name="ch3" table:cell-range-address="Foglio2.C1:Foglio2.C181" svg:x="0.32cm" svg:y="0.18cm" svg:width="13.017cm" svg:height="8.64cm">
          <chart:coordinate-region svg:x="2.159cm" svg:y="0.301cm" svg:width="10.853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C1:Foglio2.C18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00">
                <text:p>16400</text:p>
                <draw:g>
                  <svg:desc>Foglio2.C1:Foglio2.C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95.3702853451">
                <text:p>16395.3702853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1.4867819747">
                <text:p>16381.4867819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58.3664047989">
                <text:p>16358.366404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26.0373224359">
                <text:p>16326.0373224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84.5389228928">
                <text:p>16284.5389228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33.9217655769">
                <text:p>16233.9217655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74.2475196976">
                <text:p>16174.2475196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05.5888891312">
                <text:p>16105.5888891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28.0295238432">
                <text:p>16028.0295238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41.6639179729">
                <text:p>15941.6639179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46.5972947076">
                <text:p>15846.5972947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42.9454780838">
                <text:p>15742.9454780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30.8347518737">
                <text:p>15630.8347518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10.4017057278">
                <text:p>15510.4017057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81.7930687617">
                <text:p>15381.7930687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45.1655307888">
                <text:p>15245.1655307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00.6855514183">
                <text:p>15100.6855514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48.5291572496">
                <text:p>14948.5291572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88.8817274111">
                <text:p>14788.881727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21.9377677042">
                <text:p>14621.9377677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47.9006736282">
                <text:p>14447.9006736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66.9824825738">
                <text:p>14266.982482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79.4036154884">
                <text:p>14079.4036154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85.3926083273">
                <text:p>13885.3926083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85.1858336177">
                <text:p>13685.1858336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79.027212475">
                <text:p>13479.027212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67.1679174228">
                <text:p>13267.167917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49.8660663777">
                <text:p>13049.8660663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27.3864081724">
                <text:p>12827.3864081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67.9838771728">
                <text:p>12367.9838771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31.620715597">
                <text:p>12131.620715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91.1984873761">
                <text:p>11891.1984873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47.0101099609">
                <text:p>11647.01010996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99.3530892751">
                <text:p>11399.3530892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48.5291572496">
                <text:p>11148.5291572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94.8439042092">
                <text:p>10894.8439042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38.6064065575">
                <text:p>10638.6064065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80.128850215">
                <text:p>10380.128850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19.7261502687">
                <text:p>10119.7261502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57.7155672965">
                <text:p>9857.7155672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94.41632083417">
                <text:p>9594.41632083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30.14920045535">
                <text:p>9330.14920045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65.23617493901">
                <text:p>9065.23617493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4.76382506099">
                <text:p>8534.76382506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69.85079954465">
                <text:p>8269.85079954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05.58367916583">
                <text:p>8005.58367916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42.2844327035">
                <text:p>7742.2844327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80.27384973133">
                <text:p>7480.27384973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19.87114978503">
                <text:p>7219.8711497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61.39359344253">
                <text:p>6961.39359344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05.15609579081">
                <text:p>6705.15609579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51.4708427504">
                <text:p>6451.47084275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00.64691072492">
                <text:p>6200.64691072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52.98989003907">
                <text:p>5952.989890039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8.80151262392">
                <text:p>5708.80151262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8.37928440301">
                <text:p>5468.37928440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32.01612282723">
                <text:p>5232.01612282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72.61359182764">
                <text:p>4772.61359182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0.13393362233">
                <text:p>4550.13393362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32.8320825772">
                <text:p>4332.8320825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20.972787525">
                <text:p>4120.972787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14.8141663823">
                <text:p>3914.8141663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14.60739167268">
                <text:p>3714.60739167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20.59638451162">
                <text:p>3520.59638451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33.01751742625">
                <text:p>3333.01751742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2.09932637181">
                <text:p>3152.09932637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8.06223229577">
                <text:p>2978.06223229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11.11827258891">
                <text:p>2811.11827258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51.4708427504">
                <text:p>2651.4708427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99.31444858169">
                <text:p>2499.31444858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4.83446921116">
                <text:p>2354.83446921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18.20693123826">
                <text:p>2218.20693123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9.59829427215">
                <text:p>2089.59829427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9.16524812633">
                <text:p>1969.165248126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7.05452191624">
                <text:p>1857.05452191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3.40270529242">
                <text:p>1753.40270529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8.3360820271">
                <text:p>1658.3360820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1.97047615683">
                <text:p>1571.970476156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4.41111086878">
                <text:p>1494.411110868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5.75248030243">
                <text:p>1425.752480302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6.07823442308">
                <text:p>1366.07823442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5.46107710722">
                <text:p>1315.46107710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3.96267756407">
                <text:p>1273.96267756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1.63359520112">
                <text:p>1241.6335952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8.51321802534">
                <text:p>1218.513218025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4.62971465487">
                <text:p>1204.62971465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draw:stroke-dash="ChartDash_20_1"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703cm" style:legend-expansion="high" chart:style-name="ch2"/>
        <chart:plot-area chart:style-name="ch3" table:cell-range-address="Foglio1.C1:Foglio1.E251" svg:x="0.32cm" svg:y="0.18cm" svg:width="12.428cm" svg:height="8.64cm">
          <chart:coordinate-region svg:x="1.497cm" svg:y="0.301cm" svg:width="11.24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251" chart:class="chart:line">
            <chart:data-point chart:repeated="251"/>
          </chart:series>
          <chart:series chart:style-name="ch8" chart:values-cell-range-address="Foglio1.D1:Foglio1.D251" chart:class="chart:line">
            <chart:data-point chart:repeated="251"/>
          </chart:series>
          <chart:series chart:style-name="ch9" chart:values-cell-range-address="Foglio1.E1:Foglio1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10.6781186548">
                <text:p>20710.6781186548</text:p>
                <draw:g>
                  <svg:desc>Foglio1.C1:Foglio1.C251</svg:desc>
                </draw:g>
              </table:table-cell>
              <table:table-cell office:value-type="float" office:value="16568.5424949238">
                <text:p>16568.5424949238</text:p>
                <draw:g>
                  <svg:desc>Foglio1.D1:Foglio1.D251</svg:desc>
                </draw:g>
              </table:table-cell>
              <table:table-cell office:value-type="float" office:value="8284.2712474619">
                <text:p>8284.2712474619</text:p>
                <draw:g>
                  <svg:desc>Foglio1.E1:Foglio1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91.8622597891">
                <text:p>15891.8622597891</text:p>
              </table:table-cell>
              <table:table-cell office:value-type="float" office:value="12713.4898078313">
                <text:p>12713.4898078313</text:p>
              </table:table-cell>
              <table:table-cell office:value-type="float" office:value="6356.74490391564">
                <text:p>6356.7449039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97.4596215561">
                <text:p>13397.4596215561</text:p>
              </table:table-cell>
              <table:table-cell office:value-type="float" office:value="10717.9676972449">
                <text:p>10717.9676972449</text:p>
              </table:table-cell>
              <table:table-cell office:value-type="float" office:value="5358.98384862246">
                <text:p>5358.98384862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03.3988749895">
                <text:p>11803.3988749895</text:p>
              </table:table-cell>
              <table:table-cell office:value-type="float" office:value="9442.71909999159">
                <text:p>9442.71909999159</text:p>
              </table:table-cell>
              <table:table-cell office:value-type="float" office:value="4721.3595499958">
                <text:p>4721.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1.0882641694">
                <text:p>10671.0882641694</text:p>
              </table:table-cell>
              <table:table-cell office:value-type="float" office:value="8536.87061133552">
                <text:p>8536.87061133552</text:p>
              </table:table-cell>
              <table:table-cell office:value-type="float" office:value="4268.43530566776">
                <text:p>4268.43530566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3.07841407064">
                <text:p>9813.07841407064</text:p>
              </table:table-cell>
              <table:table-cell office:value-type="float" office:value="7850.46273125651">
                <text:p>7850.46273125651</text:p>
              </table:table-cell>
              <table:table-cell office:value-type="float" office:value="3925.23136562826">
                <text:p>3925.2313656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33.79068407998">
                <text:p>9133.79068407998</text:p>
              </table:table-cell>
              <table:table-cell office:value-type="float" office:value="7307.03254726398">
                <text:p>7307.03254726398</text:p>
              </table:table-cell>
              <table:table-cell office:value-type="float" office:value="3653.51627363199">
                <text:p>3653.51627363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78.64376269049">
                <text:p>8578.64376269049</text:p>
              </table:table-cell>
              <table:table-cell office:value-type="float" office:value="6862.91501015239">
                <text:p>6862.91501015239</text:p>
              </table:table-cell>
              <table:table-cell office:value-type="float" office:value="3431.45750507619">
                <text:p>3431.4575050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13.88300841898">
                <text:p>8113.88300841898</text:p>
              </table:table-cell>
              <table:table-cell office:value-type="float" office:value="6491.10640673518">
                <text:p>6491.10640673518</text:p>
              </table:table-cell>
              <table:table-cell office:value-type="float" office:value="3245.55320336759">
                <text:p>3245.5532033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17.35650935101">
                <text:p>7717.35650935101</text:p>
              </table:table-cell>
              <table:table-cell office:value-type="float" office:value="6173.88520748081">
                <text:p>6173.88520748081</text:p>
              </table:table-cell>
              <table:table-cell office:value-type="float" office:value="3086.94260374041">
                <text:p>3086.94260374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73.84123911773">
                <text:p>7373.84123911773</text:p>
              </table:table-cell>
              <table:table-cell office:value-type="float" office:value="5899.07299129418">
                <text:p>5899.07299129418</text:p>
              </table:table-cell>
              <table:table-cell office:value-type="float" office:value="2949.53649564709">
                <text:p>2949.53649564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72.48301631174">
                <text:p>7072.48301631174</text:p>
              </table:table-cell>
              <table:table-cell office:value-type="float" office:value="5657.98641304939">
                <text:p>5657.98641304939</text:p>
              </table:table-cell>
              <table:table-cell office:value-type="float" office:value="2828.99320652469">
                <text:p>2828.99320652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5.30556549761">
                <text:p>6805.30556549761</text:p>
              </table:table-cell>
              <table:table-cell office:value-type="float" office:value="5444.24445239809">
                <text:p>5444.24445239809</text:p>
              </table:table-cell>
              <table:table-cell office:value-type="float" office:value="2722.12222619904">
                <text:p>2722.12222619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6.29797167378">
                <text:p>6566.29797167378</text:p>
              </table:table-cell>
              <table:table-cell office:value-type="float" office:value="5253.03837733903">
                <text:p>5253.03837733903</text:p>
              </table:table-cell>
              <table:table-cell office:value-type="float" office:value="2626.51918866951">
                <text:p>2626.51918866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50.83268962915">
                <text:p>6350.83268962915</text:p>
              </table:table-cell>
              <table:table-cell office:value-type="float" office:value="5080.66615170332">
                <text:p>5080.66615170332</text:p>
              </table:table-cell>
              <table:table-cell office:value-type="float" office:value="2540.33307585166">
                <text:p>2540.33307585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55.28128088303">
                <text:p>6155.28128088303</text:p>
              </table:table-cell>
              <table:table-cell office:value-type="float" office:value="4924.22502470642">
                <text:p>4924.22502470642</text:p>
              </table:table-cell>
              <table:table-cell office:value-type="float" office:value="2462.11251235321">
                <text:p>2462.11251235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6.75307508121">
                <text:p>5976.75307508121</text:p>
              </table:table-cell>
              <table:table-cell office:value-type="float" office:value="4781.40246006497">
                <text:p>4781.40246006497</text:p>
              </table:table-cell>
              <table:table-cell office:value-type="float" office:value="2390.70123003248">
                <text:p>2390.7012300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2.91282106946">
                <text:p>5812.91282106946</text:p>
              </table:table-cell>
              <table:table-cell office:value-type="float" office:value="4650.33025685557">
                <text:p>4650.33025685557</text:p>
              </table:table-cell>
              <table:table-cell office:value-type="float" office:value="2325.16512842778">
                <text:p>2325.16512842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1.85057294528">
                <text:p>5661.85057294528</text:p>
              </table:table-cell>
              <table:table-cell office:value-type="float" office:value="4529.48045835623">
                <text:p>4529.48045835623</text:p>
              </table:table-cell>
              <table:table-cell office:value-type="float" office:value="2264.74022917811">
                <text:p>2264.74022917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1.98699781301">
                <text:p>5521.98699781301</text:p>
              </table:table-cell>
              <table:table-cell office:value-type="float" office:value="4417.58959825041">
                <text:p>4417.58959825041</text:p>
              </table:table-cell>
              <table:table-cell office:value-type="float" office:value="2208.7947991252">
                <text:p>2208.794799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2.0032433795">
                <text:p>5392.0032433795</text:p>
              </table:table-cell>
              <table:table-cell office:value-type="float" office:value="4313.6025947036">
                <text:p>4313.6025947036</text:p>
              </table:table-cell>
              <table:table-cell office:value-type="float" office:value="2156.8012973518">
                <text:p>2156.8012973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70.78817446447">
                <text:p>5270.78817446447</text:p>
              </table:table-cell>
              <table:table-cell office:value-type="float" office:value="4216.63053957158">
                <text:p>4216.63053957158</text:p>
              </table:table-cell>
              <table:table-cell office:value-type="float" office:value="2108.31526978579">
                <text:p>2108.31526978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57.39811268183">
                <text:p>5157.39811268183</text:p>
              </table:table-cell>
              <table:table-cell office:value-type="float" office:value="4125.91849014547">
                <text:p>4125.91849014547</text:p>
              </table:table-cell>
              <table:table-cell office:value-type="float" office:value="2062.95924507273">
                <text:p>2062.95924507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1.02572168221">
                <text:p>5051.02572168221</text:p>
              </table:table-cell>
              <table:table-cell office:value-type="float" office:value="4040.82057734577">
                <text:p>4040.82057734577</text:p>
              </table:table-cell>
              <table:table-cell office:value-type="float" office:value="2020.41028867288">
                <text:p>2020.41028867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0.97567963922">
                <text:p>4950.97567963922</text:p>
              </table:table-cell>
              <table:table-cell office:value-type="float" office:value="3960.78054371138">
                <text:p>3960.78054371138</text:p>
              </table:table-cell>
              <table:table-cell office:value-type="float" office:value="1980.39027185569">
                <text:p>1980.39027185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56.64545569238">
                <text:p>4856.64545569238</text:p>
              </table:table-cell>
              <table:table-cell office:value-type="float" office:value="3885.3163645539">
                <text:p>3885.3163645539</text:p>
              </table:table-cell>
              <table:table-cell office:value-type="float" office:value="1942.65818227695">
                <text:p>1942.65818227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67.50997112747">
                <text:p>4767.50997112747</text:p>
              </table:table-cell>
              <table:table-cell office:value-type="float" office:value="3814.00797690198">
                <text:p>3814.00797690198</text:p>
              </table:table-cell>
              <table:table-cell office:value-type="float" office:value="1907.00398845099">
                <text:p>1907.00398845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3.10925026612">
                <text:p>4683.10925026612</text:p>
              </table:table-cell>
              <table:table-cell office:value-type="float" office:value="3746.48740021289">
                <text:p>3746.48740021289</text:p>
              </table:table-cell>
              <table:table-cell office:value-type="float" office:value="1873.24370010645">
                <text:p>1873.24370010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3.03839585787">
                <text:p>4603.03839585787</text:p>
              </table:table-cell>
              <table:table-cell office:value-type="float" office:value="3682.4307166863">
                <text:p>3682.4307166863</text:p>
              </table:table-cell>
              <table:table-cell office:value-type="float" office:value="1841.21535834315">
                <text:p>1841.21535834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6.93938891802">
                <text:p>4526.93938891802</text:p>
              </table:table-cell>
              <table:table-cell office:value-type="float" office:value="3621.55151113441">
                <text:p>3621.55151113441</text:p>
              </table:table-cell>
              <table:table-cell office:value-type="float" office:value="1810.77575556721">
                <text:p>1810.77575556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4.49433311795">
                <text:p>4454.49433311795</text:p>
              </table:table-cell>
              <table:table-cell office:value-type="float" office:value="3563.59546649436">
                <text:p>3563.59546649436</text:p>
              </table:table-cell>
              <table:table-cell office:value-type="float" office:value="1781.79773324718">
                <text:p>1781.79773324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85.4198522824">
                <text:p>4385.4198522824</text:p>
              </table:table-cell>
              <table:table-cell office:value-type="float" office:value="3508.33588182592">
                <text:p>3508.33588182592</text:p>
              </table:table-cell>
              <table:table-cell office:value-type="float" office:value="1754.16794091296">
                <text:p>1754.1679409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.46241536361">
                <text:p>4319.46241536361</text:p>
              </table:table-cell>
              <table:table-cell office:value-type="float" office:value="3455.56993229088">
                <text:p>3455.56993229088</text:p>
              </table:table-cell>
              <table:table-cell office:value-type="float" office:value="1727.78496614544">
                <text:p>1727.78496614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6.39441271577">
                <text:p>4256.39441271577</text:p>
              </table:table-cell>
              <table:table-cell office:value-type="float" office:value="3405.11553017262">
                <text:p>3405.11553017262</text:p>
              </table:table-cell>
              <table:table-cell office:value-type="float" office:value="1702.55776508631">
                <text:p>1702.5577650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6.01084501919">
                <text:p>4196.01084501919</text:p>
              </table:table-cell>
              <table:table-cell office:value-type="float" office:value="3356.80867601535">
                <text:p>3356.80867601535</text:p>
              </table:table-cell>
              <table:table-cell office:value-type="float" office:value="1678.40433800768">
                <text:p>1678.40433800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8.12651491097">
                <text:p>4138.12651491097</text:p>
              </table:table-cell>
              <table:table-cell office:value-type="float" office:value="3310.50121192877">
                <text:p>3310.50121192877</text:p>
              </table:table-cell>
              <table:table-cell office:value-type="float" office:value="1655.25060596439">
                <text:p>1655.25060596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2.57363353783">
                <text:p>4082.57363353783</text:p>
              </table:table-cell>
              <table:table-cell office:value-type="float" office:value="3266.05890683027">
                <text:p>3266.05890683027</text:p>
              </table:table-cell>
              <table:table-cell office:value-type="float" office:value="1633.02945341513">
                <text:p>1633.02945341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9.19977147112">
                <text:p>4029.19977147112</text:p>
              </table:table-cell>
              <table:table-cell office:value-type="float" office:value="3223.35981717689">
                <text:p>3223.35981717689</text:p>
              </table:table-cell>
              <table:table-cell office:value-type="float" office:value="1611.67990858845">
                <text:p>1611.67990858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77.86609691804">
                <text:p>3977.86609691804</text:p>
              </table:table-cell>
              <table:table-cell office:value-type="float" office:value="3182.29287753443">
                <text:p>3182.29287753443</text:p>
              </table:table-cell>
              <table:table-cell office:value-type="float" office:value="1591.14643876721">
                <text:p>1591.1464387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8.44585480447">
                <text:p>3928.44585480447</text:p>
              </table:table-cell>
              <table:table-cell office:value-type="float" office:value="3142.75668384358">
                <text:p>3142.75668384358</text:p>
              </table:table-cell>
              <table:table-cell office:value-type="float" office:value="1571.37834192179">
                <text:p>1571.37834192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80.82304875059">
                <text:p>3880.82304875059</text:p>
              </table:table-cell>
              <table:table-cell office:value-type="float" office:value="3104.65843900047">
                <text:p>3104.65843900047</text:p>
              </table:table-cell>
              <table:table-cell office:value-type="float" office:value="1552.32921950024">
                <text:p>1552.32921950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4.891294707">
                <text:p>3834.891294707</text:p>
              </table:table-cell>
              <table:table-cell office:value-type="float" office:value="3067.9130357656">
                <text:p>3067.9130357656</text:p>
              </table:table-cell>
              <table:table-cell office:value-type="float" office:value="1533.9565178828">
                <text:p>1533.9565178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0.55282043996">
                <text:p>3790.55282043996</text:p>
              </table:table-cell>
              <table:table-cell office:value-type="float" office:value="3032.44225635197">
                <text:p>3032.44225635197</text:p>
              </table:table-cell>
              <table:table-cell office:value-type="float" office:value="1516.22112817599">
                <text:p>1516.22112817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7.71758942849">
                <text:p>3747.71758942849</text:p>
              </table:table-cell>
              <table:table-cell office:value-type="float" office:value="2998.17407154279">
                <text:p>2998.17407154279</text:p>
              </table:table-cell>
              <table:table-cell office:value-type="float" office:value="1499.0870357714">
                <text:p>1499.0870357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6.30253129494">
                <text:p>3706.30253129494</text:p>
              </table:table-cell>
              <table:table-cell office:value-type="float" office:value="2965.04202503595">
                <text:p>2965.04202503595</text:p>
              </table:table-cell>
              <table:table-cell office:value-type="float" office:value="1482.52101251797">
                <text:p>1482.52101251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6.23086378879">
                <text:p>3666.23086378879</text:p>
              </table:table-cell>
              <table:table-cell office:value-type="float" office:value="2932.98469103103">
                <text:p>2932.98469103103</text:p>
              </table:table-cell>
              <table:table-cell office:value-type="float" office:value="1466.49234551552">
                <text:p>1466.49234551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7.43149372324">
                <text:p>3627.43149372324</text:p>
              </table:table-cell>
              <table:table-cell office:value-type="float" office:value="2901.94519497859">
                <text:p>2901.94519497859</text:p>
              </table:table-cell>
              <table:table-cell office:value-type="float" office:value="1450.9725974893">
                <text:p>1450.9725974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9.83848622456">
                <text:p>3589.83848622456</text:p>
              </table:table-cell>
              <table:table-cell office:value-type="float" office:value="2871.87078897965">
                <text:p>2871.87078897965</text:p>
              </table:table-cell>
              <table:table-cell office:value-type="float" office:value="1435.93539448982">
                <text:p>1435.93539448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3.39059327378">
                <text:p>3553.39059327378</text:p>
              </table:table-cell>
              <table:table-cell office:value-type="float" office:value="2842.71247461902">
                <text:p>2842.71247461902</text:p>
              </table:table-cell>
              <table:table-cell office:value-type="float" office:value="1421.35623730951">
                <text:p>1421.35623730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8.03083386875">
                <text:p>3518.03083386875</text:p>
              </table:table-cell>
              <table:table-cell office:value-type="float" office:value="2814.424667095">
                <text:p>2814.424667095</text:p>
              </table:table-cell>
              <table:table-cell office:value-type="float" office:value="1407.2123335475">
                <text:p>1407.2123335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3.70611925639">
                <text:p>3483.70611925639</text:p>
              </table:table-cell>
              <table:table-cell office:value-type="float" office:value="2786.96489540511">
                <text:p>2786.96489540511</text:p>
              </table:table-cell>
              <table:table-cell office:value-type="float" office:value="1393.48244770256">
                <text:p>1393.48244770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50.36691762699">
                <text:p>3450.36691762699</text:p>
              </table:table-cell>
              <table:table-cell office:value-type="float" office:value="2760.29353410159">
                <text:p>2760.29353410159</text:p>
              </table:table-cell>
              <table:table-cell office:value-type="float" office:value="1380.1467670508">
                <text:p>1380.1467670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7.96695345082">
                <text:p>3417.96695345082</text:p>
              </table:table-cell>
              <table:table-cell office:value-type="float" office:value="2734.37356276066">
                <text:p>2734.37356276066</text:p>
              </table:table-cell>
              <table:table-cell office:value-type="float" office:value="1367.18678138033">
                <text:p>1367.18678138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6.46293730642">
                <text:p>3386.46293730642</text:p>
              </table:table-cell>
              <table:table-cell office:value-type="float" office:value="2709.17034984514">
                <text:p>2709.17034984514</text:p>
              </table:table-cell>
              <table:table-cell office:value-type="float" office:value="1354.58517492257">
                <text:p>1354.58517492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5.81432261098">
                <text:p>3355.81432261098</text:p>
              </table:table-cell>
              <table:table-cell office:value-type="float" office:value="2684.65145808879">
                <text:p>2684.65145808879</text:p>
              </table:table-cell>
              <table:table-cell office:value-type="float" office:value="1342.32572904439">
                <text:p>1342.32572904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5.98308614336">
                <text:p>3325.98308614336</text:p>
              </table:table-cell>
              <table:table-cell office:value-type="float" office:value="2660.78646891469">
                <text:p>2660.78646891469</text:p>
              </table:table-cell>
              <table:table-cell office:value-type="float" office:value="1330.39323445734">
                <text:p>1330.39323445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6.93352965794">
                <text:p>3296.93352965794</text:p>
              </table:table-cell>
              <table:table-cell office:value-type="float" office:value="2637.54682372635">
                <text:p>2637.54682372635</text:p>
              </table:table-cell>
              <table:table-cell office:value-type="float" office:value="1318.77341186318">
                <text:p>1318.77341186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8.63210023496">
                <text:p>3268.63210023496</text:p>
              </table:table-cell>
              <table:table-cell office:value-type="float" office:value="2614.90568018797">
                <text:p>2614.90568018797</text:p>
              </table:table-cell>
              <table:table-cell office:value-type="float" office:value="1307.45284009398">
                <text:p>1307.45284009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1.04722731131">
                <text:p>3241.04722731131</text:p>
              </table:table-cell>
              <table:table-cell office:value-type="float" office:value="2592.83778184905">
                <text:p>2592.83778184905</text:p>
              </table:table-cell>
              <table:table-cell office:value-type="float" office:value="1296.41889092452">
                <text:p>1296.4188909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4.149174591">
                <text:p>3214.149174591</text:p>
              </table:table-cell>
              <table:table-cell office:value-type="float" office:value="2571.3193396728">
                <text:p>2571.3193396728</text:p>
              </table:table-cell>
              <table:table-cell office:value-type="float" office:value="1285.6596698364">
                <text:p>1285.6596698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87.90990525786">
                <text:p>3187.90990525786</text:p>
              </table:table-cell>
              <table:table-cell office:value-type="float" office:value="2550.32792420629">
                <text:p>2550.32792420629</text:p>
              </table:table-cell>
              <table:table-cell office:value-type="float" office:value="1275.16396210314">
                <text:p>1275.16396210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2.30295909805">
                <text:p>3162.30295909805</text:p>
              </table:table-cell>
              <table:table-cell office:value-type="float" office:value="2529.84236727844">
                <text:p>2529.84236727844</text:p>
              </table:table-cell>
              <table:table-cell office:value-type="float" office:value="1264.92118363922">
                <text:p>1264.92118363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37.30334031139">
                <text:p>3137.30334031139</text:p>
              </table:table-cell>
              <table:table-cell office:value-type="float" office:value="2509.84267224911">
                <text:p>2509.84267224911</text:p>
              </table:table-cell>
              <table:table-cell office:value-type="float" office:value="1254.92133612456">
                <text:p>1254.92133612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2.88741492746">
                <text:p>3112.88741492746</text:p>
              </table:table-cell>
              <table:table-cell office:value-type="float" office:value="2490.30993194197">
                <text:p>2490.30993194197</text:p>
              </table:table-cell>
              <table:table-cell office:value-type="float" office:value="1245.15496597098">
                <text:p>1245.15496597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89.03281687058">
                <text:p>3089.03281687058</text:p>
              </table:table-cell>
              <table:table-cell office:value-type="float" office:value="2471.22625349647">
                <text:p>2471.22625349647</text:p>
              </table:table-cell>
              <table:table-cell office:value-type="float" office:value="1235.61312674823">
                <text:p>1235.6131267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65.71836182448">
                <text:p>3065.71836182448</text:p>
              </table:table-cell>
              <table:table-cell office:value-type="float" office:value="2452.57468945958">
                <text:p>2452.57468945958</text:p>
              </table:table-cell>
              <table:table-cell office:value-type="float" office:value="1226.28734472979">
                <text:p>1226.28734472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2.92396814354">
                <text:p>3042.92396814354</text:p>
              </table:table-cell>
              <table:table-cell office:value-type="float" office:value="2434.33917451483">
                <text:p>2434.33917451483</text:p>
              </table:table-cell>
              <table:table-cell office:value-type="float" office:value="1217.16958725742">
                <text:p>1217.169587257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0.63058413768">
                <text:p>3020.63058413768</text:p>
              </table:table-cell>
              <table:table-cell office:value-type="float" office:value="2416.50446731015">
                <text:p>2416.50446731015</text:p>
              </table:table-cell>
              <table:table-cell office:value-type="float" office:value="1208.25223365507">
                <text:p>1208.25223365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8.82012113404">
                <text:p>2998.82012113404</text:p>
              </table:table-cell>
              <table:table-cell office:value-type="float" office:value="2399.05609690723">
                <text:p>2399.05609690723</text:p>
              </table:table-cell>
              <table:table-cell office:value-type="float" office:value="1199.52804845362">
                <text:p>1199.52804845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7.47539178017">
                <text:p>2977.47539178017</text:p>
              </table:table-cell>
              <table:table-cell office:value-type="float" office:value="2381.98031342414">
                <text:p>2381.98031342414</text:p>
              </table:table-cell>
              <table:table-cell office:value-type="float" office:value="1190.99015671207">
                <text:p>1190.9901567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56.58005311052">
                <text:p>2956.58005311052</text:p>
              </table:table-cell>
              <table:table-cell office:value-type="float" office:value="2365.26404248842">
                <text:p>2365.26404248842</text:p>
              </table:table-cell>
              <table:table-cell office:value-type="float" office:value="1182.63202124421">
                <text:p>1182.63202124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6.11855394804">
                <text:p>2936.11855394804</text:p>
              </table:table-cell>
              <table:table-cell office:value-type="float" office:value="2348.89484315843">
                <text:p>2348.89484315843</text:p>
              </table:table-cell>
              <table:table-cell office:value-type="float" office:value="1174.44742157922">
                <text:p>1174.44742157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16.07608625482">
                <text:p>2916.07608625482</text:p>
              </table:table-cell>
              <table:table-cell office:value-type="float" office:value="2332.86086900385">
                <text:p>2332.86086900385</text:p>
              </table:table-cell>
              <table:table-cell office:value-type="float" office:value="1166.43043450193">
                <text:p>1166.43043450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6.43854008803">
                <text:p>2896.43854008803</text:p>
              </table:table-cell>
              <table:table-cell office:value-type="float" office:value="2317.15083207042">
                <text:p>2317.15083207042</text:p>
              </table:table-cell>
              <table:table-cell office:value-type="float" office:value="1158.57541603521">
                <text:p>1158.57541603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7.19246184803">
                <text:p>2877.19246184803</text:p>
              </table:table-cell>
              <table:table-cell office:value-type="float" office:value="2301.75396947843">
                <text:p>2301.75396947843</text:p>
              </table:table-cell>
              <table:table-cell office:value-type="float" office:value="1150.87698473921">
                <text:p>1150.87698473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8.32501553873">
                <text:p>2858.32501553873</text:p>
              </table:table-cell>
              <table:table-cell office:value-type="float" office:value="2286.66001243098">
                <text:p>2286.66001243098</text:p>
              </table:table-cell>
              <table:table-cell office:value-type="float" office:value="1143.33000621549">
                <text:p>1143.330006215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39.82394678626">
                <text:p>2839.82394678626</text:p>
              </table:table-cell>
              <table:table-cell office:value-type="float" office:value="2271.85915742901">
                <text:p>2271.85915742901</text:p>
              </table:table-cell>
              <table:table-cell office:value-type="float" office:value="1135.9295787145">
                <text:p>1135.9295787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21.67754938705">
                <text:p>2821.67754938705</text:p>
              </table:table-cell>
              <table:table-cell office:value-type="float" office:value="2257.34203950964">
                <text:p>2257.34203950964</text:p>
              </table:table-cell>
              <table:table-cell office:value-type="float" office:value="1128.67101975482">
                <text:p>1128.67101975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3.87463417853">
                <text:p>2803.87463417853</text:p>
              </table:table-cell>
              <table:table-cell office:value-type="float" office:value="2243.09970734282">
                <text:p>2243.09970734282</text:p>
              </table:table-cell>
              <table:table-cell office:value-type="float" office:value="1121.54985367141">
                <text:p>1121.54985367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6.40450004204">
                <text:p>2786.40450004204</text:p>
              </table:table-cell>
              <table:table-cell office:value-type="float" office:value="2229.12360003363">
                <text:p>2229.12360003363</text:p>
              </table:table-cell>
              <table:table-cell office:value-type="float" office:value="1114.56180001682">
                <text:p>1114.56180001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69.25690687086">
                <text:p>2769.25690687086</text:p>
              </table:table-cell>
              <table:table-cell office:value-type="float" office:value="2215.40552549669">
                <text:p>2215.40552549669</text:p>
              </table:table-cell>
              <table:table-cell office:value-type="float" office:value="1107.70276274835">
                <text:p>1107.70276274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52.42205034409">
                <text:p>2752.42205034409</text:p>
              </table:table-cell>
              <table:table-cell office:value-type="float" office:value="2201.93764027528">
                <text:p>2201.93764027528</text:p>
              </table:table-cell>
              <table:table-cell office:value-type="float" office:value="1100.96882013764">
                <text:p>1100.96882013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5.89053836902">
                <text:p>2735.89053836902</text:p>
              </table:table-cell>
              <table:table-cell office:value-type="float" office:value="2188.71243069522">
                <text:p>2188.71243069522</text:p>
              </table:table-cell>
              <table:table-cell office:value-type="float" office:value="1094.35621534761">
                <text:p>1094.35621534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9.65336906037">
                <text:p>2719.65336906037</text:p>
              </table:table-cell>
              <table:table-cell office:value-type="float" office:value="2175.7226952483">
                <text:p>2175.7226952483</text:p>
              </table:table-cell>
              <table:table-cell office:value-type="float" office:value="1087.86134762415">
                <text:p>1087.86134762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03.70191014084">
                <text:p>2703.70191014084</text:p>
              </table:table-cell>
              <table:table-cell office:value-type="float" office:value="2162.96152811267">
                <text:p>2162.96152811267</text:p>
              </table:table-cell>
              <table:table-cell office:value-type="float" office:value="1081.48076405634">
                <text:p>1081.48076405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88.02787965559">
                <text:p>2688.02787965559</text:p>
              </table:table-cell>
              <table:table-cell office:value-type="float" office:value="2150.42230372447">
                <text:p>2150.42230372447</text:p>
              </table:table-cell>
              <table:table-cell office:value-type="float" office:value="1075.21115186223">
                <text:p>1075.21115186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2.62332790219">
                <text:p>2672.62332790219</text:p>
              </table:table-cell>
              <table:table-cell office:value-type="float" office:value="2138.09866232175">
                <text:p>2138.09866232175</text:p>
              </table:table-cell>
              <table:table-cell office:value-type="float" office:value="1069.04933116088">
                <text:p>1069.04933116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7.48062048718">
                <text:p>2657.48062048718</text:p>
              </table:table-cell>
              <table:table-cell office:value-type="float" office:value="2125.98449638975">
                <text:p>2125.98449638975</text:p>
              </table:table-cell>
              <table:table-cell office:value-type="float" office:value="1062.99224819487">
                <text:p>1062.992248194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42.59242242675">
                <text:p>2642.59242242675</text:p>
              </table:table-cell>
              <table:table-cell office:value-type="float" office:value="2114.0739379414">
                <text:p>2114.0739379414</text:p>
              </table:table-cell>
              <table:table-cell office:value-type="float" office:value="1057.0369689707">
                <text:p>1057.0369689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7.9516832159">
                <text:p>2627.9516832159</text:p>
              </table:table-cell>
              <table:table-cell office:value-type="float" office:value="2102.36134657272">
                <text:p>2102.36134657272</text:p>
              </table:table-cell>
              <table:table-cell office:value-type="float" office:value="1051.18067328636">
                <text:p>1051.18067328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13.5516227991">
                <text:p>2613.5516227991</text:p>
              </table:table-cell>
              <table:table-cell office:value-type="float" office:value="2090.84129823928">
                <text:p>2090.84129823928</text:p>
              </table:table-cell>
              <table:table-cell office:value-type="float" office:value="1045.42064911964">
                <text:p>1045.42064911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99.38571837583">
                <text:p>2599.38571837583</text:p>
              </table:table-cell>
              <table:table-cell office:value-type="float" office:value="2079.50857470067">
                <text:p>2079.50857470067</text:p>
              </table:table-cell>
              <table:table-cell office:value-type="float" office:value="1039.75428735033">
                <text:p>1039.75428735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5.44769198519">
                <text:p>2585.44769198519</text:p>
              </table:table-cell>
              <table:table-cell office:value-type="float" office:value="2068.35815358815">
                <text:p>2068.35815358815</text:p>
              </table:table-cell>
              <table:table-cell office:value-type="float" office:value="1034.17907679408">
                <text:p>1034.17907679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1.73149881522">
                <text:p>2571.73149881522</text:p>
              </table:table-cell>
              <table:table-cell office:value-type="float" office:value="2057.38519905218">
                <text:p>2057.38519905218</text:p>
              </table:table-cell>
              <table:table-cell office:value-type="float" office:value="1028.69259952609">
                <text:p>1028.692599526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8.23131618742">
                <text:p>2558.23131618742</text:p>
              </table:table-cell>
              <table:table-cell office:value-type="float" office:value="2046.58505294994">
                <text:p>2046.58505294994</text:p>
              </table:table-cell>
              <table:table-cell office:value-type="float" office:value="1023.29252647497">
                <text:p>1023.29252647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4.94153316962">
                <text:p>2544.94153316962</text:p>
              </table:table-cell>
              <table:table-cell office:value-type="float" office:value="2035.9532265357">
                <text:p>2035.9532265357</text:p>
              </table:table-cell>
              <table:table-cell office:value-type="float" office:value="1017.97661326785">
                <text:p>1017.97661326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1.85674077807">
                <text:p>2531.85674077807</text:p>
              </table:table-cell>
              <table:table-cell office:value-type="float" office:value="2025.48539262246">
                <text:p>2025.48539262246</text:p>
              </table:table-cell>
              <table:table-cell office:value-type="float" office:value="1012.74269631123">
                <text:p>1012.74269631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18.9717227267">
                <text:p>2518.9717227267</text:p>
              </table:table-cell>
              <table:table-cell office:value-type="float" office:value="2015.17737818136">
                <text:p>2015.17737818136</text:p>
              </table:table-cell>
              <table:table-cell office:value-type="float" office:value="1007.58868909068">
                <text:p>1007.58868909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6.28144669003">
                <text:p>2506.28144669003</text:p>
              </table:table-cell>
              <table:table-cell office:value-type="float" office:value="2005.02515735202">
                <text:p>2005.02515735202</text:p>
              </table:table-cell>
              <table:table-cell office:value-type="float" office:value="1002.51257867601">
                <text:p>1002.51257867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3.7810560445">
                <text:p>2493.7810560445</text:p>
              </table:table-cell>
              <table:table-cell office:value-type="float" office:value="1995.0248448356">
                <text:p>1995.0248448356</text:p>
              </table:table-cell>
              <table:table-cell office:value-type="float" office:value="997.512422417799">
                <text:p>997.512422417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1.46586205937">
                <text:p>2481.46586205937</text:p>
              </table:table-cell>
              <table:table-cell office:value-type="float" office:value="1985.1726896475">
                <text:p>1985.1726896475</text:p>
              </table:table-cell>
              <table:table-cell office:value-type="float" office:value="992.586344823749">
                <text:p>992.586344823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69.33133650709">
                <text:p>2469.33133650709</text:p>
              </table:table-cell>
              <table:table-cell office:value-type="float" office:value="1975.46506920567">
                <text:p>1975.46506920567</text:p>
              </table:table-cell>
              <table:table-cell office:value-type="float" office:value="987.732534602834">
                <text:p>987.7325346028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57.37310466749">
                <text:p>2457.37310466749</text:p>
              </table:table-cell>
              <table:table-cell office:value-type="float" office:value="1965.89848373399">
                <text:p>1965.89848373399</text:p>
              </table:table-cell>
              <table:table-cell office:value-type="float" office:value="982.949241866997">
                <text:p>982.949241866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5.58693870145">
                <text:p>2445.58693870145</text:p>
              </table:table-cell>
              <table:table-cell office:value-type="float" office:value="1956.46955096116">
                <text:p>1956.46955096116</text:p>
              </table:table-cell>
              <table:table-cell office:value-type="float" office:value="978.23477548058">
                <text:p>978.23477548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3.96875137014">
                <text:p>2433.96875137014</text:p>
              </table:table-cell>
              <table:table-cell office:value-type="float" office:value="1947.17500109611">
                <text:p>1947.17500109611</text:p>
              </table:table-cell>
              <table:table-cell office:value-type="float" office:value="973.587500548057">
                <text:p>973.587500548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2.51459008003">
                <text:p>2422.51459008003</text:p>
              </table:table-cell>
              <table:table-cell office:value-type="float" office:value="1938.01167206402">
                <text:p>1938.01167206402</text:p>
              </table:table-cell>
              <table:table-cell office:value-type="float" office:value="969.005836032011">
                <text:p>969.005836032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11.22063123314">
                <text:p>2411.22063123314</text:p>
              </table:table-cell>
              <table:table-cell office:value-type="float" office:value="1928.97650498651">
                <text:p>1928.97650498651</text:p>
              </table:table-cell>
              <table:table-cell office:value-type="float" office:value="964.488252493254">
                <text:p>964.488252493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0.08317486433">
                <text:p>2400.08317486433</text:p>
              </table:table-cell>
              <table:table-cell office:value-type="float" office:value="1920.06653989147">
                <text:p>1920.06653989147</text:p>
              </table:table-cell>
              <table:table-cell office:value-type="float" office:value="960.033269945733">
                <text:p>960.033269945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9.09863954824">
                <text:p>2389.09863954824</text:p>
              </table:table-cell>
              <table:table-cell office:value-type="float" office:value="1911.27891163859">
                <text:p>1911.27891163859</text:p>
              </table:table-cell>
              <table:table-cell office:value-type="float" office:value="955.639455819295">
                <text:p>955.639455819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8.26355756114">
                <text:p>2378.26355756114</text:p>
              </table:table-cell>
              <table:table-cell office:value-type="float" office:value="1902.61084604892">
                <text:p>1902.61084604892</text:p>
              </table:table-cell>
              <table:table-cell office:value-type="float" office:value="951.305423024458">
                <text:p>951.305423024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7457028123">
                <text:p>2367.57457028123</text:p>
              </table:table-cell>
              <table:table-cell office:value-type="float" office:value="1894.05965622498">
                <text:p>1894.05965622498</text:p>
              </table:table-cell>
              <table:table-cell office:value-type="float" office:value="947.029828112491">
                <text:p>947.029828112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7.02842381436">
                <text:p>2357.02842381436</text:p>
              </table:table-cell>
              <table:table-cell office:value-type="float" office:value="1885.62273905148">
                <text:p>1885.62273905148</text:p>
              </table:table-cell>
              <table:table-cell office:value-type="float" office:value="942.811369525742">
                <text:p>942.811369525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46.62196483306">
                <text:p>2346.62196483306</text:p>
              </table:table-cell>
              <table:table-cell office:value-type="float" office:value="1877.29757186645">
                <text:p>1877.29757186645</text:p>
              </table:table-cell>
              <table:table-cell office:value-type="float" office:value="938.648785933225">
                <text:p>938.648785933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6.35213661483">
                <text:p>2336.35213661483</text:p>
              </table:table-cell>
              <table:table-cell office:value-type="float" office:value="1869.08170929186">
                <text:p>1869.08170929186</text:p>
              </table:table-cell>
              <table:table-cell office:value-type="float" office:value="934.540854645931">
                <text:p>934.540854645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6.21597526999">
                <text:p>2326.21597526999</text:p>
              </table:table-cell>
              <table:table-cell office:value-type="float" office:value="1860.97278021599">
                <text:p>1860.97278021599</text:p>
              </table:table-cell>
              <table:table-cell office:value-type="float" office:value="930.486390107994">
                <text:p>930.486390107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6.21060614806">
                <text:p>2316.21060614806</text:p>
              </table:table-cell>
              <table:table-cell office:value-type="float" office:value="1852.96848491845">
                <text:p>1852.96848491845</text:p>
              </table:table-cell>
              <table:table-cell office:value-type="float" office:value="926.484242459225">
                <text:p>926.484242459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6.33324041234">
                <text:p>2306.33324041234</text:p>
              </table:table-cell>
              <table:table-cell office:value-type="float" office:value="1845.06659232987">
                <text:p>1845.06659232987</text:p>
              </table:table-cell>
              <table:table-cell office:value-type="float" office:value="922.533296164936">
                <text:p>922.533296164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6.58117177491">
                <text:p>2296.58117177491</text:p>
              </table:table-cell>
              <table:table-cell office:value-type="float" office:value="1837.26493741993">
                <text:p>1837.26493741993</text:p>
              </table:table-cell>
              <table:table-cell office:value-type="float" office:value="918.632468709966">
                <text:p>918.632468709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6.95177338043">
                <text:p>2286.95177338043</text:p>
              </table:table-cell>
              <table:table-cell office:value-type="float" office:value="1829.56141870434">
                <text:p>1829.56141870434</text:p>
              </table:table-cell>
              <table:table-cell office:value-type="float" office:value="914.780709352172">
                <text:p>914.780709352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77.44249483388">
                <text:p>2277.44249483388</text:p>
              </table:table-cell>
              <table:table-cell office:value-type="float" office:value="1821.9539958671">
                <text:p>1821.9539958671</text:p>
              </table:table-cell>
              <table:table-cell office:value-type="float" office:value="910.976997933553">
                <text:p>910.976997933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68.05085936306">
                <text:p>2268.05085936306</text:p>
              </table:table-cell>
              <table:table-cell office:value-type="float" office:value="1814.44068749045">
                <text:p>1814.44068749045</text:p>
              </table:table-cell>
              <table:table-cell office:value-type="float" office:value="907.220343745223">
                <text:p>907.220343745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8.77446110783">
                <text:p>2258.77446110783</text:p>
              </table:table-cell>
              <table:table-cell office:value-type="float" office:value="1807.01956888626">
                <text:p>1807.01956888626</text:p>
              </table:table-cell>
              <table:table-cell office:value-type="float" office:value="903.509784443131">
                <text:p>903.509784443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9.61096253127">
                <text:p>2249.61096253127</text:p>
              </table:table-cell>
              <table:table-cell office:value-type="float" office:value="1799.68877002501">
                <text:p>1799.68877002501</text:p>
              </table:table-cell>
              <table:table-cell office:value-type="float" office:value="899.844385012507">
                <text:p>899.844385012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0.5580919453">
                <text:p>2240.5580919453</text:p>
              </table:table-cell>
              <table:table-cell office:value-type="float" office:value="1792.44647355624">
                <text:p>1792.44647355624</text:p>
              </table:table-cell>
              <table:table-cell office:value-type="float" office:value="896.22323677812">
                <text:p>896.22323677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31.61364114377">
                <text:p>2231.61364114377</text:p>
              </table:table-cell>
              <table:table-cell office:value-type="float" office:value="1785.29091291502">
                <text:p>1785.29091291502</text:p>
              </table:table-cell>
              <table:table-cell office:value-type="float" office:value="892.645456457508">
                <text:p>892.645456457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22.77546314098">
                <text:p>2222.77546314098</text:p>
              </table:table-cell>
              <table:table-cell office:value-type="float" office:value="1778.22037051278">
                <text:p>1778.22037051278</text:p>
              </table:table-cell>
              <table:table-cell office:value-type="float" office:value="889.110185256392">
                <text:p>889.110185256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14.04147000586">
                <text:p>2214.04147000586</text:p>
              </table:table-cell>
              <table:table-cell office:value-type="float" office:value="1771.23317600468">
                <text:p>1771.23317600468</text:p>
              </table:table-cell>
              <table:table-cell office:value-type="float" office:value="885.616588002343">
                <text:p>885.616588002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5.4096307893">
                <text:p>2205.4096307893</text:p>
              </table:table-cell>
              <table:table-cell office:value-type="float" office:value="1764.32770463144">
                <text:p>1764.32770463144</text:p>
              </table:table-cell>
              <table:table-cell office:value-type="float" office:value="882.163852315721">
                <text:p>882.163852315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6.8779695416">
                <text:p>2196.8779695416</text:p>
              </table:table-cell>
              <table:table-cell office:value-type="float" office:value="1757.50237563328">
                <text:p>1757.50237563328</text:p>
              </table:table-cell>
              <table:table-cell office:value-type="float" office:value="878.75118781664">
                <text:p>878.7511878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8.44456341092">
                <text:p>2188.44456341092</text:p>
              </table:table-cell>
              <table:table-cell office:value-type="float" office:value="1750.75565072873">
                <text:p>1750.75565072873</text:p>
              </table:table-cell>
              <table:table-cell office:value-type="float" office:value="875.377825364367">
                <text:p>875.377825364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0.10754082298">
                <text:p>2180.10754082298</text:p>
              </table:table-cell>
              <table:table-cell office:value-type="float" office:value="1744.08603265839">
                <text:p>1744.08603265839</text:p>
              </table:table-cell>
              <table:table-cell office:value-type="float" office:value="872.043016329194">
                <text:p>872.043016329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1.86507973697">
                <text:p>2171.86507973697</text:p>
              </table:table-cell>
              <table:table-cell office:value-type="float" office:value="1737.49206378957">
                <text:p>1737.49206378957</text:p>
              </table:table-cell>
              <table:table-cell office:value-type="float" office:value="868.746031894787">
                <text:p>868.746031894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3.71540597144">
                <text:p>2163.71540597144</text:p>
              </table:table-cell>
              <table:table-cell office:value-type="float" office:value="1730.97232477716">
                <text:p>1730.97232477716</text:p>
              </table:table-cell>
              <table:table-cell office:value-type="float" office:value="865.486162388578">
                <text:p>865.486162388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55.65679160123">
                <text:p>2155.65679160123</text:p>
              </table:table-cell>
              <table:table-cell office:value-type="float" office:value="1724.52543328099">
                <text:p>1724.52543328099</text:p>
              </table:table-cell>
              <table:table-cell office:value-type="float" office:value="862.262716640494">
                <text:p>862.262716640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7.68755341757">
                <text:p>2147.68755341757</text:p>
              </table:table-cell>
              <table:table-cell office:value-type="float" office:value="1718.15004273405">
                <text:p>1718.15004273405</text:p>
              </table:table-cell>
              <table:table-cell office:value-type="float" office:value="859.075021367026">
                <text:p>859.075021367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9.80605145121">
                <text:p>2139.80605145121</text:p>
              </table:table-cell>
              <table:table-cell office:value-type="float" office:value="1711.84484116097">
                <text:p>1711.84484116097</text:p>
              </table:table-cell>
              <table:table-cell office:value-type="float" office:value="855.922420580484">
                <text:p>855.922420580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2.01068755522">
                <text:p>2132.01068755522</text:p>
              </table:table-cell>
              <table:table-cell office:value-type="float" office:value="1705.60855004418">
                <text:p>1705.60855004418</text:p>
              </table:table-cell>
              <table:table-cell office:value-type="float" office:value="852.804275022088">
                <text:p>852.8042750220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4.29990404326">
                <text:p>2124.29990404326</text:p>
              </table:table-cell>
              <table:table-cell office:value-type="float" office:value="1699.43992323461">
                <text:p>1699.43992323461</text:p>
              </table:table-cell>
              <table:table-cell office:value-type="float" office:value="849.719961617303">
                <text:p>849.7199616173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6.67218238185">
                <text:p>2116.67218238185</text:p>
              </table:table-cell>
              <table:table-cell office:value-type="float" office:value="1693.33774590548">
                <text:p>1693.33774590548</text:p>
              </table:table-cell>
              <table:table-cell office:value-type="float" office:value="846.668872952741">
                <text:p>846.668872952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9.12604193423">
                <text:p>2109.12604193423</text:p>
              </table:table-cell>
              <table:table-cell office:value-type="float" office:value="1687.30083354738">
                <text:p>1687.30083354738</text:p>
              </table:table-cell>
              <table:table-cell office:value-type="float" office:value="843.650416773691">
                <text:p>843.6504167736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1.66003875338">
                <text:p>2101.66003875338</text:p>
              </table:table-cell>
              <table:table-cell office:value-type="float" office:value="1681.32803100271">
                <text:p>1681.32803100271</text:p>
              </table:table-cell>
              <table:table-cell office:value-type="float" office:value="840.664015501353">
                <text:p>840.664015501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4.27276442069">
                <text:p>2094.27276442069</text:p>
              </table:table-cell>
              <table:table-cell office:value-type="float" office:value="1675.41821153655">
                <text:p>1675.41821153655</text:p>
              </table:table-cell>
              <table:table-cell office:value-type="float" office:value="837.709105768276">
                <text:p>837.709105768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6.96284493008">
                <text:p>2086.96284493008</text:p>
              </table:table-cell>
              <table:table-cell office:value-type="float" office:value="1669.57027594407">
                <text:p>1669.57027594407</text:p>
              </table:table-cell>
              <table:table-cell office:value-type="float" office:value="834.785137972034">
                <text:p>834.785137972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9.72893961479">
                <text:p>2079.72893961479</text:p>
              </table:table-cell>
              <table:table-cell office:value-type="float" office:value="1663.78315169183">
                <text:p>1663.78315169183</text:p>
              </table:table-cell>
              <table:table-cell office:value-type="float" office:value="831.891575845916">
                <text:p>831.891575845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2.56974011383">
                <text:p>2072.56974011383</text:p>
              </table:table-cell>
              <table:table-cell office:value-type="float" office:value="1658.05579209106">
                <text:p>1658.05579209106</text:p>
              </table:table-cell>
              <table:table-cell office:value-type="float" office:value="829.027896045531">
                <text:p>829.027896045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5.48396937842">
                <text:p>2065.48396937842</text:p>
              </table:table-cell>
              <table:table-cell office:value-type="float" office:value="1652.38717550274">
                <text:p>1652.38717550274</text:p>
              </table:table-cell>
              <table:table-cell office:value-type="float" office:value="826.193587751369">
                <text:p>826.193587751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8.47038071489">
                <text:p>2058.47038071489</text:p>
              </table:table-cell>
              <table:table-cell office:value-type="float" office:value="1646.77630457192">
                <text:p>1646.77630457192</text:p>
              </table:table-cell>
              <table:table-cell office:value-type="float" office:value="823.388152285958">
                <text:p>823.388152285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1.52775686317">
                <text:p>2051.52775686317</text:p>
              </table:table-cell>
              <table:table-cell office:value-type="float" office:value="1641.22220549054">
                <text:p>1641.22220549054</text:p>
              </table:table-cell>
              <table:table-cell office:value-type="float" office:value="820.611102745268">
                <text:p>820.611102745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44.65490910941">
                <text:p>2044.65490910941</text:p>
              </table:table-cell>
              <table:table-cell office:value-type="float" office:value="1635.72392728753">
                <text:p>1635.72392728753</text:p>
              </table:table-cell>
              <table:table-cell office:value-type="float" office:value="817.861963643765">
                <text:p>817.861963643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7.85067643087">
                <text:p>2037.85067643087</text:p>
              </table:table-cell>
              <table:table-cell office:value-type="float" office:value="1630.2805411447">
                <text:p>1630.2805411447</text:p>
              </table:table-cell>
              <table:table-cell office:value-type="float" office:value="815.14027057235">
                <text:p>815.14027057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1.11392467221">
                <text:p>2031.11392467221</text:p>
              </table:table-cell>
              <table:table-cell office:value-type="float" office:value="1624.89113973777">
                <text:p>1624.89113973777</text:p>
              </table:table-cell>
              <table:table-cell office:value-type="float" office:value="812.445569868885">
                <text:p>812.4455698688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4.44354575144">
                <text:p>2024.44354575144</text:p>
              </table:table-cell>
              <table:table-cell office:value-type="float" office:value="1619.55483660115">
                <text:p>1619.55483660115</text:p>
              </table:table-cell>
              <table:table-cell office:value-type="float" office:value="809.777418300577">
                <text:p>809.777418300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7.83845689381">
                <text:p>2017.83845689381</text:p>
              </table:table-cell>
              <table:table-cell office:value-type="float" office:value="1614.27076551504">
                <text:p>1614.27076551504</text:p>
              </table:table-cell>
              <table:table-cell office:value-type="float" office:value="807.135382757522">
                <text:p>807.135382757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1.29759989378">
                <text:p>2011.29759989378</text:p>
              </table:table-cell>
              <table:table-cell office:value-type="float" office:value="1609.03807991502">
                <text:p>1609.03807991502</text:p>
              </table:table-cell>
              <table:table-cell office:value-type="float" office:value="804.519039957512">
                <text:p>804.5190399575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4.8199404032">
                <text:p>2004.8199404032</text:p>
              </table:table-cell>
              <table:table-cell office:value-type="float" office:value="1603.85595232256">
                <text:p>1603.85595232256</text:p>
              </table:table-cell>
              <table:table-cell office:value-type="float" office:value="801.927976161281">
                <text:p>801.927976161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8.40446724355">
                <text:p>1998.40446724355</text:p>
              </table:table-cell>
              <table:table-cell office:value-type="float" office:value="1598.72357379484">
                <text:p>1598.72357379484</text:p>
              </table:table-cell>
              <table:table-cell office:value-type="float" office:value="799.361786897421">
                <text:p>799.3617868974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2.05019174338">
                <text:p>1992.05019174338</text:p>
              </table:table-cell>
              <table:table-cell office:value-type="float" office:value="1593.6401533947">
                <text:p>1593.6401533947</text:p>
              </table:table-cell>
              <table:table-cell office:value-type="float" office:value="796.820076697351">
                <text:p>796.820076697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5.75614709782">
                <text:p>1985.75614709782</text:p>
              </table:table-cell>
              <table:table-cell office:value-type="float" office:value="1588.60491767825">
                <text:p>1588.60491767825</text:p>
              </table:table-cell>
              <table:table-cell office:value-type="float" office:value="794.302458839127">
                <text:p>794.3024588391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9.52138775133">
                <text:p>1979.52138775133</text:p>
              </table:table-cell>
              <table:table-cell office:value-type="float" office:value="1583.61711020106">
                <text:p>1583.61711020106</text:p>
              </table:table-cell>
              <table:table-cell office:value-type="float" office:value="791.808555100531">
                <text:p>791.8085551005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3.34498880011">
                <text:p>1973.34498880011</text:p>
              </table:table-cell>
              <table:table-cell office:value-type="float" office:value="1578.67599104009">
                <text:p>1578.67599104009</text:p>
              </table:table-cell>
              <table:table-cell office:value-type="float" office:value="789.337995520043">
                <text:p>789.337995520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7.22604541675">
                <text:p>1967.22604541675</text:p>
              </table:table-cell>
              <table:table-cell office:value-type="float" office:value="1573.7808363334">
                <text:p>1573.7808363334</text:p>
              </table:table-cell>
              <table:table-cell office:value-type="float" office:value="786.890418166699">
                <text:p>786.8904181666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1.16367229244">
                <text:p>1961.16367229244</text:p>
              </table:table-cell>
              <table:table-cell office:value-type="float" office:value="1568.93093783395">
                <text:p>1568.93093783395</text:p>
              </table:table-cell>
              <table:table-cell office:value-type="float" office:value="784.465468916977">
                <text:p>784.465468916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5.15700309965">
                <text:p>1955.15700309965</text:p>
              </table:table-cell>
              <table:table-cell office:value-type="float" office:value="1564.12560247972">
                <text:p>1564.12560247972</text:p>
              </table:table-cell>
              <table:table-cell office:value-type="float" office:value="782.06280123986">
                <text:p>782.06280123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49.20518997161">
                <text:p>1949.20518997161</text:p>
              </table:table-cell>
              <table:table-cell office:value-type="float" office:value="1559.36415197729">
                <text:p>1559.36415197729</text:p>
              </table:table-cell>
              <table:table-cell office:value-type="float" office:value="779.682075988646">
                <text:p>779.682075988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3.30740299984">
                <text:p>1943.30740299984</text:p>
              </table:table-cell>
              <table:table-cell office:value-type="float" office:value="1554.64592239987">
                <text:p>1554.64592239987</text:p>
              </table:table-cell>
              <table:table-cell office:value-type="float" office:value="777.322961199935">
                <text:p>777.3229611999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7.46282974798">
                <text:p>1937.46282974798</text:p>
              </table:table-cell>
              <table:table-cell office:value-type="float" office:value="1549.97026379839">
                <text:p>1549.97026379839</text:p>
              </table:table-cell>
              <table:table-cell office:value-type="float" office:value="774.985131899193">
                <text:p>774.985131899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1.67067478175">
                <text:p>1931.67067478175</text:p>
              </table:table-cell>
              <table:table-cell office:value-type="float" office:value="1545.3365398254">
                <text:p>1545.3365398254</text:p>
              </table:table-cell>
              <table:table-cell office:value-type="float" office:value="772.6682699127">
                <text:p>772.6682699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5.93015921396">
                <text:p>1925.93015921396</text:p>
              </table:table-cell>
              <table:table-cell office:value-type="float" office:value="1540.74412737117">
                <text:p>1540.74412737117</text:p>
              </table:table-cell>
              <table:table-cell office:value-type="float" office:value="770.372063685585">
                <text:p>770.372063685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0.24052026492">
                <text:p>1920.24052026492</text:p>
              </table:table-cell>
              <table:table-cell office:value-type="float" office:value="1536.19241621193">
                <text:p>1536.19241621193</text:p>
              </table:table-cell>
              <table:table-cell office:value-type="float" office:value="768.096208105966">
                <text:p>768.096208105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14.60101083614">
                <text:p>1914.60101083614</text:p>
              </table:table-cell>
              <table:table-cell office:value-type="float" office:value="1531.68080866891">
                <text:p>1531.68080866891</text:p>
              </table:table-cell>
              <table:table-cell office:value-type="float" office:value="765.840404334455">
                <text:p>765.840404334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9.01089909898">
                <text:p>1909.01089909898</text:p>
              </table:table-cell>
              <table:table-cell office:value-type="float" office:value="1527.20871927919">
                <text:p>1527.20871927919</text:p>
              </table:table-cell>
              <table:table-cell office:value-type="float" office:value="763.604359639594">
                <text:p>763.604359639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3.46946809523">
                <text:p>1903.46946809523</text:p>
              </table:table-cell>
              <table:table-cell office:value-type="float" office:value="1522.77557447619">
                <text:p>1522.77557447619</text:p>
              </table:table-cell>
              <table:table-cell office:value-type="float" office:value="761.387787238093">
                <text:p>761.3877872380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7.97601535071">
                <text:p>1897.97601535071</text:p>
              </table:table-cell>
              <table:table-cell office:value-type="float" office:value="1518.38081228057">
                <text:p>1518.38081228057</text:p>
              </table:table-cell>
              <table:table-cell office:value-type="float" office:value="759.190406140284">
                <text:p>759.190406140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2.52985250166">
                <text:p>1892.52985250166</text:p>
              </table:table-cell>
              <table:table-cell office:value-type="float" office:value="1514.02388200133">
                <text:p>1514.02388200133</text:p>
              </table:table-cell>
              <table:table-cell office:value-type="float" office:value="757.011941000663">
                <text:p>757.011941000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7.13030493233">
                <text:p>1887.13030493233</text:p>
              </table:table-cell>
              <table:table-cell office:value-type="float" office:value="1509.70424394586">
                <text:p>1509.70424394586</text:p>
              </table:table-cell>
              <table:table-cell office:value-type="float" office:value="754.852121972931">
                <text:p>754.8521219729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81.77671142356">
                <text:p>1881.77671142356</text:p>
              </table:table-cell>
              <table:table-cell office:value-type="float" office:value="1505.42136913884">
                <text:p>1505.42136913884</text:p>
              </table:table-cell>
              <table:table-cell office:value-type="float" office:value="752.710684569422">
                <text:p>752.7106845694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6.46842381319">
                <text:p>1876.46842381319</text:p>
              </table:table-cell>
              <table:table-cell office:value-type="float" office:value="1501.17473905055">
                <text:p>1501.17473905055</text:p>
              </table:table-cell>
              <table:table-cell office:value-type="float" office:value="750.587369525277">
                <text:p>750.5873695252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1.20480666589">
                <text:p>1871.20480666589</text:p>
              </table:table-cell>
              <table:table-cell office:value-type="float" office:value="1496.96384533272">
                <text:p>1496.96384533272</text:p>
              </table:table-cell>
              <table:table-cell office:value-type="float" office:value="748.481922666358">
                <text:p>748.481922666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5.98523695434">
                <text:p>1865.98523695434</text:p>
              </table:table-cell>
              <table:table-cell office:value-type="float" office:value="1492.78818956347">
                <text:p>1492.78818956347</text:p>
              </table:table-cell>
              <table:table-cell office:value-type="float" office:value="746.394094781735">
                <text:p>746.394094781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60.80910374855">
                <text:p>1860.80910374855</text:p>
              </table:table-cell>
              <table:table-cell office:value-type="float" office:value="1488.64728299884">
                <text:p>1488.64728299884</text:p>
              </table:table-cell>
              <table:table-cell office:value-type="float" office:value="744.32364149942">
                <text:p>744.32364149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5.67580791659">
                <text:p>1855.67580791659</text:p>
              </table:table-cell>
              <table:table-cell office:value-type="float" office:value="1484.54064633327">
                <text:p>1484.54064633327</text:p>
              </table:table-cell>
              <table:table-cell office:value-type="float" office:value="742.270323166636">
                <text:p>742.270323166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0.58476183206">
                <text:p>1850.58476183206</text:p>
              </table:table-cell>
              <table:table-cell office:value-type="float" office:value="1480.46780946565">
                <text:p>1480.46780946565</text:p>
              </table:table-cell>
              <table:table-cell office:value-type="float" office:value="740.233904732826">
                <text:p>740.233904732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5.53538909267">
                <text:p>1845.53538909267</text:p>
              </table:table-cell>
              <table:table-cell office:value-type="float" office:value="1476.42831127413">
                <text:p>1476.42831127413</text:p>
              </table:table-cell>
              <table:table-cell office:value-type="float" office:value="738.214155637067">
                <text:p>738.214155637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.52712424538">
                <text:p>1840.52712424538</text:p>
              </table:table-cell>
              <table:table-cell office:value-type="float" office:value="1472.42169939631">
                <text:p>1472.42169939631</text:p>
              </table:table-cell>
              <table:table-cell office:value-type="float" office:value="736.210849698153">
                <text:p>736.210849698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5.55941252056">
                <text:p>1835.55941252056</text:p>
              </table:table-cell>
              <table:table-cell office:value-type="float" office:value="1468.44753001645">
                <text:p>1468.44753001645</text:p>
              </table:table-cell>
              <table:table-cell office:value-type="float" office:value="734.223765008224">
                <text:p>734.223765008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0.63170957443">
                <text:p>1830.63170957443</text:p>
              </table:table-cell>
              <table:table-cell office:value-type="float" office:value="1464.50536765954">
                <text:p>1464.50536765954</text:p>
              </table:table-cell>
              <table:table-cell office:value-type="float" office:value="732.252683829771">
                <text:p>732.252683829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5.74348123721">
                <text:p>1825.74348123721</text:p>
              </table:table-cell>
              <table:table-cell office:value-type="float" office:value="1460.59478498977">
                <text:p>1460.59478498977</text:p>
              </table:table-cell>
              <table:table-cell office:value-type="float" office:value="730.297392494883">
                <text:p>730.297392494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0.89420327163">
                <text:p>1820.89420327163</text:p>
              </table:table-cell>
              <table:table-cell office:value-type="float" office:value="1456.7153626173">
                <text:p>1456.7153626173</text:p>
              </table:table-cell>
              <table:table-cell office:value-type="float" office:value="728.357681308651">
                <text:p>728.357681308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6.08336113506">
                <text:p>1816.08336113506</text:p>
              </table:table-cell>
              <table:table-cell office:value-type="float" office:value="1452.86668890805">
                <text:p>1452.86668890805</text:p>
              </table:table-cell>
              <table:table-cell office:value-type="float" office:value="726.433344454023">
                <text:p>726.433344454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11.3104497516">
                <text:p>1811.3104497516</text:p>
              </table:table-cell>
              <table:table-cell office:value-type="float" office:value="1449.04835980128">
                <text:p>1449.04835980128</text:p>
              </table:table-cell>
              <table:table-cell office:value-type="float" office:value="724.524179900641">
                <text:p>724.524179900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6.5749732882">
                <text:p>1806.5749732882</text:p>
              </table:table-cell>
              <table:table-cell office:value-type="float" office:value="1445.25997863056">
                <text:p>1445.25997863056</text:p>
              </table:table-cell>
              <table:table-cell office:value-type="float" office:value="722.62998931528">
                <text:p>722.62998931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1.87644493932">
                <text:p>1801.87644493932</text:p>
              </table:table-cell>
              <table:table-cell office:value-type="float" office:value="1441.50115595146">
                <text:p>1441.50115595146</text:p>
              </table:table-cell>
              <table:table-cell office:value-type="float" office:value="720.750577975729">
                <text:p>720.7505779757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7.21438671576">
                <text:p>1797.21438671576</text:p>
              </table:table-cell>
              <table:table-cell office:value-type="float" office:value="1437.77150937261">
                <text:p>1437.77150937261</text:p>
              </table:table-cell>
              <table:table-cell office:value-type="float" office:value="718.885754686305">
                <text:p>718.885754686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2.58832924107">
                <text:p>1792.58832924107</text:p>
              </table:table-cell>
              <table:table-cell office:value-type="float" office:value="1434.07066339286">
                <text:p>1434.07066339286</text:p>
              </table:table-cell>
              <table:table-cell office:value-type="float" office:value="717.035331696429">
                <text:p>717.0353316964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7.99781155297">
                <text:p>1787.99781155297</text:p>
              </table:table-cell>
              <table:table-cell office:value-type="float" office:value="1430.39824924237">
                <text:p>1430.39824924237</text:p>
              </table:table-cell>
              <table:table-cell office:value-type="float" office:value="715.199124621187">
                <text:p>715.199124621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3.44238090995">
                <text:p>1783.44238090995</text:p>
              </table:table-cell>
              <table:table-cell office:value-type="float" office:value="1426.75390472796">
                <text:p>1426.75390472796</text:p>
              </table:table-cell>
              <table:table-cell office:value-type="float" office:value="713.37695236398">
                <text:p>713.376952363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8.92159260447">
                <text:p>1778.92159260447</text:p>
              </table:table-cell>
              <table:table-cell office:value-type="float" office:value="1423.13727408357">
                <text:p>1423.13727408357</text:p>
              </table:table-cell>
              <table:table-cell office:value-type="float" office:value="711.568637041786">
                <text:p>711.568637041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74.43500977983">
                <text:p>1774.43500977983</text:p>
              </table:table-cell>
              <table:table-cell office:value-type="float" office:value="1419.54800782386">
                <text:p>1419.54800782386</text:p>
              </table:table-cell>
              <table:table-cell office:value-type="float" office:value="709.774003911932">
                <text:p>709.774003911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69.98220325331">
                <text:p>1769.98220325331</text:p>
              </table:table-cell>
              <table:table-cell office:value-type="float" office:value="1415.98576260265">
                <text:p>1415.98576260265</text:p>
              </table:table-cell>
              <table:table-cell office:value-type="float" office:value="707.992881301323">
                <text:p>707.992881301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5.56275134372">
                <text:p>1765.56275134372</text:p>
              </table:table-cell>
              <table:table-cell office:value-type="float" office:value="1412.45020107498">
                <text:p>1412.45020107498</text:p>
              </table:table-cell>
              <table:table-cell office:value-type="float" office:value="706.225100537488">
                <text:p>706.225100537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61.17623970349">
                <text:p>1761.17623970349</text:p>
              </table:table-cell>
              <table:table-cell office:value-type="float" office:value="1408.94099176279">
                <text:p>1408.94099176279</text:p>
              </table:table-cell>
              <table:table-cell office:value-type="float" office:value="704.470495881395">
                <text:p>704.470495881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56.82226115557">
                <text:p>1756.82226115557</text:p>
              </table:table-cell>
              <table:table-cell office:value-type="float" office:value="1405.45780892445">
                <text:p>1405.45780892445</text:p>
              </table:table-cell>
              <table:table-cell office:value-type="float" office:value="702.728904462226">
                <text:p>702.728904462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52.50041553472">
                <text:p>1752.50041553472</text:p>
              </table:table-cell>
              <table:table-cell office:value-type="float" office:value="1402.00033242778">
                <text:p>1402.00033242778</text:p>
              </table:table-cell>
              <table:table-cell office:value-type="float" office:value="701.000166213888">
                <text:p>701.000166213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8.21030953263">
                <text:p>1748.21030953263</text:p>
              </table:table-cell>
              <table:table-cell office:value-type="float" office:value="1398.5682476261">
                <text:p>1398.5682476261</text:p>
              </table:table-cell>
              <table:table-cell office:value-type="float" office:value="699.284123813051">
                <text:p>699.284123813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43.9515565485">
                <text:p>1743.9515565485</text:p>
              </table:table-cell>
              <table:table-cell office:value-type="float" office:value="1395.1612452388">
                <text:p>1395.1612452388</text:p>
              </table:table-cell>
              <table:table-cell office:value-type="float" office:value="697.580622619398">
                <text:p>697.5806226193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39.72377654179">
                <text:p>1739.72377654179</text:p>
              </table:table-cell>
              <table:table-cell office:value-type="float" office:value="1391.77902123343">
                <text:p>1391.77902123343</text:p>
              </table:table-cell>
              <table:table-cell office:value-type="float" office:value="695.889510616716">
                <text:p>695.889510616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5.52659588987">
                <text:p>1735.52659588987</text:p>
              </table:table-cell>
              <table:table-cell office:value-type="float" office:value="1388.4212767119">
                <text:p>1388.4212767119</text:p>
              </table:table-cell>
              <table:table-cell office:value-type="float" office:value="694.210638355948">
                <text:p>694.2106383559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1.35964725022">
                <text:p>1731.35964725022</text:p>
              </table:table-cell>
              <table:table-cell office:value-type="float" office:value="1385.08771780018">
                <text:p>1385.08771780018</text:p>
              </table:table-cell>
              <table:table-cell office:value-type="float" office:value="692.543858900088">
                <text:p>692.543858900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27.22256942386">
                <text:p>1727.22256942386</text:p>
              </table:table-cell>
              <table:table-cell office:value-type="float" office:value="1381.77805553909">
                <text:p>1381.77805553909</text:p>
              </table:table-cell>
              <table:table-cell office:value-type="float" office:value="690.889027769543">
                <text:p>690.8890277695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23.11500722557">
                <text:p>1723.11500722557</text:p>
              </table:table-cell>
              <table:table-cell office:value-type="float" office:value="1378.49200578046">
                <text:p>1378.49200578046</text:p>
              </table:table-cell>
              <table:table-cell office:value-type="float" office:value="689.246002890229">
                <text:p>689.246002890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19.03661135433">
                <text:p>1719.03661135433</text:p>
              </table:table-cell>
              <table:table-cell office:value-type="float" office:value="1375.22928908346">
                <text:p>1375.22928908346</text:p>
              </table:table-cell>
              <table:table-cell office:value-type="float" office:value="687.614644541732">
                <text:p>687.6146445417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4.98703826938">
                <text:p>1714.98703826938</text:p>
              </table:table-cell>
              <table:table-cell office:value-type="float" office:value="1371.9896306155">
                <text:p>1371.9896306155</text:p>
              </table:table-cell>
              <table:table-cell office:value-type="float" office:value="685.994815307751">
                <text:p>685.9948153077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10.96595006848">
                <text:p>1710.96595006848</text:p>
              </table:table-cell>
              <table:table-cell office:value-type="float" office:value="1368.77276005478">
                <text:p>1368.77276005478</text:p>
              </table:table-cell>
              <table:table-cell office:value-type="float" office:value="684.386380027391">
                <text:p>684.386380027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6.97301436933">
                <text:p>1706.97301436933</text:p>
              </table:table-cell>
              <table:table-cell office:value-type="float" office:value="1365.57841149546">
                <text:p>1365.57841149546</text:p>
              </table:table-cell>
              <table:table-cell office:value-type="float" office:value="682.789205747731">
                <text:p>682.7892057477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03.00790419446">
                <text:p>1703.00790419446</text:p>
              </table:table-cell>
              <table:table-cell office:value-type="float" office:value="1362.40632335557">
                <text:p>1362.40632335557</text:p>
              </table:table-cell>
              <table:table-cell office:value-type="float" office:value="681.203161677786">
                <text:p>681.203161677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.07029785827">
                <text:p>1699.07029785827</text:p>
              </table:table-cell>
              <table:table-cell office:value-type="float" office:value="1359.25623828662">
                <text:p>1359.25623828662</text:p>
              </table:table-cell>
              <table:table-cell office:value-type="float" office:value="679.62811914331">
                <text:p>679.628119143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95.15987885829">
                <text:p>1695.15987885829</text:p>
              </table:table-cell>
              <table:table-cell office:value-type="float" office:value="1356.12790308663">
                <text:p>1356.12790308663</text:p>
              </table:table-cell>
              <table:table-cell office:value-type="float" office:value="678.063951543315">
                <text:p>678.0639515433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91.27633576709">
                <text:p>1691.27633576709</text:p>
              </table:table-cell>
              <table:table-cell office:value-type="float" office:value="1353.02106861367">
                <text:p>1353.02106861367</text:p>
              </table:table-cell>
              <table:table-cell office:value-type="float" office:value="676.510534306836">
                <text:p>676.5105343068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87.41936212919">
                <text:p>1687.41936212919</text:p>
              </table:table-cell>
              <table:table-cell office:value-type="float" office:value="1349.93548970336">
                <text:p>1349.93548970336</text:p>
              </table:table-cell>
              <table:table-cell office:value-type="float" office:value="674.967744851678">
                <text:p>674.967744851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83.588656359">
                <text:p>1683.588656359</text:p>
              </table:table-cell>
              <table:table-cell office:value-type="float" office:value="1346.8709250872">
                <text:p>1346.8709250872</text:p>
              </table:table-cell>
              <table:table-cell office:value-type="float" office:value="673.435462543601">
                <text:p>673.435462543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9.78392164168">
                <text:p>1679.78392164168</text:p>
              </table:table-cell>
              <table:table-cell office:value-type="float" office:value="1343.82713731334">
                <text:p>1343.82713731334</text:p>
              </table:table-cell>
              <table:table-cell office:value-type="float" office:value="671.91356865667">
                <text:p>671.91356865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6.00486583694">
                <text:p>1676.00486583694</text:p>
              </table:table-cell>
              <table:table-cell office:value-type="float" office:value="1340.80389266956">
                <text:p>1340.80389266956</text:p>
              </table:table-cell>
              <table:table-cell office:value-type="float" office:value="670.401946334778">
                <text:p>670.401946334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2.25120138435">
                <text:p>1672.25120138435</text:p>
              </table:table-cell>
              <table:table-cell office:value-type="float" office:value="1337.80096110748">
                <text:p>1337.80096110748</text:p>
              </table:table-cell>
              <table:table-cell office:value-type="float" office:value="668.900480553738">
                <text:p>668.9004805537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8.52264521173">
                <text:p>1668.52264521173</text:p>
              </table:table-cell>
              <table:table-cell office:value-type="float" office:value="1334.81811616939">
                <text:p>1334.81811616939</text:p>
              </table:table-cell>
              <table:table-cell office:value-type="float" office:value="667.409058084694">
                <text:p>667.409058084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64.81891864541">
                <text:p>1664.81891864541</text:p>
              </table:table-cell>
              <table:table-cell office:value-type="float" office:value="1331.85513491632">
                <text:p>1331.85513491632</text:p>
              </table:table-cell>
              <table:table-cell office:value-type="float" office:value="665.927567458162">
                <text:p>665.9275674581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1.13974732278">
                <text:p>1661.13974732278</text:p>
              </table:table-cell>
              <table:table-cell office:value-type="float" office:value="1328.91179785823">
                <text:p>1328.91179785823</text:p>
              </table:table-cell>
              <table:table-cell office:value-type="float" office:value="664.455898929113">
                <text:p>664.4558989291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7.4848611068">
                <text:p>1657.4848611068</text:p>
              </table:table-cell>
              <table:table-cell office:value-type="float" office:value="1325.98788888544">
                <text:p>1325.98788888544</text:p>
              </table:table-cell>
              <table:table-cell office:value-type="float" office:value="662.993944442718">
                <text:p>662.9939444427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3.85399400284">
                <text:p>1653.85399400284</text:p>
              </table:table-cell>
              <table:table-cell office:value-type="float" office:value="1323.08319520227">
                <text:p>1323.08319520227</text:p>
              </table:table-cell>
              <table:table-cell office:value-type="float" office:value="661.541597601136">
                <text:p>661.541597601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.24688407724">
                <text:p>1650.24688407724</text:p>
              </table:table-cell>
              <table:table-cell office:value-type="float" office:value="1320.1975072618">
                <text:p>1320.1975072618</text:p>
              </table:table-cell>
              <table:table-cell office:value-type="float" office:value="660.098753630898">
                <text:p>660.0987536308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46.66327337812">
                <text:p>1646.66327337812</text:p>
              </table:table-cell>
              <table:table-cell office:value-type="float" office:value="1317.3306187025">
                <text:p>1317.3306187025</text:p>
              </table:table-cell>
              <table:table-cell office:value-type="float" office:value="658.66530935125">
                <text:p>658.66530935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43.10290785767">
                <text:p>1643.10290785767</text:p>
              </table:table-cell>
              <table:table-cell office:value-type="float" office:value="1314.48232628614">
                <text:p>1314.48232628614</text:p>
              </table:table-cell>
              <table:table-cell office:value-type="float" office:value="657.24116314307">
                <text:p>657.241163143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9.56553729649">
                <text:p>1639.56553729649</text:p>
              </table:table-cell>
              <table:table-cell office:value-type="float" office:value="1311.6524298372">
                <text:p>1311.6524298372</text:p>
              </table:table-cell>
              <table:table-cell office:value-type="float" office:value="655.826214918598">
                <text:p>655.8262149185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36.0509152304">
                <text:p>1636.0509152304</text:p>
              </table:table-cell>
              <table:table-cell office:value-type="float" office:value="1308.84073218432">
                <text:p>1308.84073218432</text:p>
              </table:table-cell>
              <table:table-cell office:value-type="float" office:value="654.420366092161">
                <text:p>654.420366092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32.5587988768">
                <text:p>1632.5587988768</text:p>
              </table:table-cell>
              <table:table-cell office:value-type="float" office:value="1306.04703910144">
                <text:p>1306.04703910144</text:p>
              </table:table-cell>
              <table:table-cell office:value-type="float" office:value="653.023519550722">
                <text:p>653.0235195507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29.08894906622">
                <text:p>1629.08894906622</text:p>
              </table:table-cell>
              <table:table-cell office:value-type="float" office:value="1303.27115925297">
                <text:p>1303.27115925297</text:p>
              </table:table-cell>
              <table:table-cell office:value-type="float" office:value="651.635579626486">
                <text:p>651.6355796264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25.64113017183">
                <text:p>1625.64113017183</text:p>
              </table:table-cell>
              <table:table-cell office:value-type="float" office:value="1300.51290413746">
                <text:p>1300.51290413746</text:p>
              </table:table-cell>
              <table:table-cell office:value-type="float" office:value="650.256452068732">
                <text:p>650.256452068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2.21511004299">
                <text:p>1622.21511004299</text:p>
              </table:table-cell>
              <table:table-cell office:value-type="float" office:value="1297.77208803439">
                <text:p>1297.77208803439</text:p>
              </table:table-cell>
              <table:table-cell office:value-type="float" office:value="648.886044017196">
                <text:p>648.8860440171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18.81065993974">
                <text:p>1618.81065993974</text:p>
              </table:table-cell>
              <table:table-cell office:value-type="float" office:value="1295.04852795179">
                <text:p>1295.04852795179</text:p>
              </table:table-cell>
              <table:table-cell office:value-type="float" office:value="647.524263975896">
                <text:p>647.5242639758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15.42755446806">
                <text:p>1615.42755446806</text:p>
              </table:table-cell>
              <table:table-cell office:value-type="float" office:value="1292.34204357445">
                <text:p>1292.34204357445</text:p>
              </table:table-cell>
              <table:table-cell office:value-type="float" office:value="646.171021787225">
                <text:p>646.171021787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2.06557151781">
                <text:p>1612.06557151781</text:p>
              </table:table-cell>
              <table:table-cell office:value-type="float" office:value="1289.65245721425">
                <text:p>1289.65245721425</text:p>
              </table:table-cell>
              <table:table-cell office:value-type="float" office:value="644.826228607123">
                <text:p>644.8262286071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8.72449220104">
                <text:p>1608.72449220104</text:p>
              </table:table-cell>
              <table:table-cell office:value-type="float" office:value="1286.97959376083">
                <text:p>1286.97959376083</text:p>
              </table:table-cell>
              <table:table-cell office:value-type="float" office:value="643.489796880417">
                <text:p>643.4897968804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5.40410079255">
                <text:p>1605.40410079255</text:p>
              </table:table-cell>
              <table:table-cell office:value-type="float" office:value="1284.32328063404">
                <text:p>1284.32328063404</text:p>
              </table:table-cell>
              <table:table-cell office:value-type="float" office:value="642.161640317021">
                <text:p>642.161640317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2.10418467059">
                <text:p>1602.10418467059</text:p>
              </table:table-cell>
              <table:table-cell office:value-type="float" office:value="1281.68334773648">
                <text:p>1281.68334773648</text:p>
              </table:table-cell>
              <table:table-cell office:value-type="float" office:value="640.841673868238">
                <text:p>640.8416738682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98.82453426103">
                <text:p>1598.82453426103</text:p>
              </table:table-cell>
              <table:table-cell office:value-type="float" office:value="1279.05962740883">
                <text:p>1279.05962740883</text:p>
              </table:table-cell>
              <table:table-cell office:value-type="float" office:value="639.529813704414">
                <text:p>639.5298137044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95.5649429797">
                <text:p>1595.5649429797</text:p>
              </table:table-cell>
              <table:table-cell office:value-type="float" office:value="1276.45195438376">
                <text:p>1276.45195438376</text:p>
              </table:table-cell>
              <table:table-cell office:value-type="float" office:value="638.22597719188">
                <text:p>638.225977191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92.32520717945">
                <text:p>1592.32520717945</text:p>
              </table:table-cell>
              <table:table-cell office:value-type="float" office:value="1273.86016574356">
                <text:p>1273.86016574356</text:p>
              </table:table-cell>
              <table:table-cell office:value-type="float" office:value="636.930082871778">
                <text:p>636.9300828717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89.10512609554">
                <text:p>1589.10512609554</text:p>
              </table:table-cell>
              <table:table-cell office:value-type="float" office:value="1271.28410087643">
                <text:p>1271.28410087643</text:p>
              </table:table-cell>
              <table:table-cell office:value-type="float" office:value="635.642050438214">
                <text:p>635.6420504382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5.90450179386">
                <text:p>1585.90450179386</text:p>
              </table:table-cell>
              <table:table-cell office:value-type="float" office:value="1268.72360143508">
                <text:p>1268.72360143508</text:p>
              </table:table-cell>
              <table:table-cell office:value-type="float" office:value="634.361800717542">
                <text:p>634.3618007175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2.72313911985">
                <text:p>1582.72313911985</text:p>
              </table:table-cell>
              <table:table-cell office:value-type="float" office:value="1266.17851129588">
                <text:p>1266.17851129588</text:p>
              </table:table-cell>
              <table:table-cell office:value-type="float" office:value="633.089255647939">
                <text:p>633.089255647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9.56084564814">
                <text:p>1579.56084564814</text:p>
              </table:table-cell>
              <table:table-cell office:value-type="float" office:value="1263.64867651851">
                <text:p>1263.64867651851</text:p>
              </table:table-cell>
              <table:table-cell office:value-type="float" office:value="631.824338259257">
                <text:p>631.824338259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ChartDash_20_1" draw:display-name="ChartDash 1" draw:style="rect" draw:dots1="1" draw:dots1-length="0.02cm" draw:dots2="1" draw:dots2-length="0.02cm" draw:distance="0.02cm"/>
  </office:styles>
</office:document-styles>
</file>